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08000000E8C27C26F34F8ACE8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2" svg:font-family="Arial" style:font-adornments="Gra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style>
    <style:style style:name="Tableau3.A" style:family="table-column">
      <style:table-column-properties style:column-width="4.128cm" style:rel-column-width="15899*"/>
    </style:style>
    <style:style style:name="Tableau3.B" style:family="table-column">
      <style:table-column-properties style:column-width="12.885cm" style:rel-column-width="49636*"/>
    </style:style>
    <style:style style:name="Tableau3.A1" style:family="table-cell">
      <style:table-cell-properties fo:padding="0.097cm" fo:border="none"/>
    </style:style>
    <style:style style:name="Tableau3.B5" style:family="table-cell">
      <style:table-cell-properties style:vertical-align="bottom" fo:padding="0.097cm" fo:border="none"/>
    </style:style>
    <style:style style:name="Tableau3.6" style:family="table-row">
      <style:table-row-properties style:min-row-height="0.704cm"/>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1" style:family="table">
      <style:table-properties style:width="16.933cm" fo:margin-left="0.028cm" fo:margin-right="0.039cm" table:align="margins" style:writing-mode="lr-tb"/>
    </style:style>
    <style:style style:name="Tableau1.A" style:family="table-column">
      <style:table-column-properties style:column-width="2.499cm" style:rel-column-width="9673*"/>
    </style:style>
    <style:style style:name="Tableau1.B" style:family="table-column">
      <style:table-column-properties style:column-width="3.41cm" style:rel-column-width="13195*"/>
    </style:style>
    <style:style style:name="Tableau1.C" style:family="table-column">
      <style:table-column-properties style:column-width="3.498cm" style:rel-column-width="13537*"/>
    </style:style>
    <style:style style:name="Tableau1.D" style:family="table-column">
      <style:table-column-properties style:column-width="7.527cm" style:rel-column-width="29130*"/>
    </style:style>
    <style:style style:name="Tableau1.1" style:family="table-row">
      <style:table-row-properties style:row-height="0.794cm" fo:keep-together="auto"/>
    </style:style>
    <style:style style:name="Tableau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au1.B1" style:family="table-cell">
      <style:table-cell-properties style:vertical-align="middle" fo:padding-left="0.123cm" fo:padding-right="0.123cm" fo:padding-top="0cm" fo:padding-bottom="0cm" fo:border-left="0.5pt solid #000000" fo:border-right="none" fo:border-top="1pt solid #000000" fo:border-bottom="1pt solid #000000" style:writing-mode="lr-tb"/>
    </style:style>
    <style:style style:name="Tableau1.D1" style:family="table-cell">
      <style:table-cell-properties style:vertical-align="middle" fo:padding-left="0.123cm" fo:padding-right="0.123cm" fo:padding-top="0cm" fo:padding-bottom="0cm" fo:border-left="0.5pt solid #000000" fo:border-right="1pt solid #000000" fo:border-top="1pt solid #000000" fo:border-bottom="1pt solid #000000" style:writing-mode="lr-tb"/>
    </style:style>
    <style:style style:name="Tableau1.2" style:family="table-row">
      <style:table-row-properties fo:keep-together="auto"/>
    </style:style>
    <style:style style:name="Tableau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3" style:family="table-row">
      <style:table-row-properties style:min-row-height="0.67cm" fo:keep-together="auto"/>
    </style:style>
    <style:style style:name="Tableau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013cm" fo:margin-left="0cm" fo:margin-right="-0.012cm" fo:break-before="page" table:align="margins"/>
    </style:style>
    <style:style style:name="Tableau5.A" style:family="table-column">
      <style:table-column-properties style:column-width="16.722cm" style:rel-column-width="64413*"/>
    </style:style>
    <style:style style:name="Tableau5.B" style:family="table-column">
      <style:table-column-properties style:column-width="0.291cm" style:rel-column-width="1122*"/>
    </style:style>
    <style:style style:name="Tableau5.A1" style:family="table-cell">
      <style:table-cell-properties fo:padding="0.097cm" fo:border="none"/>
    </style:style>
    <style:style style:name="Tableau6" style:family="table">
      <style:table-properties style:width="17.044cm" fo:margin-left="-0.03cm" fo:margin-right="-0.014cm" table:align="margins" style:writing-mode="lr-tb"/>
    </style:style>
    <style:style style:name="Tableau6.A" style:family="table-column">
      <style:table-column-properties style:column-width="1.191cm" style:rel-column-width="4577*"/>
    </style:style>
    <style:style style:name="Tableau6.B" style:family="table-column">
      <style:table-column-properties style:column-width="1.849cm" style:rel-column-width="7107*"/>
    </style:style>
    <style:style style:name="Tableau6.C" style:family="table-column">
      <style:table-column-properties style:column-width="4.935cm" style:rel-column-width="18976*"/>
    </style:style>
    <style:style style:name="Tableau6.D" style:family="table-column">
      <style:table-column-properties style:column-width="1.812cm" style:rel-column-width="6965*"/>
    </style:style>
    <style:style style:name="Tableau6.E" style:family="table-column">
      <style:table-column-properties style:column-width="1.482cm" style:rel-column-width="5696*"/>
    </style:style>
    <style:style style:name="Tableau6.F" style:family="table-column">
      <style:table-column-properties style:column-width="1.829cm" style:rel-column-width="7032*"/>
    </style:style>
    <style:style style:name="Tableau6.G" style:family="table-column">
      <style:table-column-properties style:column-width="1.808cm" style:rel-column-width="6951*"/>
    </style:style>
    <style:style style:name="Tableau6.H" style:family="table-column">
      <style:table-column-properties style:column-width="2.141cm" style:rel-column-width="8231*"/>
    </style:style>
    <style:style style:name="Tableau6.1" style:family="table-row">
      <style:table-row-properties fo:keep-together="always"/>
    </style:style>
    <style:style style:name="Tableau6.A1" style:family="table-cell">
      <style:table-cell-properties style:vertical-align="middle" fo:background-color="#2a9bb5"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au6.C1" style:family="table-cell">
      <style:table-cell-properties style:vertical-align="middle" fo:background-color="#2a9bb5" fo:padding-left="0.123cm" fo:padding-right="0.123cm" fo:padding-top="0cm" fo:padding-bottom="0cm" fo:border-left="0.5pt solid #000000" fo:border-right="none" fo:border-top="1pt solid #000000" fo:border-bottom="1pt solid #000000" style:writing-mode="lr-tb">
        <style:background-image/>
      </style:table-cell-properties>
    </style:style>
    <style:style style:name="Tableau6.H1" style:family="table-cell">
      <style:table-cell-properties style:vertical-align="middle" fo:background-color="#2a9bb5" fo:padding-left="0.123cm" fo:padding-right="0.123cm" fo:padding-top="0cm" fo:padding-bottom="0cm" fo:border-left="0.5pt solid #000000" fo:border-right="1pt solid #000000" fo:border-top="1pt solid #000000" fo:border-bottom="1pt solid #000000" style:writing-mode="lr-tb">
        <style:background-image/>
      </style:table-cell-properties>
    </style:style>
    <style:style style:name="Tableau6.2" style:family="table-row">
      <style:table-row-properties style:min-row-height="0.6cm" fo:keep-together="always"/>
    </style:style>
    <style:style style:name="Tableau6.A2" style:family="table-cell">
      <style:table-cell-properties style:vertical-align="top" fo:padding-left="0.123cm" fo:padding-right="0.123cm" fo:padding-top="0cm" fo:padding-bottom="0cm" fo:border-left="1pt solid #000000" fo:border-right="1pt solid #000000" fo:border-top="1pt solid #000000" fo:border-bottom="0.5pt solid #000000" style:writing-mode="lr-tb"/>
    </style:style>
    <style:style style:name="Tableau6.A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D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4"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 style:family="table-cell" style:data-style-name="N100">
      <style:table-cell-properties style:vertical-align="top" fo:background-color="#e6e6e6"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leau6.A8" style:family="table-cell" style:data-style-name="N100">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 style:family="table-cell" style:data-style-name="N100">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9" style:family="table-cell" style:data-style-name="N100">
      <style:table-cell-properties style:vertical-align="top" fo:padding-left="0.123cm" fo:padding-right="0.123cm" fo:padding-top="0cm" fo:padding-bottom="0cm" fo:border-left="1pt solid #000000" fo:border-right="none" fo:border-top="none" fo:border-bottom="1pt solid #000000" style:writing-mode="lr-tb"/>
    </style:style>
    <style:style style:name="Tableau6.B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3" style:family="table-cell" style:data-style-name="N0">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1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14" style:family="table-cell" style:data-style-name="N0">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1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1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15" style:family="table-cell">
      <style:table-cell-properties style:vertical-align="top" fo:background-color="#e6e6e6" fo:padding-left="0.123cm" fo:padding-right="0.123cm" fo:padding-top="0cm" fo:padding-bottom="0cm" fo:border-left="1pt solid #000000" fo:border-right="1pt solid #000000" fo:border-top="1pt solid #000000" fo:border-bottom="0.5pt solid #000000" style:writing-mode="lr-tb">
        <style:background-image/>
      </style:table-cell-properties>
    </style:style>
    <style:style style:name="Tableau6.A16"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16"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16"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17"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17"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17"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1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1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18"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19"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19"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19"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0"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20"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2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D2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2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2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20"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20"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2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2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2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D2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E2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F2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G2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H21" style:family="table-cell">
      <style:table-cell-properties style:vertical-align="top" fo:background-color="transparent"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6.A2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2"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3"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23"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23"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D23"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23"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23"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23"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23"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24"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24"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24"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D24"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E24"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F24"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G24"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H24" style:family="table-cell">
      <style:table-cell-properties style:vertical-align="top" fo:background-color="transparent"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6.A25" style:family="table-cell">
      <style:table-cell-properties style:vertical-align="top" fo:background-color="#e6e6e6" fo:padding-left="0.123cm" fo:padding-right="0.123cm" fo:padding-top="0cm" fo:padding-bottom="0cm" fo:border-left="1pt solid #000000" fo:border-right="1pt solid #000000" fo:border-top="0.5pt solid #000000" fo:border-bottom="0.5pt solid #000000" style:writing-mode="lr-tb">
        <style:background-image/>
      </style:table-cell-properties>
    </style:style>
    <style:style style:name="Tableau6.A26"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6"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6"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7"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7"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7"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28"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28"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29"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29"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D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29"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29" style:family="table-cell" style:data-style-name="N0">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3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3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3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B3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6.C3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6.D3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E3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F3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G31" style:family="table-cell">
      <style:table-cell-properties style:vertical-align="top" fo:background-color="transparent" fo:padding-left="0.123cm" fo:padding-right="0.123cm" fo:padding-top="0cm" fo:padding-bottom="0cm" fo:border-left="0.5pt solid #000000" fo:border-right="none" fo:border-top="1pt solid #000000" fo:border-bottom="0.5pt solid #000000" style:writing-mode="lr-tb">
        <style:background-image/>
      </style:table-cell-properties>
    </style:style>
    <style:style style:name="Tableau6.H31" style:family="table-cell">
      <style:table-cell-properties style:vertical-align="top" fo:background-color="transparent" fo:padding-left="0.123cm" fo:padding-right="0.123cm" fo:padding-top="0cm" fo:padding-bottom="0cm" fo:border-left="0.5pt solid #000000" fo:border-right="1pt solid #000000" fo:border-top="1pt solid #000000" fo:border-bottom="0.5pt solid #000000" style:writing-mode="lr-tb">
        <style:background-image/>
      </style:table-cell-properties>
    </style:style>
    <style:style style:name="Tableau6.A3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E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F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G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H32"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6.A3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B3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6.C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E3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F3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G3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H33" style:family="table-cell">
      <style:table-cell-properties style:vertical-align="middle" fo:padding-left="0.123cm" fo:padding-right="0.123cm" fo:padding-top="0cm" fo:padding-bottom="0cm" fo:border-left="0.5pt solid #000000" fo:border-right="1pt solid #000000" fo:border-top="0.5pt solid #000000" fo:border-bottom="0.5pt solid #000000" style:writing-mode="lr-tb"/>
    </style:style>
    <style:style style:name="Tableau6.A3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B34"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eau6.C3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D3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E3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F3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G3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au6.H34" style:family="table-cell">
      <style:table-cell-properties style:vertical-align="top" fo:padding-left="0.123cm" fo:padding-right="0.123cm" fo:padding-top="0cm" fo:padding-bottom="0cm" fo:border-left="0.5pt solid #000000" fo:border-right="1pt solid #000000" fo:border-top="0.5pt solid #000000" fo:border-bottom="1pt solid #000000" style:writing-mode="lr-tb"/>
    </style:style>
    <style:style style:name="Tableau6.A3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3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3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3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3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3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3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3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3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3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3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3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3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3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3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3" style:family="table-cell">
      <style:table-cell-properties style:vertical-align="top" fo:background-color="#e6e6e6"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leau6.A4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4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4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4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4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4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4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4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4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3"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5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5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5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5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5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5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5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5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3"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6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6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6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6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6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6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6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6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1" style:family="table-cell">
      <style:table-cell-properties style:vertical-align="top" fo:background-color="#dddddd"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leau6.A7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3"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7"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7"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7"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8"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7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79"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7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7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7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7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79"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79"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0"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1"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1"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1"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2"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3" style:family="table-cell">
      <style:table-cell-properties style:vertical-align="top" fo:background-color="#dddddd" fo:padding-left="0.123cm" fo:padding-right="0.123cm" fo:padding-top="0cm" fo:padding-bottom="0cm" fo:border-left="1pt solid #000000" fo:border-right="1pt solid #000000" fo:border-top="none" fo:border-bottom="1pt solid #000000" style:writing-mode="lr-tb">
        <style:background-image/>
      </style:table-cell-properties>
    </style:style>
    <style:style style:name="Tableau6.A8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4"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4"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4"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5"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6.A8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B86"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6.C8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D8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E8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F8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G86"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6.H86"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12" style:family="table">
      <style:table-properties style:width="17.013cm" fo:margin-left="0cm" fo:margin-right="-0.012cm" table:align="margins"/>
    </style:style>
    <style:style style:name="Tableau12.A" style:family="table-column">
      <style:table-column-properties style:column-width="17.013cm" style:rel-column-width="65535*"/>
    </style:style>
    <style:style style:name="Tableau12.A1" style:family="table-cell">
      <style:table-cell-properties fo:padding="0.097cm" fo:border="none"/>
    </style:style>
    <style:style style:name="Tableau7" style:family="table">
      <style:table-properties style:width="17.016cm" fo:margin-left="-0.002cm" fo:margin-right="-0.014cm" fo:break-before="auto" fo:break-after="auto" table:align="margins" fo:background-color="transparent" fo:keep-with-next="auto" style:may-break-between-rows="true" style:writing-mode="lr-tb" table:border-model="collapsing">
        <style:background-image/>
      </style:table-properties>
    </style:style>
    <style:style style:name="Tableau7.A" style:family="table-column">
      <style:table-column-properties style:column-width="0.132cm" style:rel-column-width="509*"/>
    </style:style>
    <style:style style:name="Tableau7.B" style:family="table-column">
      <style:table-column-properties style:column-width="1.588cm" style:rel-column-width="6113*"/>
    </style:style>
    <style:style style:name="Tableau7.C" style:family="table-column">
      <style:table-column-properties style:column-width="5.879cm" style:rel-column-width="22642*"/>
    </style:style>
    <style:style style:name="Tableau7.D" style:family="table-column">
      <style:table-column-properties style:column-width="1.896cm" style:rel-column-width="7302*"/>
    </style:style>
    <style:style style:name="Tableau7.E" style:family="table-column">
      <style:table-column-properties style:column-width="1.529cm" style:rel-column-width="5889*"/>
    </style:style>
    <style:style style:name="Tableau7.F" style:family="table-column">
      <style:table-column-properties style:column-width="1.822cm" style:rel-column-width="7017*"/>
    </style:style>
    <style:style style:name="Tableau7.G" style:family="table-column">
      <style:table-column-properties style:column-width="1.706cm" style:rel-column-width="6569*"/>
    </style:style>
    <style:style style:name="Tableau7.H" style:family="table-column">
      <style:table-column-properties style:column-width="2.466cm" style:rel-column-width="9494*"/>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00ccff" fo:padding="0.097cm" fo:border-left="0.05pt solid #000000" fo:border-right="none" fo:border-top="0.05pt solid #000000" fo:border-bottom="0.05pt solid #000000" style:writing-mode="page">
        <style:background-image/>
      </style:table-cell-properties>
    </style:style>
    <style:style style:name="Tableau7.H1" style:family="table-cell">
      <style:table-cell-properties style:vertical-align="" fo:background-color="#00ccff" fo:padding="0.097cm" fo:border="0.05pt solid #000000" style:writing-mode="page">
        <style:background-image/>
      </style:table-cell-properties>
    </style:style>
    <style:style style:name="Tableau7.2" style:family="table-row">
      <style:table-row-properties style:min-row-height="0.6cm" fo:keep-together="auto"/>
    </style:style>
    <style:style style:name="Tableau7.A2" style:family="table-cell">
      <style:table-cell-properties style:vertical-align="" fo:background-color="#cccccc" fo:padding="0.097cm" fo:border-left="0.05pt solid #000000" fo:border-right="none" fo:border-top="none" fo:border-bottom="0.05pt solid #000000" style:writing-mode="page">
        <style:background-image/>
      </style:table-cell-properties>
    </style:style>
    <style:style style:name="Tableau7.3" style:family="table-row">
      <style:table-row-properties style:min-row-height="0.6cm" fo:background-color="transparent" fo:keep-together="auto">
        <style:background-image/>
      </style:table-row-properties>
    </style:style>
    <style:style style:name="Tableau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au7.D3" style:family="table-cell">
      <style:table-cell-properties style:vertical-align="" fo:background-color="transparent" fo:padding="0.097cm" fo:border="0.05pt solid #000000" style:writing-mode="page">
        <style:background-image/>
      </style:table-cell-properties>
    </style:style>
    <style:style style:name="Tableau7.E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7.H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7.F8" style:family="table-cell" style:data-style-name="N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7.H14" style:family="table-cell" style:data-style-name="N0">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8" style:family="table">
      <style:table-properties style:width="16.96cm" fo:margin-left="0cm" fo:margin-right="0.041cm" table:align="margins" style:writing-mode="lr-tb"/>
    </style:style>
    <style:style style:name="Tableau8.A" style:family="table-column">
      <style:table-column-properties style:column-width="16.96cm" style:rel-column-width="65535*"/>
    </style:style>
    <style:style style:name="Tableau8.1" style:family="table-row">
      <style:table-row-properties fo:keep-together="auto"/>
    </style:style>
    <style:style style:name="Tableau8.A1" style:family="table-cell">
      <style:table-cell-properties style:vertical-align="middle" fo:padding-left="0.123cm" fo:padding-right="0.123cm" fo:padding-top="0cm" fo:padding-bottom="0cm" fo:border="0.5pt solid #000000" style:writing-mode="lr-tb"/>
    </style:style>
    <style:style style:name="Tableau8.A2" style:family="table-cell">
      <style:table-cell-properties style:vertical-align="middle" fo:background-color="#2a9bb5"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4" style:family="table-row">
      <style:table-row-properties style:min-row-height="0.633cm" fo:keep-together="auto"/>
    </style:style>
    <style:style style:name="Tableau8.A4" style:family="table-cell">
      <style:table-cell-properties style:vertical-align="middle" fo:background-color="#2a9bb5" fo:padding-left="0.123cm" fo:padding-right="0.123cm" fo:padding-top="0cm" fo:padding-bottom="0cm" fo:border="0.5pt solid #000000" style:writing-mode="lr-tb">
        <style:background-image/>
      </style:table-cell-properties>
    </style:style>
    <style:style style:name="Tableau8.5" style:family="table-row">
      <style:table-row-properties style:min-row-height="0.185cm" fo:keep-together="auto"/>
    </style:style>
    <style:style style:name="Tableau8.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8" style:family="table-row">
      <style:table-row-properties style:min-row-height="0.713cm" fo:keep-together="auto"/>
    </style:style>
    <style:style style:name="Tableau8.9" style:family="table-row">
      <style:table-row-properties style:min-row-height="1.032cm" fo:keep-together="auto"/>
    </style:style>
    <style:style style:name="Tableau8.A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10" style:family="table-row">
      <style:table-row-properties style:min-row-height="0.688cm" fo:keep-together="auto"/>
    </style:style>
    <style:style style:name="Tableau8.11" style:family="table-row">
      <style:table-row-properties style:min-row-height="1.72cm" fo:keep-together="auto"/>
    </style:style>
    <style:style style:name="Tableau8.A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7cm" table:align="margins"/>
    </style:style>
    <style:style style:name="Tableau9.A" style:family="table-column">
      <style:table-column-properties style:column-width="4.352cm" style:rel-column-width="16774*"/>
    </style:style>
    <style:style style:name="Tableau9.B" style:family="table-column">
      <style:table-column-properties style:column-width="12.649cm" style:rel-column-width="48761*"/>
    </style:style>
    <style:style style:name="Tableau9.A1" style:family="table-cell">
      <style:table-cell-properties fo:background-color="#2a9bb5" fo:padding="0.097cm" fo:border="0.05pt solid #000000">
        <style:background-image/>
      </style:table-cell-properties>
    </style:style>
    <style:style style:name="Tableau9.A2" style:family="table-cell">
      <style:table-cell-properties fo:background-color="#8dc1d4"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table-row-properties style:min-row-height="3.415cm"/>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none"/>
    </style:style>
    <style:style style:name="Tableau10" style:family="table">
      <style:table-properties style:width="17.013cm" fo:margin-left="0cm" table:align="left"/>
    </style:style>
    <style:style style:name="Tableau10.A" style:family="table-column">
      <style:table-column-properties style:column-width="2.037cm"/>
    </style:style>
    <style:style style:name="Tableau10.B" style:family="table-column">
      <style:table-column-properties style:column-width="14.975cm"/>
    </style:style>
    <style:style style:name="Tableau10.A1" style:family="table-cell">
      <style:table-cell-properties fo:padding="0.097cm" fo:border="none"/>
    </style:style>
    <style:style style:name="P1" style:family="paragraph" style:parent-style-name="Table_20_Contents">
      <style:paragraph-properties fo:text-align="end" style:justify-single-word="false"/>
      <style:text-properties fo:font-size="11pt" fo:font-weight="bold" officeooo:paragraph-rsid="0019f5c6" style:font-size-asian="11pt" style:font-weight-asian="bold" style:font-size-complex="11pt" style:font-weight-complex="bold"/>
    </style:style>
    <style:style style:name="P2" style:family="paragraph" style:parent-style-name="Header">
      <style:paragraph-properties fo:text-align="center" style:justify-single-word="false"/>
    </style:style>
    <style:style style:name="P3" style:family="paragraph" style:parent-style-name="Header">
      <style:paragraph-properties fo:margin-left="0.115cm" fo:margin-right="0.009cm" fo:text-align="start" style:justify-single-word="false"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4" style:family="paragraph" style:parent-style-name="Header">
      <style:paragraph-properties fo:margin-left="-0.123cm" fo:margin-right="0cm" fo:text-indent="0cm" style:auto-text-indent="false" style:snap-to-layout-grid="false">
        <style:tab-stops>
          <style:tab-stop style:position="8.124cm" style:type="center"/>
          <style:tab-stop style:position="16.125cm" style:type="right"/>
        </style:tab-stops>
      </style:paragraph-properties>
      <style:text-properties fo:font-size="11pt" fo:font-weight="normal" style:font-size-asian="11pt" style:font-weight-asian="normal" style:font-size-complex="11pt" style:font-weight-complex="normal"/>
    </style:style>
    <style:style style:name="P5" style:family="paragraph" style:parent-style-name="Header">
      <style:paragraph-properties fo:margin-left="0.062cm" fo:margin-right="0.009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6"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font-size-asian="10pt" style:font-size-complex="10pt"/>
    </style:style>
    <style:style style:name="P7" style:family="paragraph" style:parent-style-name="Table_20_Contents">
      <style:text-properties fo:language="fr" fo:country="FR" officeooo:rsid="002d4d40" officeooo:paragraph-rsid="002d4d40"/>
    </style:style>
    <style:style style:name="P8" style:family="paragraph" style:parent-style-name="Header">
      <style:paragraph-properties fo:margin-left="0cm" fo:margin-right="0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9" style:family="paragraph" style:parent-style-name="Standard">
      <style:text-properties officeooo:rsid="002d809e" officeooo:paragraph-rsid="002d809e"/>
    </style:style>
    <style:style style:name="P10" style:family="paragraph" style:parent-style-name="Standard">
      <style:paragraph-properties fo:margin-left="0.247cm" fo:margin-right="0.009cm" fo:text-align="justify" style:justify-single-word="false" fo:text-indent="0cm" style:auto-text-indent="false"/>
      <style:text-properties fo:color="#000000" fo:font-size="3pt" fo:font-weight="normal" style:font-size-asian="3pt" style:font-weight-asian="normal" style:font-size-complex="3pt" style:font-weight-complex="normal"/>
    </style:style>
    <style:style style:name="P11"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2" style:family="paragraph" style:parent-style-name="Standard" style:list-style-name="L1">
      <style:paragraph-properties fo:margin-left="0.25cm" fo:margin-right="0cm" fo:margin-top="0.101cm" fo:margin-bottom="0.101cm" loext:contextual-spacing="false" fo:text-align="justify" style:justify-single-word="false" fo:text-indent="0cm" style:auto-text-indent="false"/>
      <style:text-properties fo:color="#000000" fo:font-size="11pt" style:font-size-asian="11pt" style:font-size-complex="11pt"/>
    </style:style>
    <style:style style:name="P13"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14" style:family="paragraph" style:parent-style-name="Standard">
      <loext:graphic-properties draw:fill="solid" draw:fill-color="#ffffcc" draw:opacity="100%"/>
      <style:paragraph-properties fo:margin-left="0.25cm" fo:margin-right="0cm" fo:text-align="justify" style:justify-single-word="false" fo:text-indent="0cm" style:auto-text-indent="false" fo:background-color="#ffffcc" style:snap-to-layout-grid="false"/>
      <style:text-properties fo:color="#2300dc" fo:font-size="11pt" fo:font-weight="normal" style:font-size-asian="11pt" style:font-weight-asian="normal" style:font-size-complex="11pt" style:font-weight-complex="normal"/>
    </style:style>
    <style:style style:name="P15"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2300dc" fo:font-size="11pt" fo:font-weight="bold" style:font-size-asian="11pt" style:font-weight-asian="bold" style:font-size-complex="11pt" style:font-weight-complex="bold"/>
    </style:style>
    <style:style style:name="P16"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ff" fo:font-size="11pt" fo:font-weight="bold" style:font-size-asian="11pt" style:font-weight-asian="bold" style:font-size-complex="11pt" style:font-weight-complex="bold"/>
    </style:style>
    <style:style style:name="P17"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8" style:family="paragraph" style:parent-style-name="Standard">
      <style:text-properties fo:color="#000000" fo:font-size="11pt" fo:font-weight="bold" officeooo:rsid="002d809e" officeooo:paragraph-rsid="002d809e" style:font-size-asian="11pt" style:font-weight-asian="bold" style:font-size-complex="11pt" style:font-weight-complex="bold"/>
    </style:style>
    <style:style style:name="P19" style:family="paragraph" style:parent-style-name="Standard">
      <style:text-properties officeooo:rsid="002e5e2a" officeooo:paragraph-rsid="002e5e2a"/>
    </style:style>
    <style:style style:name="P20"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21" style:family="paragraph" style:parent-style-name="Standard" style:list-style-name="L2">
      <style:paragraph-properties fo:margin-top="0.199cm" fo:margin-bottom="0cm" loext:contextual-spacing="false" fo:text-align="justify" style:justify-single-word="false"/>
      <style:text-properties fo:color="#0000ff" fo:font-size="11pt" fo:font-weight="normal" style:font-size-asian="11pt" style:font-weight-asian="normal" style:font-size-complex="11pt" style:font-weight-complex="normal"/>
    </style:style>
    <style:style style:name="P22"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00" fo:font-size="11pt" fo:font-weight="bold" fo:background-color="transparent" style:font-size-asian="11pt" style:font-weight-asian="bold" style:font-size-complex="11pt" style:font-weight-complex="bold"/>
    </style:style>
    <style:style style:name="P23" style:family="paragraph" style:parent-style-name="Standard">
      <style:paragraph-properties fo:margin-left="0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24"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2300dc" fo:font-size="11pt" fo:font-weight="bold" fo:background-color="transparent" style:font-size-asian="11pt" style:font-weight-asian="bold" style:font-size-complex="11pt" style:font-weight-complex="bold"/>
    </style:style>
    <style:style style:name="P25" style:family="paragraph" style:parent-style-name="Standard" style:list-style-name="L2">
      <style:paragraph-properties fo:margin-top="0.199cm" fo:margin-bottom="0cm" loext:contextual-spacing="false" fo:text-align="justify" style:justify-single-word="false"/>
      <style:text-properties fo:color="#2300dc" fo:font-size="11pt" fo:font-weight="bold" fo:background-color="transparent" style:font-size-asian="11pt" style:font-weight-asian="bold" style:font-size-complex="11pt" style:font-weight-complex="bold"/>
    </style:style>
    <style:style style:name="P26" style:family="paragraph" style:parent-style-name="Standard">
      <style:paragraph-properties fo:margin-left="0.247cm" fo:margin-right="0.009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27"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28" style:family="paragraph" style:parent-style-name="Standard">
      <loext:graphic-properties draw:fill="solid" draw:fill-color="#ffffcc" draw:opacity="100%"/>
      <style:paragraph-properties fo:margin-left="0.25cm" fo:margin-right="0cm" fo:margin-top="0.101cm" fo:margin-bottom="0cm" loext:contextual-spacing="false" fo:text-align="justify" style:justify-single-word="false" fo:text-indent="0cm" style:auto-text-indent="false" fo:background-color="#ffffcc" style:snap-to-layout-grid="false">
        <style:tab-stops>
          <style:tab-stop style:position="16.484cm"/>
        </style:tab-stops>
      </style:paragraph-properties>
      <style:text-properties fo:color="#2300dc" fo:font-size="11pt" fo:font-weight="bold" style:font-size-asian="11pt" style:font-weight-asian="bold" style:font-size-complex="11pt" style:font-weight-complex="bold"/>
    </style:style>
    <style:style style:name="P29"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2300dc" style:font-name="Times New Roman" fo:font-size="11pt" fo:font-weight="bold" style:font-name-asian="Times New Roman" style:font-size-asian="11pt" style:font-weight-asian="bold" style:font-name-complex="Times New Roman" style:font-size-complex="11pt" style:font-weight-complex="bold"/>
    </style:style>
    <style:style style:name="P30"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31"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1pt" fo:font-weight="normal" style:font-name-asian="Times New Roman" style:font-size-asian="11pt" style:font-weight-asian="normal" style:font-name-complex="Times New Roman" style:font-size-complex="11pt" style:font-weight-complex="normal"/>
    </style:style>
    <style:style style:name="P32"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3" style:family="paragraph" style:parent-style-name="Standard">
      <style:paragraph-properties fo:margin-left="0.247cm" fo:margin-right="0.088cm" fo:margin-top="0.199cm" fo:margin-bottom="0cm" loext:contextual-spacing="false" fo:text-indent="0cm" style:auto-text-indent="false" style:snap-to-layout-grid="false"/>
      <style:text-properties fo:color="#0000ff" fo:font-size="11pt" fo:font-weight="normal" style:font-size-asian="11pt" style:font-weight-asian="normal" style:font-size-complex="11pt" style:font-weight-complex="normal"/>
    </style:style>
    <style:style style:name="P34" style:family="paragraph" style:parent-style-name="Standard">
      <style:paragraph-properties fo:margin-left="0.25cm" fo:margin-right="0cm"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35"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36" style:family="paragraph" style:parent-style-name="Standard">
      <style:paragraph-properties fo:margin-left="0.25cm" fo:margin-right="-1cm" fo:text-indent="0cm" style:auto-text-indent="false" style:snap-to-layout-grid="false"/>
      <style:text-properties fo:color="#000000" fo:font-size="11pt" style:font-size-asian="11pt" style:font-size-complex="11pt"/>
    </style:style>
    <style:style style:name="P37" style:family="paragraph" style:parent-style-name="Standard">
      <style:paragraph-properties fo:margin-left="0.25cm" fo:margin-right="-1cm" fo:text-indent="0cm" style:auto-text-indent="false" style:snap-to-layout-grid="false"/>
    </style:style>
    <style:style style:name="P38" style:family="paragraph" style:parent-style-name="Table_20_Contents">
      <style:text-properties fo:color="#000000" style:font-name="Times New Roman" fo:font-size="11pt" officeooo:rsid="002d809e" officeooo:paragraph-rsid="002d809e" style:font-size-asian="11pt" style:font-size-complex="11pt"/>
    </style:style>
    <style:style style:name="P39" style:family="paragraph" style:parent-style-name="Table_20_Contents">
      <style:text-properties officeooo:rsid="002d809e" officeooo:paragraph-rsid="002d809e"/>
    </style:style>
    <style:style style:name="P40" style:family="paragraph" style:parent-style-name="Table_20_Contents">
      <style:paragraph-properties fo:margin-left="0.088cm" fo:margin-right="0.009cm" fo:text-align="justify" style:justify-single-word="false" fo:text-indent="0cm" style:auto-text-indent="false"/>
      <style:text-properties fo:color="#0000ff" style:font-name="Times New Roman" fo:font-size="11pt" style:font-size-asian="11pt" style:font-size-complex="11pt"/>
    </style:style>
    <style:style style:name="P41" style:family="paragraph" style:parent-style-name="Table_20_Contents">
      <style:text-properties fo:color="#000000" style:font-name="Times New Roman" fo:font-size="11pt" fo:font-style="italic" fo:font-weight="normal" officeooo:rsid="002d809e" officeooo:paragraph-rsid="002d809e" style:font-size-asian="11pt" style:font-style-asian="italic" style:font-weight-asian="normal" style:font-size-complex="11pt" style:font-style-complex="italic" style:font-weight-complex="normal"/>
    </style:style>
    <style:style style:name="P42" style:family="paragraph" style:parent-style-name="Table_20_Contents">
      <style:paragraph-properties fo:text-align="justify" style:justify-single-word="false"/>
      <style:text-properties fo:color="#000000" style:font-name="Times New Roman" fo:font-size="3pt" style:font-size-asian="3pt" style:font-size-complex="3pt"/>
    </style:style>
    <style:style style:name="P43" style:family="paragraph" style:parent-style-name="Standard">
      <style:paragraph-properties fo:text-align="start" style:justify-single-word="false"/>
      <style:text-properties fo:color="#000000" style:font-name="Arial" fo:font-size="10pt" officeooo:rsid="0066fef8" officeooo:paragraph-rsid="0036a3f3" fo:background-color="transparent" style:font-size-asian="10pt" style:font-size-complex="10pt"/>
    </style:style>
    <style:style style:name="P44" style:family="paragraph" style:parent-style-name="Table_20_Contents">
      <style:text-properties fo:color="#000000" style:font-name="Times New Roman" fo:font-size="11pt" style:font-size-asian="11pt" style:font-size-complex="11pt"/>
    </style:style>
    <style:style style:name="P45" style:family="paragraph" style:parent-style-name="Table_20_Contents">
      <style:paragraph-properties fo:text-align="center" style:justify-single-word="false"/>
      <style:text-properties fo:color="#0000ff" fo:font-style="italic" fo:font-weight="bold" style:font-style-asian="italic" style:font-weight-asian="bold" style:font-style-complex="italic" style:font-weight-complex="bold"/>
    </style:style>
    <style:style style:name="P46" style:family="paragraph" style:parent-style-name="Table_20_Contents">
      <style:paragraph-properties fo:text-align="center" style:justify-single-word="false"/>
      <style:text-properties fo:font-weight="bold" fo:background-color="#ffff00" style:font-weight-asian="bold"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center" style:justify-single-word="false"/>
      <style:text-properties fo:color="#808285" fo:font-size="16pt" fo:language="fr" fo:country="FR" fo:font-weight="bold" officeooo:paragraph-rsid="001fce2e" style:font-size-asian="16pt" style:font-weight-asian="bold" style:font-size-complex="16pt" style:font-weight-complex="bold"/>
    </style:style>
    <style:style style:name="P49" style:family="paragraph" style:parent-style-name="Table_20_Contents">
      <style:paragraph-properties fo:text-align="center" style:justify-single-word="false"/>
      <style:text-properties fo:color="#808285" fo:font-size="16pt" fo:language="fr" fo:country="FR" fo:font-weight="bold" officeooo:rsid="0025ed5f" officeooo:paragraph-rsid="001fce2e" style:font-size-asian="16pt" style:font-weight-asian="bold" style:font-size-complex="16pt" style:font-weight-complex="bold"/>
    </style:style>
    <style:style style:name="P50" style:family="paragraph" style:parent-style-name="Table_20_Contents">
      <style:paragraph-properties fo:text-align="center" style:justify-single-word="false"/>
      <style:text-properties fo:color="#808285" fo:font-size="14pt" fo:font-weight="bold" style:font-size-asian="14pt" style:font-weight-asian="bold" style:font-size-complex="14pt" style:font-weight-complex="bold"/>
    </style:style>
    <style:style style:name="P51" style:family="paragraph" style:parent-style-name="Table_20_Contents">
      <style:text-properties fo:font-size="6pt" fo:language="fr" fo:country="FR" officeooo:paragraph-rsid="001fce2e" style:font-size-asian="6pt" style:font-size-complex="6pt"/>
    </style:style>
    <style:style style:name="P52" style:family="paragraph" style:parent-style-name="Table_20_Contents">
      <style:text-properties fo:font-size="6pt" fo:language="fr" fo:country="FR" fo:font-weight="bold" officeooo:rsid="0023d3d1" officeooo:paragraph-rsid="001fce2e" fo:background-color="#ffff00" style:font-size-asian="6pt" style:font-weight-asian="bold" style:font-size-complex="6pt" style:font-weight-complex="bold"/>
    </style:style>
    <style:style style:name="P53" style:family="paragraph" style:parent-style-name="Table_20_Contents">
      <style:paragraph-properties fo:text-align="end" style:justify-single-word="false"/>
      <style:text-properties fo:font-size="11pt" fo:font-weight="bold" style:font-size-asian="11pt" style:font-weight-asian="bold" style:font-size-complex="11pt" style:font-weight-complex="bold"/>
    </style:style>
    <style:style style:name="P54" style:family="paragraph" style:parent-style-name="Table_20_Contents">
      <style:paragraph-properties fo:text-align="end" style:justify-single-word="false"/>
      <style:text-properties fo:font-size="11pt" fo:font-weight="bold" officeooo:paragraph-rsid="0019f5c6" style:font-size-asian="11pt" style:font-weight-asian="bold" style:font-size-complex="11pt" style:font-weight-complex="bold"/>
    </style:style>
    <style:style style:name="P55" style:family="paragraph" style:parent-style-name="Table_20_Contents">
      <style:paragraph-properties fo:text-align="end" style:justify-single-word="false"/>
      <style:text-properties fo:font-size="11pt" fo:font-weight="bold" officeooo:rsid="001fce2e" officeooo:paragraph-rsid="001fce2e" style:font-size-asian="11pt" style:font-weight-asian="bold" style:font-size-complex="11pt" style:font-weight-complex="bold"/>
    </style:style>
    <style:style style:name="P56" style:family="paragraph" style:parent-style-name="Table_20_Contents">
      <style:text-properties fo:font-size="11pt" style:font-size-asian="11pt" style:font-size-complex="11pt"/>
    </style:style>
    <style:style style:name="P57" style:family="paragraph" style:parent-style-name="Table_20_Contents">
      <style:text-properties fo:font-size="11pt" officeooo:rsid="0025ed5f" officeooo:paragraph-rsid="0025ed5f" style:font-size-asian="11pt" style:font-size-complex="11pt"/>
    </style:style>
    <style:style style:name="P58" style:family="paragraph" style:parent-style-name="Table_20_Contents">
      <style:text-properties fo:font-size="11pt" fo:language="fr" fo:country="FR" officeooo:paragraph-rsid="001fce2e" style:font-size-asian="11pt" style:font-size-complex="11pt"/>
    </style:style>
    <style:style style:name="P59" style:family="paragraph" style:parent-style-name="Table_20_Contents">
      <style:paragraph-properties fo:text-align="center" style:justify-single-word="false"/>
      <style:text-properties fo:color="#ffffff" fo:font-size="11pt" fo:font-weight="bold" style:font-size-asian="11pt" style:font-weight-asian="bold" style:font-size-complex="11pt" style:font-weight-complex="bold"/>
    </style:style>
    <style:style style:name="P60" style:family="paragraph" style:parent-style-name="Table_20_Contents">
      <style:paragraph-properties fo:text-align="center" style:justify-single-word="false"/>
      <style:text-properties fo:color="#ffffff" fo:font-size="13pt" fo:font-weight="bold" style:font-size-asian="13pt" style:font-weight-asian="bold" style:font-size-complex="13pt" style:font-weight-complex="bold"/>
    </style:style>
    <style:style style:name="P61" style:family="paragraph" style:parent-style-name="Table_20_Contents">
      <style:text-properties fo:font-style="italic" style:font-style-asian="italic" style:font-style-complex="italic"/>
    </style:style>
    <style:style style:name="P62" style:family="paragraph" style:parent-style-name="Table_20_Contents">
      <style:text-properties style:font-name="Arial1" fo:font-size="10pt" fo:language="fr" fo:country="FR" style:font-size-asian="10.5pt"/>
    </style:style>
    <style:style style:name="P63" style:family="paragraph" style:parent-style-name="Table_20_Contents">
      <style:text-properties style:font-name="Arial1" fo:font-size="10pt" fo:language="fr" fo:country="FR" officeooo:rsid="0025ed5f" officeooo:paragraph-rsid="0025ed5f" style:font-size-asian="10.5pt"/>
    </style:style>
    <style:style style:name="P64" style:family="paragraph" style:parent-style-name="Table_20_Contents">
      <style:text-properties style:font-name="Arial1" fo:font-size="10pt" fo:language="fr" fo:country="FR" officeooo:rsid="0025ed5f" officeooo:paragraph-rsid="0027bbca" style:font-size-asian="10.5pt"/>
    </style:style>
    <style:style style:name="P65" style:family="paragraph" style:parent-style-name="Table_20_Contents">
      <style:text-properties fo:language="fr" fo:country="FR"/>
    </style:style>
    <style:style style:name="P66" style:family="paragraph" style:parent-style-name="Table_20_Contents">
      <style:text-properties fo:language="fr" fo:country="FR" officeooo:rsid="0023d3d1" officeooo:paragraph-rsid="0023d3d1"/>
    </style:style>
    <style:style style:name="P67" style:family="paragraph" style:parent-style-name="Table_20_Contents">
      <style:text-properties fo:language="fr" fo:country="FR" officeooo:rsid="0023d3d1" officeooo:paragraph-rsid="0025ed5f"/>
    </style:style>
    <style:style style:name="P68" style:family="paragraph" style:parent-style-name="Table_20_Contents">
      <style:text-properties fo:language="fr" fo:country="FR" officeooo:rsid="00298002" officeooo:paragraph-rsid="00298002"/>
    </style:style>
    <style:style style:name="P69" style:family="paragraph" style:parent-style-name="Table_20_Contents">
      <style:text-properties fo:language="fr" fo:country="FR" officeooo:rsid="00298002" officeooo:paragraph-rsid="002ccf74"/>
    </style:style>
    <style:style style:name="P70" style:family="paragraph" style:parent-style-name="Table_20_Contents">
      <style:text-properties fo:language="fr" fo:country="FR" officeooo:rsid="00298002" officeooo:paragraph-rsid="002d4d40"/>
    </style:style>
    <style:style style:name="P71" style:family="paragraph" style:parent-style-name="Table_20_Contents">
      <style:text-properties fo:language="fr" fo:country="FR" officeooo:rsid="0025ed5f"/>
    </style:style>
    <style:style style:name="P72" style:family="paragraph" style:parent-style-name="Table_20_Contents">
      <style:text-properties fo:language="fr" fo:country="FR" officeooo:rsid="002d4d40" officeooo:paragraph-rsid="002d4d40"/>
    </style:style>
    <style:style style:name="P73" style:family="paragraph" style:parent-style-name="Table_20_Contents">
      <style:text-properties officeooo:rsid="002d809e" officeooo:paragraph-rsid="002d809e"/>
    </style:style>
    <style:style style:name="P74" style:family="paragraph" style:parent-style-name="Header">
      <style:text-properties fo:font-size="6pt" style:font-size-asian="6pt" style:font-size-complex="6pt"/>
    </style:style>
    <style:style style:name="P75" style:family="paragraph" style:parent-style-name="Header">
      <style:paragraph-properties fo:text-align="center" style:justify-single-word="false"/>
    </style:style>
    <style:style style:name="P76" style:family="paragraph" style:parent-style-name="Header">
      <style:text-properties fo:color="#ffffff" fo:font-size="9pt" style:font-size-asian="9pt" style:font-size-complex="9pt"/>
    </style:style>
    <style:style style:name="P77" style:family="paragraph" style:parent-style-name="Header">
      <style:text-properties fo:color="#ffffff" fo:font-size="9pt" officeooo:rsid="0021baaa" officeooo:paragraph-rsid="0021baaa" style:font-size-asian="9pt" style:font-size-complex="9pt"/>
    </style:style>
    <style:style style:name="P78"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rsid="00333f37" officeooo:paragraph-rsid="002ae7b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2ae7b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31fb3e"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2ae7b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rsid="003239d5" officeooo:paragraph-rsid="003239d5"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Header">
      <style:paragraph-properties fo:text-align="center" style:justify-single-word="false"/>
      <style:text-properties fo:font-size="10pt" fo:font-weight="normal" style:font-size-asian="10pt" style:font-weight-asian="normal" style:font-size-complex="10pt" style:font-weight-complex="normal"/>
    </style:style>
    <style:style style:name="P84" style:family="paragraph" style:parent-style-name="Header">
      <style:paragraph-properties fo:text-align="center" style:justify-single-word="false"/>
      <style:text-properties fo:font-size="10pt" fo:font-weight="normal" officeooo:rsid="003239d5" officeooo:paragraph-rsid="003239d5" style:font-size-asian="10pt" style:font-weight-asian="normal" style:font-size-complex="10pt" style:font-weight-complex="normal"/>
    </style:style>
    <style:style style:name="P85" style:family="paragraph" style:parent-style-name="Header">
      <style:paragraph-properties fo:text-align="center" style:justify-single-word="false"/>
      <style:text-properties fo:font-size="10pt" fo:font-weight="normal" officeooo:rsid="0021baaa" officeooo:paragraph-rsid="0021baaa" style:font-size-asian="10pt" style:font-weight-asian="normal" style:font-size-complex="10pt" style:font-weight-complex="normal"/>
    </style:style>
    <style:style style:name="P86" style:family="paragraph" style:parent-style-name="Header">
      <style:paragraph-properties fo:text-align="center" style:justify-single-word="false"/>
      <style:text-properties fo:font-size="9pt" fo:font-weight="normal" style:font-size-asian="9pt" style:font-weight-asian="normal" style:font-size-complex="9pt" style:font-weight-complex="normal"/>
    </style:style>
    <style:style style:name="P87" style:family="paragraph" style:parent-style-name="Header">
      <style:paragraph-properties fo:text-align="center" style:justify-single-word="false"/>
      <style:text-properties fo:font-size="9pt" fo:font-weight="normal" officeooo:rsid="003239d5" officeooo:paragraph-rsid="003239d5" style:font-size-asian="9pt" style:font-weight-asian="normal" style:font-size-complex="9pt" style:font-weight-complex="normal"/>
    </style:style>
    <style:style style:name="P88" style:family="paragraph" style:parent-style-name="Header">
      <style:paragraph-properties fo:text-align="center" style:justify-single-word="false"/>
      <style:text-properties fo:font-size="9pt" fo:font-weight="normal" officeooo:rsid="003239d5" officeooo:paragraph-rsid="002d809e" style:font-size-asian="9pt" style:font-weight-asian="normal" style:font-size-complex="9pt" style:font-weight-complex="normal"/>
    </style:style>
    <style:style style:name="P89" style:family="paragraph" style:parent-style-name="Footer">
      <style:paragraph-properties fo:text-align="end" style:justify-single-word="false"/>
      <style:text-properties fo:font-size="8pt" style:font-size-asian="8pt" style:font-size-complex="8pt"/>
    </style:style>
    <style:style style:name="P90" style:family="paragraph" style:parent-style-name="Footer">
      <style:text-properties officeooo:rsid="0033da10" officeooo:paragraph-rsid="0033da10"/>
    </style:style>
    <style:style style:name="P91" style:family="paragraph" style:parent-style-name="Standard">
      <style:paragraph-properties fo:break-before="page"/>
    </style:style>
    <style:style style:name="P92" style:family="paragraph" style:parent-style-name="Standard">
      <style:paragraph-properties fo:break-before="page"/>
      <style:text-properties officeooo:paragraph-rsid="002ae7bf"/>
    </style:style>
    <style:style style:name="P93" style:family="paragraph" style:parent-style-name="Standard">
      <style:paragraph-properties fo:margin-left="0cm" fo:margin-right="-1cm" fo:text-indent="0cm" style:auto-text-indent="false">
        <style:tab-stops>
          <style:tab-stop style:position="1cm"/>
          <style:tab-stop style:position="8.001cm"/>
        </style:tab-stops>
      </style:paragraph-properties>
    </style:style>
    <style:style style:name="P94" style:family="paragraph" style:parent-style-name="Standard">
      <style:text-properties fo:font-size="14pt" fo:font-weight="bold" style:font-size-asian="14pt" style:font-weight-asian="bold" style:font-size-complex="14pt" style:font-weight-complex="bold"/>
    </style:style>
    <style:style style:name="P95" style:family="paragraph" style:parent-style-name="Standard">
      <style:text-properties officeooo:rsid="001a6275" officeooo:paragraph-rsid="001a6275"/>
    </style:style>
    <style:style style:name="P96" style:family="paragraph" style:parent-style-name="Standard">
      <style:paragraph-properties fo:text-align="center" style:justify-single-word="false"/>
      <style:text-properties fo:color="#ffffff" fo:font-size="13pt" fo:font-weight="bold" style:font-size-asian="13pt" style:font-weight-asian="bold" style:font-size-complex="13pt" style:font-weight-complex="bold"/>
    </style:style>
    <style:style style:name="P97" style:family="paragraph" style:parent-style-name="Standard">
      <style:text-properties fo:font-size="11pt" fo:language="fr" fo:country="FR" fo:font-weight="bold" style:font-size-asian="11pt" style:font-weight-asian="bold" style:font-size-complex="11pt" style:font-weight-complex="bold"/>
    </style:style>
    <style:style style:name="P98" style:family="paragraph" style:parent-style-name="Standard">
      <style:text-properties fo:language="fr" fo:country="FR"/>
    </style:style>
    <style:style style:name="P99" style:family="paragraph" style:parent-style-name="Standard">
      <style:text-properties fo:language="fr" fo:country="FR" officeooo:rsid="002ae7bf" officeooo:paragraph-rsid="002ae7bf"/>
    </style:style>
    <style:style style:name="P100" style:family="paragraph" style:parent-style-name="Standard">
      <style:text-properties officeooo:paragraph-rsid="002ae7bf"/>
    </style:style>
    <style:style style:name="P10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2ae7b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2ae7b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rsid="003239d5" officeooo:paragraph-rsid="003239d5"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officeooo:rsid="002597c6" officeooo:paragraph-rsid="002ae7b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officeooo:paragraph-rsid="002ae7b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officeooo:rsid="003239d5" officeooo:paragraph-rsid="003239d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text-properties officeooo:rsid="002d809e" officeooo:paragraph-rsid="002d809e"/>
    </style:style>
    <style:style style:name="P108" style:family="paragraph" style:parent-style-name="Standard">
      <style:text-properties officeooo:rsid="002e3067" officeooo:paragraph-rsid="002e3067"/>
    </style:style>
    <style:style style:name="P109" style:family="paragraph" style:parent-style-name="Standard">
      <style:text-properties officeooo:rsid="002e5e2a" officeooo:paragraph-rsid="002e5e2a"/>
    </style:style>
    <style:style style:name="P110" style:family="paragraph" style:parent-style-name="Standard">
      <style:text-properties officeooo:rsid="00307486" officeooo:paragraph-rsid="00307486"/>
    </style:style>
    <style:style style:name="P111" style:family="paragraph" style:parent-style-name="Standard">
      <style:text-properties fo:font-weight="bold" style:font-weight-asian="bold" style:font-weight-complex="bold"/>
    </style:style>
    <style:style style:name="P112" style:family="paragraph" style:parent-style-name="Standard">
      <style:paragraph-properties fo:text-align="center" style:justify-single-word="false"/>
      <style:text-properties fo:font-weight="normal" style:font-weight-asian="normal" style:font-weight-complex="normal"/>
    </style:style>
    <style:style style:name="P113" style:family="paragraph" style:parent-style-name="Standard">
      <style:paragraph-properties fo:text-align="center" style:justify-single-word="false"/>
      <style:text-properties fo:font-weight="normal" officeooo:rsid="002d4d40" officeooo:paragraph-rsid="002d4d40" style:font-weight-asian="normal" style:font-weight-complex="normal"/>
    </style:style>
    <style:style style:name="P114" style:family="paragraph" style:parent-style-name="Standard">
      <style:paragraph-properties fo:text-align="center" style:justify-single-word="false"/>
      <style:text-properties fo:font-weight="normal" officeooo:rsid="003239d5" officeooo:paragraph-rsid="003239d5" style:font-weight-asian="normal" style:font-weight-complex="normal"/>
    </style:style>
    <style:style style:name="P115" style:family="paragraph" style:parent-style-name="Standard">
      <style:paragraph-properties fo:text-align="center" style:justify-single-word="false"/>
      <style:text-properties fo:font-size="10pt" fo:font-weight="normal" officeooo:rsid="002d4d40" officeooo:paragraph-rsid="002d4d40" style:font-size-asian="10pt" style:font-weight-asian="normal" style:font-size-complex="10pt" style:font-weight-complex="normal"/>
    </style:style>
    <style:style style:name="P116"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17" style:family="paragraph" style:parent-style-name="Standard">
      <style:paragraph-properties fo:text-align="center" style:justify-single-word="false"/>
      <style:text-properties fo:font-size="10pt" fo:font-weight="normal" officeooo:rsid="003239d5" officeooo:paragraph-rsid="003239d5" style:font-size-asian="10pt" style:font-weight-asian="normal" style:font-size-complex="10pt" style:font-weight-complex="normal"/>
    </style:style>
    <style:style style:name="P118" style:family="paragraph" style:parent-style-name="Standard">
      <style:paragraph-properties fo:text-align="center" style:justify-single-word="false"/>
      <style:text-properties fo:font-size="10pt" fo:font-weight="normal" officeooo:rsid="003239d5" officeooo:paragraph-rsid="002d4d40" style:font-size-asian="10pt" style:font-weight-asian="normal" style:font-size-complex="10pt" style:font-weight-complex="normal"/>
    </style:style>
    <style:style style:name="P119"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120" style:family="paragraph" style:parent-style-name="Standard">
      <style:paragraph-properties fo:text-align="center" style:justify-single-word="false"/>
      <style:text-properties fo:font-size="9pt" fo:font-weight="normal" officeooo:rsid="003239d5" officeooo:paragraph-rsid="003239d5" style:font-size-asian="9pt" style:font-weight-asian="normal" style:font-size-complex="9pt" style:font-weight-complex="normal"/>
    </style:style>
    <style:style style:name="P121" style:family="paragraph" style:parent-style-name="Standard">
      <style:text-properties officeooo:rsid="0033da10" officeooo:paragraph-rsid="0033da10"/>
    </style:style>
    <style:style style:name="P122" style:family="paragraph" style:parent-style-name="Standard">
      <style:text-properties officeooo:rsid="002d809e" officeooo:paragraph-rsid="002d809e"/>
    </style:style>
    <style:style style:name="P123" style:family="paragraph" style:parent-style-name="Standard">
      <style:text-properties fo:color="#000000" fo:font-size="11pt" fo:font-weight="bold" officeooo:rsid="002d809e" officeooo:paragraph-rsid="002d809e" style:font-size-asian="11pt" style:font-weight-asian="bold" style:font-size-complex="11pt" style:font-weight-complex="bold"/>
    </style:style>
    <style:style style:name="P124" style:family="paragraph" style:parent-style-name="Standard">
      <style:paragraph-properties fo:text-align="start" style:justify-single-word="false"/>
      <style:text-properties fo:color="#000000" style:font-name="Arial" fo:font-size="10pt" officeooo:rsid="0027037a" officeooo:paragraph-rsid="0036a3f3" fo:background-color="transparent" style:font-size-asian="10pt" style:font-size-complex="10pt"/>
    </style:style>
    <style:style style:name="P125" style:family="paragraph" style:parent-style-name="Standard">
      <style:paragraph-properties fo:text-align="start" style:justify-single-word="false"/>
      <style:text-properties fo:color="#000000" style:font-name="Arial" fo:font-size="10pt" officeooo:rsid="0066fef8" officeooo:paragraph-rsid="0036a3f3" fo:background-color="transparent" style:font-size-asian="10pt" style:font-size-complex="10pt"/>
    </style:style>
    <style:style style:name="P126" style:family="paragraph" style:parent-style-name="Standard">
      <style:text-properties officeooo:rsid="002e5e2a" officeooo:paragraph-rsid="002e5e2a"/>
    </style:style>
    <style:style style:name="P127" style:family="paragraph" style:parent-style-name="Standard" style:list-style-name="L1">
      <style:paragraph-properties fo:margin-left="0.25cm" fo:margin-right="0cm" fo:margin-top="0.101cm" fo:margin-bottom="0.101cm" loext:contextual-spacing="false" fo:text-align="justify" style:justify-single-word="false" fo:text-indent="0cm" style:auto-text-indent="false"/>
      <style:text-properties fo:color="#000000" fo:font-size="11pt" style:font-size-asian="11pt" style:font-size-complex="11pt"/>
    </style:style>
    <style:style style:name="P128"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29"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130"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31"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0000ff" style:font-name="Times New Roman" fo:font-size="11pt" fo:font-weight="normal" style:font-name-asian="Times New Roman" style:font-size-asian="11pt" style:font-weight-asian="normal" style:font-name-complex="Times New Roman" style:font-size-complex="11pt" style:font-weight-complex="normal"/>
    </style:style>
    <style:style style:name="P132" style:family="paragraph" style:parent-style-name="Standard">
      <style:paragraph-properties fo:margin-left="0.25cm" fo:margin-right="0cm" fo:margin-top="0.101cm" fo:margin-bottom="0.101cm" loext:contextual-spacing="false" fo:text-align="justify" style:justify-single-word="false" fo:text-indent="0cm" style:auto-text-indent="false" style:snap-to-layout-grid="false"/>
      <style:text-properties fo:color="#2300dc" style:font-name="Times New Roman" fo:font-size="11pt" fo:font-weight="bold" style:font-name-asian="Times New Roman" style:font-size-asian="11pt" style:font-weight-asian="bold" style:font-name-complex="Times New Roman" style:font-size-complex="11pt" style:font-weight-complex="bold"/>
    </style:style>
    <style:style style:name="P133"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2300dc" fo:font-size="11pt" fo:font-weight="bold" fo:background-color="transparent" style:font-size-asian="11pt" style:font-weight-asian="bold" style:font-size-complex="11pt" style:font-weight-complex="bold"/>
    </style:style>
    <style:style style:name="P134"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2300dc" fo:font-size="11pt" fo:font-weight="bold" style:font-size-asian="11pt" style:font-weight-asian="bold" style:font-size-complex="11pt" style:font-weight-complex="bold"/>
    </style:style>
    <style:style style:name="P135"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00" fo:font-size="11pt" fo:font-weight="bold" fo:background-color="transparent" style:font-size-asian="11pt" style:font-weight-asian="bold" style:font-size-complex="11pt" style:font-weight-complex="bold"/>
    </style:style>
    <style:style style:name="P136"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37"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138" style:family="paragraph" style:parent-style-name="Standard" style:list-style-name="L2">
      <style:paragraph-properties fo:margin-left="0.25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139" style:family="paragraph" style:parent-style-name="Standard">
      <style:paragraph-properties fo:margin-left="0.25cm" fo:margin-right="0cm" fo:margin-top="0.199cm" fo:margin-bottom="0cm" loext:contextual-spacing="false" fo:text-align="justify" style:justify-single-word="false" fo:text-indent="0cm" style:auto-text-indent="false" style:snap-to-layout-grid="false"/>
      <style:text-properties fo:color="#0000ff" fo:font-size="11pt" fo:font-weight="bold" style:font-size-asian="11pt" style:font-weight-asian="bold" style:font-size-complex="11pt" style:font-weight-complex="bold"/>
    </style:style>
    <style:style style:name="P140" style:family="paragraph" style:parent-style-name="Standard">
      <style:paragraph-properties fo:margin-left="0.25cm" fo:margin-right="0cm" fo:text-align="justify" style:justify-single-word="false" fo:text-indent="0cm" style:auto-text-indent="false" style:snap-to-layout-grid="false"/>
      <style:text-properties fo:color="#0000ff" fo:font-size="11pt" fo:font-weight="normal" style:font-size-asian="11pt" style:font-weight-asian="normal" style:font-size-complex="11pt" style:font-weight-complex="normal"/>
    </style:style>
    <style:style style:name="P141"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normal" style:font-size-asian="11pt" style:font-weight-asian="normal" style:font-size-complex="11pt" style:font-weight-complex="normal"/>
    </style:style>
    <style:style style:name="P142" style:family="paragraph" style:parent-style-name="Standard">
      <style:paragraph-properties fo:margin-left="0.25cm" fo:margin-right="0cm" fo:text-align="justify" style:justify-single-word="false" fo:text-indent="0cm" style:auto-text-indent="false" style:snap-to-layout-grid="false"/>
      <style:text-properties fo:color="#000000" fo:font-size="11pt" fo:font-weight="bold" style:font-size-asian="11pt" style:font-weight-asian="bold" style:font-size-complex="11pt" style:font-weight-complex="bold"/>
    </style:style>
    <style:style style:name="P143" style:family="paragraph" style:parent-style-name="Standard">
      <loext:graphic-properties draw:fill="solid" draw:fill-color="#ffffcc" draw:opacity="100%"/>
      <style:paragraph-properties fo:margin-left="0.25cm" fo:margin-right="0cm" fo:text-align="justify" style:justify-single-word="false" fo:text-indent="0cm" style:auto-text-indent="false" fo:background-color="#ffffcc" style:snap-to-layout-grid="false"/>
      <style:text-properties fo:color="#2300dc" fo:font-size="11pt" fo:font-weight="normal" style:font-size-asian="11pt" style:font-weight-asian="normal" style:font-size-complex="11pt" style:font-weight-complex="normal"/>
    </style:style>
    <style:style style:name="P144" style:family="paragraph" style:parent-style-name="Standard">
      <loext:graphic-properties draw:fill="solid" draw:fill-color="#ffffcc" draw:opacity="100%"/>
      <style:paragraph-properties fo:margin-left="0.25cm" fo:margin-right="0cm" fo:margin-top="0.101cm" fo:margin-bottom="0cm" loext:contextual-spacing="false" fo:text-align="justify" style:justify-single-word="false" fo:text-indent="0cm" style:auto-text-indent="false" fo:background-color="#ffffcc" style:snap-to-layout-grid="false">
        <style:tab-stops>
          <style:tab-stop style:position="16.484cm"/>
        </style:tab-stops>
      </style:paragraph-properties>
      <style:text-properties fo:color="#2300dc" fo:font-size="11pt" fo:font-weight="bold" style:font-size-asian="11pt" style:font-weight-asian="bold" style:font-size-complex="11pt" style:font-weight-complex="bold"/>
    </style:style>
    <style:style style:name="P145" style:family="paragraph" style:parent-style-name="Standard" style:list-style-name="L2">
      <style:paragraph-properties fo:margin-top="0.199cm" fo:margin-bottom="0cm" loext:contextual-spacing="false" fo:text-align="justify" style:justify-single-word="false"/>
      <style:text-properties fo:color="#0000ff" fo:font-size="11pt" fo:font-weight="normal" style:font-size-asian="11pt" style:font-weight-asian="normal" style:font-size-complex="11pt" style:font-weight-complex="normal"/>
    </style:style>
    <style:style style:name="P146" style:family="paragraph" style:parent-style-name="Standard" style:list-style-name="L2">
      <style:paragraph-properties fo:margin-top="0.199cm" fo:margin-bottom="0cm" loext:contextual-spacing="false" fo:text-align="justify" style:justify-single-word="false"/>
      <style:text-properties fo:color="#2300dc" fo:font-size="11pt" fo:font-weight="bold" fo:background-color="transparent" style:font-size-asian="11pt" style:font-weight-asian="bold" style:font-size-complex="11pt" style:font-weight-complex="bold"/>
    </style:style>
    <style:style style:name="P147" style:family="paragraph" style:parent-style-name="Standard">
      <style:paragraph-properties fo:margin-left="0.247cm" fo:margin-right="0.009cm" fo:margin-top="0.101cm" fo:margin-bottom="0.101cm" loext:contextual-spacing="false" fo:text-align="justify" style:justify-single-word="false" fo:text-indent="0cm" style:auto-text-indent="false" style:snap-to-layout-grid="false"/>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P148" style:family="paragraph" style:parent-style-name="Standard">
      <style:paragraph-properties fo:margin-left="0.247cm" fo:margin-right="0.009cm" fo:margin-top="0.101cm" fo:margin-bottom="0.101cm" loext:contextual-spacing="false" fo:text-align="justify" style:justify-single-word="false" fo:text-indent="0cm" style:auto-text-indent="false" style:snap-to-layout-grid="false"/>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49" style:family="paragraph" style:parent-style-name="Standard">
      <style:paragraph-properties fo:margin-left="0.247cm" fo:margin-right="0.009cm" fo:text-align="justify" style:justify-single-word="false" fo:text-indent="0cm" style:auto-text-indent="false"/>
      <style:text-properties fo:color="#000000" fo:font-size="3pt" fo:font-weight="normal" style:font-size-asian="3pt" style:font-weight-asian="normal" style:font-size-complex="3pt" style:font-weight-complex="normal"/>
    </style:style>
    <style:style style:name="P150" style:family="paragraph" style:parent-style-name="Standard">
      <style:paragraph-properties fo:margin-left="0.247cm" fo:margin-right="0.088cm" fo:margin-top="0.199cm" fo:margin-bottom="0cm" loext:contextual-spacing="false" fo:text-indent="0cm" style:auto-text-indent="false" style:snap-to-layout-grid="false"/>
      <style:text-properties fo:color="#0000ff" fo:font-size="11pt" fo:font-weight="normal" style:font-size-asian="11pt" style:font-weight-asian="normal" style:font-size-complex="11pt" style:font-weight-complex="normal"/>
    </style:style>
    <style:style style:name="P151" style:family="paragraph" style:parent-style-name="Standard">
      <style:paragraph-properties fo:margin-left="0.25cm" fo:margin-right="-1cm" fo:text-indent="0cm" style:auto-text-indent="false" style:snap-to-layout-grid="false"/>
      <style:text-properties fo:color="#000000" fo:font-size="11pt" style:font-size-asian="11pt" style:font-size-complex="11pt"/>
    </style:style>
    <style:style style:name="P152" style:family="paragraph" style:parent-style-name="Standard">
      <style:paragraph-properties fo:margin-left="0.25cm" fo:margin-right="-1cm" fo:text-indent="0cm" style:auto-text-indent="false" style:snap-to-layout-grid="false"/>
    </style:style>
    <style:style style:name="P153" style:family="paragraph" style:parent-style-name="Standard">
      <style:paragraph-properties fo:margin-left="0cm" fo:margin-right="0cm" fo:margin-top="0.199cm" fo:margin-bottom="0cm" loext:contextual-spacing="false" fo:text-align="justify" style:justify-single-word="false" fo:text-indent="0cm" style:auto-text-indent="false"/>
      <style:text-properties fo:color="#0000ff" fo:font-size="11pt" fo:font-weight="normal" style:font-size-asian="11pt" style:font-weight-asian="normal" style:font-size-complex="11pt" style:font-weight-complex="normal"/>
    </style:style>
    <style:style style:name="P154" style:family="paragraph" style:parent-style-name="Heading_20_2">
      <style:text-properties fo:language="fr" fo:country="FR" officeooo:paragraph-rsid="001fce2e"/>
    </style:style>
    <style:style style:name="P155" style:family="paragraph" style:parent-style-name="Heading_20_2">
      <style:text-properties fo:language="fr" fo:country="FR" officeooo:rsid="002ae7bf" officeooo:paragraph-rsid="002ae7bf"/>
    </style:style>
    <style:style style:name="P156" style:family="paragraph" style:parent-style-name="Heading_20_2">
      <style:paragraph-properties fo:break-before="page"/>
    </style:style>
    <style:style style:name="P157" style:family="paragraph" style:parent-style-name="Table_20_Contents">
      <style:paragraph-properties fo:text-align="center" style:justify-single-word="false"/>
      <style:text-properties fo:color="#808285" fo:font-size="16pt" fo:language="fr" fo:country="FR" fo:font-weight="bold" officeooo:rsid="0025ed5f" officeooo:paragraph-rsid="001fce2e" style:font-size-asian="16pt" style:font-weight-asian="bold" style:font-size-complex="16pt" style:font-weight-complex="bold"/>
    </style:style>
    <style:style style:name="P158" style:family="paragraph" style:parent-style-name="Table_20_Contents">
      <style:text-properties officeooo:rsid="002d809e" officeooo:paragraph-rsid="002d809e"/>
    </style:style>
    <style:style style:name="P159" style:family="paragraph" style:parent-style-name="Table_20_Contents">
      <style:text-properties fo:color="#000000" style:font-name="Times New Roman" fo:font-size="11pt" style:font-size-asian="11pt" style:font-size-complex="11pt"/>
    </style:style>
    <style:style style:name="P160" style:family="paragraph" style:parent-style-name="Table_20_Contents">
      <style:text-properties fo:color="#000000" style:font-name="Times New Roman" fo:font-size="11pt" officeooo:rsid="002d809e" officeooo:paragraph-rsid="002d809e" style:font-size-asian="11pt" style:font-size-complex="11pt"/>
    </style:style>
    <style:style style:name="P161" style:family="paragraph" style:parent-style-name="Table_20_Contents">
      <style:text-properties fo:color="#000000" style:font-name="Times New Roman" fo:font-size="11pt" fo:font-style="italic" fo:font-weight="normal" officeooo:rsid="002d809e" officeooo:paragraph-rsid="002d809e" style:font-size-asian="11pt" style:font-style-asian="italic" style:font-weight-asian="normal" style:font-size-complex="11pt" style:font-style-complex="italic" style:font-weight-complex="normal"/>
    </style:style>
    <style:style style:name="P162" style:family="paragraph" style:parent-style-name="Table_20_Contents">
      <style:paragraph-properties fo:text-align="justify" style:justify-single-word="false"/>
      <style:text-properties fo:color="#000000" style:font-name="Times New Roman" fo:font-size="3pt" style:font-size-asian="3pt" style:font-size-complex="3pt"/>
    </style:style>
    <style:style style:name="P163" style:family="paragraph" style:parent-style-name="Table_20_Contents">
      <style:paragraph-properties fo:text-align="center" style:justify-single-word="false"/>
      <style:text-properties fo:color="#0000ff" fo:font-style="italic" fo:font-weight="bold" style:font-style-asian="italic" style:font-weight-asian="bold" style:font-style-complex="italic" style:font-weight-complex="bold"/>
    </style:style>
    <style:style style:name="P164" style:family="paragraph" style:parent-style-name="Table_20_Contents">
      <style:paragraph-properties fo:text-align="end" style:justify-single-word="false"/>
      <style:text-properties fo:font-size="11pt" fo:font-weight="bold" officeooo:paragraph-rsid="0019f5c6" style:font-size-asian="11pt" style:font-weight-asian="bold" style:font-size-complex="11pt" style:font-weight-complex="bold"/>
    </style:style>
    <style:style style:name="P165" style:family="paragraph" style:parent-style-name="Table_20_Contents">
      <style:text-properties fo:language="fr" fo:country="FR" officeooo:rsid="002d4d40" officeooo:paragraph-rsid="002d4d40"/>
    </style:style>
    <style:style style:name="P166" style:family="paragraph" style:parent-style-name="Table_20_Contents">
      <style:text-properties style:font-name="Arial" fo:font-size="10pt" officeooo:rsid="003bab7e" officeooo:paragraph-rsid="0036a3f3" style:font-size-asian="10pt" style:font-size-complex="10pt"/>
    </style:style>
    <style:style style:name="P167" style:family="paragraph" style:parent-style-name="Table_20_Contents">
      <style:paragraph-properties fo:margin-left="0.088cm" fo:margin-right="0.009cm" fo:text-align="justify" style:justify-single-word="false" fo:text-indent="0cm" style:auto-text-indent="false"/>
      <style:text-properties fo:color="#0000ff" style:font-name="Times New Roman" fo:font-size="11pt" style:font-size-asian="11pt" style:font-size-complex="11pt"/>
    </style:style>
    <style:style style:name="P168" style:family="paragraph" style:parent-style-name="Header">
      <style:paragraph-properties fo:text-align="center" style:justify-single-word="false"/>
    </style:style>
    <style:style style:name="P169" style:family="paragraph" style:parent-style-name="Header">
      <style:paragraph-properties fo:margin-left="0.115cm" fo:margin-right="0.009cm" fo:text-align="start" style:justify-single-word="false"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170" style:family="paragraph" style:parent-style-name="Header">
      <style:paragraph-properties fo:margin-left="-0.123cm" fo:margin-right="0cm" fo:text-indent="0cm" style:auto-text-indent="false" style:snap-to-layout-grid="false">
        <style:tab-stops>
          <style:tab-stop style:position="8.124cm" style:type="center"/>
          <style:tab-stop style:position="16.125cm" style:type="right"/>
        </style:tab-stops>
      </style:paragraph-properties>
      <style:text-properties fo:font-size="11pt" fo:font-weight="normal" style:font-size-asian="11pt" style:font-weight-asian="normal" style:font-size-complex="11pt" style:font-weight-complex="normal"/>
    </style:style>
    <style:style style:name="P171" style:family="paragraph" style:parent-style-name="Header">
      <style:paragraph-properties fo:margin-left="0.062cm" fo:margin-right="0.009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P172" style:family="paragraph" style:parent-style-name="Header">
      <style:paragraph-properties fo:margin-left="0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0pt" style:font-size-asian="10pt" style:font-size-complex="10pt"/>
    </style:style>
    <style:style style:name="P173" style:family="paragraph" style:parent-style-name="Header">
      <style:paragraph-properties fo:margin-left="0cm" fo:margin-right="0cm" fo:text-indent="0cm" style:auto-text-indent="false" style:snap-to-layout-grid="false">
        <style:tab-stops>
          <style:tab-stop style:position="7.692cm" style:type="center"/>
          <style:tab-stop style:position="15.693cm" style:type="right"/>
        </style:tab-stops>
      </style:paragraph-properties>
      <style:text-properties fo:font-size="11pt" fo:font-weight="normal" style:font-size-asian="11pt" style:font-weight-asian="normal" style:font-size-complex="11pt" style:font-weight-complex="normal"/>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font-size="14pt" fo:font-weight="normal" style:font-size-asian="14pt" style:font-weight-asian="normal" style:font-size-complex="14pt" style:font-weight-complex="normal"/>
    </style:style>
    <style:style style:name="T4" style:family="text">
      <style:text-properties fo:font-size="12pt" style:text-underline-style="none" fo:font-weight="bold" style:font-size-asian="12pt" style:font-weight-asian="bold"/>
    </style:style>
    <style:style style:name="T5" style:family="text">
      <style:text-properties fo:font-size="12pt" style:font-size-asian="12pt"/>
    </style:style>
    <style:style style:name="T6" style:family="text">
      <style:text-properties fo:color="#000000" fo:font-size="11pt" fo:font-weight="bold" style:font-size-asian="11pt" style:font-weight-asian="bold" style:font-size-complex="11pt" style:font-weight-complex="bold"/>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ff" fo:font-size="11pt" fo:font-weight="normal" style:font-size-asian="11pt" style:font-weight-asian="normal" style:font-size-complex="11pt" style:font-weight-complex="normal"/>
    </style:style>
    <style:style style:name="T9" style:family="text">
      <style:text-properties fo:color="#0000ff"/>
    </style:style>
    <style:style style:name="T10" style:family="text">
      <style:text-properties style:font-name="Times New Roman" fo:font-size="14pt" style:font-name-asian="Times New Roman" style:font-size-asian="14pt" style:font-name-complex="Times New Roman"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0000ff"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5" style:family="text">
      <style:text-properties fo:color="#0000ff" fo:font-weight="bold" style:font-weight-asian="bold"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style:font-size-asian="14pt" style:font-size-complex="14pt"/>
    </style:style>
    <style:style style:name="T18" style:family="text">
      <style:text-properties fo:color="#2300dc" fo:font-size="14pt" style:font-size-asian="14pt" style:font-size-complex="14pt"/>
    </style:style>
    <style:style style:name="T19" style:family="text">
      <style:text-properties fo:color="#000000" fo:font-weight="normal" style:font-weight-asian="normal" style:font-weight-complex="normal"/>
    </style:style>
    <style:style style:name="T20" style:family="text">
      <style:text-properties fo:color="#000000"/>
    </style:style>
    <style:style style:name="T21" style:family="text">
      <style:text-properties fo:font-weight="bold" style:font-weight-asian="bold" style:font-weight-complex="bold"/>
    </style:style>
    <style:style style:name="T22" style:family="text">
      <style:text-properties fo:color="#000000" style:font-name="Times New Roman" fo:font-size="11pt" style:font-size-asian="11pt" style:font-size-complex="11pt"/>
    </style:style>
    <style:style style:name="T2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fo:color="#0000ff" style:font-name="Times New Roman"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fo:color="#0000ff" style:font-name="Times New Roman" fo:font-size="11pt" style:font-size-asian="11pt" style:font-size-complex="11pt"/>
    </style:style>
    <style:style style:name="T26" style:family="text">
      <style:text-properties officeooo:rsid="0068d7d1"/>
    </style:style>
    <style:style style:name="T27" style:family="text">
      <style:text-properties officeooo:rsid="0023d3d1" fo:background-color="#ffff00" loext:char-shading-value="0"/>
    </style:style>
    <style:style style:name="T28" style:family="text">
      <style:text-properties officeooo:rsid="003a2a13"/>
    </style:style>
    <style:style style:name="T29" style:family="text">
      <style:text-properties officeooo:rsid="00240ee9"/>
    </style:style>
    <style:style style:name="T30" style:family="text">
      <style:text-properties fo:font-size="12pt" style:font-size-asian="12pt"/>
    </style:style>
    <style:style style:name="T31" style:family="text">
      <style:text-properties fo:font-size="12pt" style:text-underline-style="none" fo:font-weight="bold" style:font-size-asian="12pt" style:font-weight-asian="bold"/>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color="#0000ff" fo:font-weight="normal" style:font-weight-asian="normal" style:font-weight-complex="normal"/>
    </style:style>
    <style:style style:name="T35" style:family="text">
      <style:text-properties fo:color="#0000ff" fo:font-size="11pt" fo:font-weight="normal" style:font-size-asian="11pt" style:font-weight-asian="normal" style:font-size-complex="11pt" style:font-weight-complex="normal"/>
    </style:style>
    <style:style style:name="T36" style:family="text">
      <style:text-properties fo:color="#0000ff" style:font-name="Times New Roman"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fo:color="#0000ff" style:font-name="Times New Roman" fo:font-size="11pt" style:font-size-asian="11pt" style:font-size-complex="11pt"/>
    </style:style>
    <style:style style:name="T38" style:family="text">
      <style:text-properties fo:color="#0000ff" fo:font-weight="bold" style:font-weight-asian="bold" style:font-weight-complex="bold"/>
    </style:style>
    <style:style style:name="T39" style:family="text">
      <style:text-properties style:font-name="Times New Roman" fo:font-size="14pt" style:font-name-asian="Times New Roman" style:font-size-asian="14pt" style:font-name-complex="Times New Roman" style:font-size-complex="14pt"/>
    </style:style>
    <style:style style:name="T40"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style:font-size-asian="14pt" style:font-size-complex="14pt"/>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weight="bold" style:font-weight-asian="bold" style:font-weight-complex="bold"/>
    </style:style>
    <style:style style:name="T45" style:family="text">
      <style:text-properties fo:font-weight="bold" officeooo:rsid="002597c6" style:font-weight-asian="bold" style:font-weight-complex="bold"/>
    </style:style>
    <style:style style:name="T46" style:family="text">
      <style:text-properties fo:color="#000000"/>
    </style:style>
    <style:style style:name="T47" style:family="text">
      <style:text-properties fo:color="#000000" fo:font-size="11pt" fo:font-weight="bold" style:font-size-asian="11pt" style:font-weight-asian="bold" style:font-size-complex="11pt" style:font-weight-complex="bold"/>
    </style:style>
    <style:style style:name="T48" style:family="text">
      <style:text-properties fo:color="#000000" fo:font-size="11pt" fo:font-weight="normal" style:font-size-asian="11pt" style:font-weight-asian="normal" style:font-size-complex="11pt" style:font-weight-complex="normal"/>
    </style:style>
    <style:style style:name="T49" style:family="text">
      <style:text-properties fo:color="#000000" style:font-name="Times New Roman" fo:font-size="11pt" style:font-size-asian="11pt" style:font-size-complex="11pt"/>
    </style:style>
    <style:style style:name="T50"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51" style:family="text">
      <style:text-properties fo:color="#000000" fo:font-weight="normal" style:font-weight-asian="normal" style:font-weight-complex="normal"/>
    </style:style>
    <style:style style:name="T52" style:family="text">
      <style:text-properties officeooo:rsid="0025ed5f"/>
    </style:style>
    <style:style style:name="T53" style:family="text">
      <style:text-properties officeooo:rsid="0023d3d1"/>
    </style:style>
    <style:style style:name="T54" style:family="text">
      <style:text-properties officeooo:rsid="001fce2e"/>
    </style:style>
    <style:style style:name="T55" style:family="text">
      <style:text-properties officeooo:rsid="00248518"/>
    </style:style>
    <style:style style:name="T56" style:family="text">
      <style:text-properties fo:font-size="11pt" fo:font-weight="bold" style:font-size-asian="11pt" style:font-weight-asian="bold" style:font-size-complex="11pt" style:font-weight-complex="bold"/>
    </style:style>
    <style:style style:name="T57" style:family="text">
      <style:text-properties fo:font-size="11pt" fo:font-weight="bold" officeooo:rsid="0021baaa" style:font-size-asian="11pt" style:font-weight-asian="bold" style:font-size-complex="11pt" style:font-weight-complex="bold"/>
    </style:style>
    <style:style style:name="T58" style:family="text">
      <style:text-properties fo:font-size="11pt" officeooo:rsid="0025ed5f" style:font-size-asian="11pt" style:font-size-complex="11pt"/>
    </style:style>
    <style:style style:name="T59" style:family="text">
      <style:text-properties officeooo:rsid="002ccf74"/>
    </style:style>
    <style:style style:name="T60" style:family="text">
      <style:text-properties officeooo:rsid="002e3067"/>
    </style:style>
    <style:style style:name="T61" style:family="text">
      <style:text-properties officeooo:rsid="002ea9db"/>
    </style:style>
    <style:style style:name="T62" style:family="text">
      <style:text-properties officeooo:rsid="003239d5"/>
    </style:style>
    <style:style style:name="T63" style:family="text">
      <style:text-properties officeooo:rsid="0033da10"/>
    </style:style>
    <style:style style:name="T64" style:family="text">
      <style:text-properties officeooo:rsid="00345d15"/>
    </style:style>
    <style:style style:name="T65" style:family="text">
      <style:text-properties style:font-name="Arial"/>
    </style:style>
    <style:style style:name="T66" style:family="text">
      <style:text-properties style:font-name="Arial" fo:font-size="16pt" fo:font-weight="bold" style:font-size-asian="16pt" style:font-weight-asian="bold" style:font-size-complex="16pt" style:font-weight-complex="bold"/>
    </style:style>
    <style:style style:name="T67" style:family="text">
      <style:text-properties style:font-name="Arial" fo:font-size="14pt" fo:font-weight="normal" style:font-size-asian="14pt" style:font-weight-asian="normal" style:font-size-complex="14pt" style:font-weight-complex="normal"/>
    </style:style>
    <style:style style:name="T68" style:family="text">
      <style:text-properties fo:color="#2300dc" fo:font-size="14pt" style:font-size-asian="14pt" style:font-size-complex="14pt"/>
    </style:style>
    <style:style style:name="T69" style:family="text">
      <style:text-properties officeooo:rsid="0035db0f"/>
    </style:style>
    <style:style style:name="T70" style:family="text">
      <style:text-properties officeooo:rsid="0068d7d1"/>
    </style:style>
    <style:style style:name="T71" style:family="text">
      <style:text-properties fo:background-color="transparent" loext:char-shading-value="0"/>
    </style:style>
    <style:style style:name="T72" style:family="text">
      <style:text-properties officeooo:rsid="0036a3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changed-region xml:id="ct307392200" text:id="ct307392200">
          <text:deletion>
            <office:change-info>
              <dc:creator>Auteur inconnu</dc:creator>
              <dc:date>2011-09-15T15:45:00</dc:date>
            </office:change-info>
            <text:p text:style-name="P1"><text:span text:style-name="T1">30/06/11</text:span></text:p>
          </text:deletion>
        </text:changed-region>
        <text:changed-region xml:id="ct307390160" text:id="ct307390160">
          <text:insertion>
            <office:change-info>
              <dc:creator>Auteur inconnu</dc:creator>
              <dc:date>2011-09-15T15:45:00</dc:date>
            </office:change-info>
          </text:insertion>
        </text:changed-region>
        <text:changed-region xml:id="ct307390400" text:id="ct307390400">
          <text:deletion>
            <office:change-info>
              <dc:creator>Auteur inconnu</dc:creator>
              <dc:date>2011-09-15T15:45:00</dc:date>
            </office:change-info>
            <text:h text:style-name="Heading_20_2" text:outline-level="2"><text:span text:style-name="T2">'</text:span></text:h>
          </text:deletion>
        </text:changed-region>
        <text:changed-region xml:id="ct307392440" text:id="ct307392440">
          <text:insertion>
            <office:change-info>
              <dc:creator>Auteur inconnu</dc:creator>
              <dc:date>2011-09-15T15:45:00</dc:date>
            </office:change-info>
          </text:insertion>
        </text:changed-region>
        <text:changed-region xml:id="ct307391000" text:id="ct307391000">
          <text:deletion>
            <office:change-info>
              <dc:creator>Auteur inconnu</dc:creator>
              <dc:date>2011-09-15T15:45:00</dc:date>
            </office:change-info>
            <text:h text:style-name="Heading_20_2" text:outline-level="2"><text:span text:style-name="T3">(tel que réalisé)</text:span></text:h>
          </text:deletion>
        </text:changed-region>
        <text:changed-region xml:id="ct307392920" text:id="ct307392920">
          <text:deletion>
            <office:change-info>
              <dc:creator>Auteur inconnu</dc:creator>
              <dc:date>2011-09-15T15:46:00</dc:date>
            </office:change-info>
            <text:p text:style-name="P2"><text:span text:style-name="T4">rencontrées</text:span></text:p>
          </text:deletion>
        </text:changed-region>
        <text:changed-region xml:id="ct307393040" text:id="ct307393040">
          <text:insertion>
            <office:change-info>
              <dc:creator>Auteur inconnu</dc:creator>
              <dc:date>2011-09-15T15:46:00</dc:date>
            </office:change-info>
          </text:insertion>
        </text:changed-region>
        <text:changed-region xml:id="ct307393160" text:id="ct307393160">
          <text:insertion>
            <office:change-info>
              <dc:creator>Auteur inconnu</dc:creator>
              <dc:date>2011-09-16T12:00:00</dc:date>
            </office:change-info>
          </text:insertion>
        </text:changed-region>
        <text:changed-region xml:id="ct307076480" text:id="ct307076480">
          <text:deletion>
            <office:change-info>
              <dc:creator>Auteur inconnu</dc:creator>
              <dc:date>2011-09-15T16:14:00</dc:date>
            </office:change-info>
            <text:p text:style-name="P3">la</text:p>
          </text:deletion>
        </text:changed-region>
        <text:changed-region xml:id="ct307075760" text:id="ct307075760">
          <text:deletion>
            <office:change-info>
              <dc:creator>Auteur inconnu</dc:creator>
              <dc:date>2011-09-15T15:55:00</dc:date>
            </office:change-info>
            <text:p text:style-name="P4">KRD / JGL</text:p>
          </text:deletion>
        </text:changed-region>
        <text:changed-region xml:id="ct307079000" text:id="ct307079000">
          <text:deletion>
            <office:change-info>
              <dc:creator>Auteur inconnu</dc:creator>
              <dc:date>2011-09-15T15:46:00</dc:date>
            </office:change-info>
            <text:p text:style-name="P5">Dominique LOUIS, Directrice DLCF</text:p>
          </text:deletion>
        </text:changed-region>
        <text:changed-region xml:id="ct307076000" text:id="ct307076000">
          <text:deletion>
            <office:change-info>
              <dc:creator>Auteur inconnu</dc:creator>
              <dc:date>2011-09-15T15:55:00</dc:date>
            </office:change-info>
            <text:p text:style-name="P6">9h30</text:p>
          </text:deletion>
        </text:changed-region>
        <text:changed-region xml:id="ct307076360" text:id="ct307076360">
          <text:deletion>
            <office:change-info>
              <dc:creator>Auteur inconnu</dc:creator>
              <dc:date>2011-09-15T15:55:00</dc:date>
            </office:change-info>
            <text:p text:style-name="P4">JGL / KRD</text:p>
          </text:deletion>
        </text:changed-region>
        <text:changed-region xml:id="ct718759696" text:id="ct718759696">
          <text:insertion>
            <office:change-info>
              <dc:creator>Roland Cotte</dc:creator>
              <dc:date>2018-11-28T17:30:00</dc:date>
            </office:change-info>
          </text:insertion>
        </text:changed-region>
        <text:changed-region xml:id="ct718758016" text:id="ct718758016">
          <text:deletion>
            <office:change-info>
              <dc:creator>Roland Cotte</dc:creator>
              <dc:date>2018-11-28T17:30:00</dc:date>
            </office:change-info>
            <text:p text:style-name="P7">ouvignet</text:p>
          </text:deletion>
        </text:changed-region>
        <text:changed-region xml:id="ct718758136" text:id="ct718758136">
          <text:insertion>
            <office:change-info>
              <dc:creator>Roland Cotte</dc:creator>
              <dc:date>2018-11-28T17:30:00</dc:date>
            </office:change-info>
          </text:insertion>
        </text:changed-region>
        <text:changed-region xml:id="ct718759576" text:id="ct718759576">
          <text:deletion>
            <office:change-info>
              <dc:creator>Roland Cotte</dc:creator>
              <dc:date>2018-11-28T17:30:00</dc:date>
            </office:change-info>
            <text:p text:style-name="P7">oulet</text:p>
          </text:deletion>
        </text:changed-region>
        <text:changed-region xml:id="ct718758496" text:id="ct718758496">
          <text:insertion>
            <office:change-info>
              <dc:creator>Roland Cotte</dc:creator>
              <dc:date>2018-11-28T17:30:00</dc:date>
            </office:change-info>
          </text:insertion>
        </text:changed-region>
        <text:changed-region xml:id="ct307078880" text:id="ct307078880">
          <text:deletion>
            <office:change-info>
              <dc:creator>Auteur inconnu</dc:creator>
              <dc:date>2011-09-15T15:56:00</dc:date>
            </office:change-info>
            <text:p text:style-name="P6">)</text:p>
            <text:p text:style-name="P6">12h45 - 14h00</text:p>
          </text:deletion>
        </text:changed-region>
        <text:changed-region xml:id="ct307075640" text:id="ct307075640">
          <text:deletion>
            <office:change-info>
              <dc:creator>Auteur inconnu</dc:creator>
              <dc:date>2011-09-15T16:04:00</dc:date>
            </office:change-info>
            <text:p text:style-name="P6">(</text:p>
          </text:deletion>
        </text:changed-region>
        <text:changed-region xml:id="ct307079120" text:id="ct307079120">
          <text:deletion>
            <office:change-info>
              <dc:creator>Auteur inconnu</dc:creator>
              <dc:date>2011-09-15T15:58:00</dc:date>
            </office:change-info>
            <text:p text:style-name="P4">KRD / JGL</text:p>
          </text:deletion>
        </text:changed-region>
        <text:changed-region xml:id="ct307391120" text:id="ct307391120">
          <text:deletion>
            <office:change-info>
              <dc:creator>Auteur inconnu</dc:creator>
              <dc:date>2011-09-15T15:58:00</dc:date>
            </office:change-info>
            <text:p text:style-name="P8"><text:span text:style-name="T5">Michèle COLLOMB, </text:span>Chef d'unité</text:p>
            <text:p text:style-name="P8">Jean-Luc BICARD, Jean-François VARGAS et Florence CONCHE : Chargés d'affaires</text:p>
          </text:deletion>
        </text:changed-region>
        <text:changed-region xml:id="ct307389080" text:id="ct307389080">
          <text:deletion>
            <office:change-info>
              <dc:creator>Auteur inconnu</dc:creator>
              <dc:date>2011-09-15T16:04:00</dc:date>
            </office:change-info>
            <text:p text:style-name="P6">(</text:p>
          </text:deletion>
        </text:changed-region>
        <text:changed-region xml:id="ct306105944" text:id="ct306105944">
          <text:deletion>
            <office:change-info>
              <dc:creator>Auteur inconnu</dc:creator>
              <dc:date>2011-09-16T11:59:00</dc:date>
            </office:change-info>
            <text:p text:style-name="P9"><text:span text:style-name="T6">Constats vis à vis des exigences norme 6.1a et 6.2a </text:span></text:p>
          </text:deletion>
        </text:changed-region>
        <text:changed-region xml:id="ct306105824" text:id="ct306105824">
          <text:deletion>
            <office:change-info>
              <dc:creator>Auteur inconnu</dc:creator>
              <dc:date>2011-09-12T16:26:00</dc:date>
            </office:change-info>
            <text:p text:style-name="P9"><text:span text:style-name="T6">: </text:span></text:p>
          </text:deletion>
        </text:changed-region>
        <text:changed-region xml:id="ct306105464" text:id="ct306105464">
          <text:deletion>
            <office:change-info>
              <dc:creator>Auteur inconnu</dc:creator>
              <dc:date>2011-09-16T11:59:00</dc:date>
            </office:change-info>
            <text:p text:style-name="P9"><text:span text:style-name="T6">(Mise à disposition des ressources)</text:span></text:p>
            <text:p text:style-name="P9"><text:span text:style-name="T6">- En matière de gestion des compétences nécessaires aux processus de réalisation : a</text:span><text:span text:style-name="T7">nalyse des compétences <text:s/>réalisée par la Direction, avec avec la collabortion des chefs d'unités et une information des agents (Assemblée générale du personnel), et identification des atouts du DLCF et de ses attraits pour les clients. Cette analyse va permettre de définir la stratégie du DLCF</text:span></text:p>
          </text:deletion>
        </text:changed-region>
        <text:changed-region xml:id="ct306104624" text:id="ct306104624">
          <text:deletion>
            <office:change-info>
              <dc:creator>Auteur inconnu</dc:creator>
              <dc:date>2011-09-12T16:27:00</dc:date>
            </office:change-info>
            <text:p text:style-name="P9"><text:span text:style-name="T8"><text:s/>et d'orienter les activités futures a(domaines ou affaires sur lesquelles s'engager.)</text:span></text:p>
          </text:deletion>
        </text:changed-region>
        <text:changed-region xml:id="ct306106184" text:id="ct306106184">
          <text:deletion>
            <office:change-info>
              <dc:creator>Auteur inconnu</dc:creator>
              <dc:date>2011-09-16T11:59:00</dc:date>
            </office:change-info>
            <text:p text:style-name="P9"><text:span text:style-name="T6"/></text:p>
            <text:p text:style-name="P10"/>
            <text:p text:style-name="P9"><text:span text:style-name="T6">Constats vis à vis des exigences norme <text:s/>4.2.3f </text:span></text:p>
          </text:deletion>
        </text:changed-region>
        <text:changed-region xml:id="ct306103424" text:id="ct306103424">
          <text:deletion>
            <office:change-info>
              <dc:creator>Auteur inconnu</dc:creator>
              <dc:date>2011-09-12T16:28:00</dc:date>
            </office:change-info>
            <text:p text:style-name="P9"><text:span text:style-name="T6">:</text:span></text:p>
          </text:deletion>
        </text:changed-region>
        <text:changed-region xml:id="ct306102584" text:id="ct306102584">
          <text:deletion>
            <office:change-info>
              <dc:creator>Auteur inconnu</dc:creator>
              <dc:date>2011-09-16T11:59:00</dc:date>
            </office:change-info>
            <text:p text:style-name="P9"><text:span text:style-name="T6">(Maîtrise des documents )</text:span></text:p>
            <text:p text:style-name="P9"><text:span text:style-name="T6">- Maitrise des référentiels techniques au travers des rapports et du système documentaire (maîtrise interne et information des bénéficiaires) </text:span></text:p>
          </text:deletion>
        </text:changed-region>
        <text:changed-region xml:id="ct306103544" text:id="ct306103544">
          <text:format-change>
            <office:change-info>
              <dc:creator>Auteur inconnu</dc:creator>
              <dc:date>2011-09-13T09:49:00</dc:date>
            </office:change-info>
          </text:format-change>
        </text:changed-region>
        <text:changed-region xml:id="ct307068800" text:id="ct307068800">
          <text:deletion>
            <office:change-info>
              <dc:creator>Auteur inconnu</dc:creator>
              <dc:date>2011-09-16T11:59:00</dc:date>
            </office:change-info>
            <text:p text:style-name="P11">Constats vis à vis des exigences norme 4.1d <text:s/>4.2.4 et 7.5.1a : (Exigences générales, maîtrise des enregistrements et maîtrise de la production)</text:p>
            <text:list xml:id="list3553312517904698832" text:style-name="L1">
              <text:list-header>
                <text:p text:style-name="P12">- Pour l'affaire « RN88 Avis sur Dossier de prise en considération (DPC) », le devis swing papier n'était pas accessible : classement des dossiers affaires ?</text:p>
              </text:list-header>
            </text:list>
            <text:p text:style-name="P11">-Pour l'affaire Formation club CG 26 VH, la dernière version de la PTF n'était pas identifiable, et les règles de nommage des fichiers n'étaient pas respectées  : </text:p>
          </text:deletion>
        </text:changed-region>
        <text:changed-region xml:id="ct307071080" text:id="ct307071080">
          <text:deletion>
            <office:change-info>
              <dc:creator>Auteur inconnu</dc:creator>
              <dc:date>2011-09-12T16:30:00</dc:date>
            </office:change-info>
            <text:p text:style-name="P11"><text:span text:style-name="T9">règles de nommage des fichiers, </text:span></text:p>
          </text:deletion>
        </text:changed-region>
        <text:changed-region xml:id="ct307070480" text:id="ct307070480">
          <text:deletion>
            <office:change-info>
              <dc:creator>Auteur inconnu</dc:creator>
              <dc:date>2011-09-16T11:59:00</dc:date>
            </office:change-info>
            <text:p text:style-name="P11">traçabilité</text:p>
            <text:p text:style-name="P13">- Pour l'affaire Formation club CG 26 VH, l'enregistrement de la check-list pour une prestation d'animation n'a pas été utilisé </text:p>
          </text:deletion>
        </text:changed-region>
        <text:changed-region xml:id="ct307070240" text:id="ct307070240">
          <text:deletion>
            <office:change-info>
              <dc:creator>Auteur inconnu</dc:creator>
              <dc:date>2011-09-12T16:31:00</dc:date>
            </office:change-info>
            <text:p text:style-name="P13"><text:span text:style-name="T9"><text:s text:c="2"/>=</text:span></text:p>
          </text:deletion>
        </text:changed-region>
        <text:changed-region xml:id="ct307070960" text:id="ct307070960">
          <text:deletion>
            <office:change-info>
              <dc:creator>Auteur inconnu</dc:creator>
              <dc:date>2011-09-16T11:59:00</dc:date>
            </office:change-info>
            <text:p text:style-name="P13"><text:s/>manque d'appropriation de la documentation du R3 ?</text:p>
          </text:deletion>
        </text:changed-region>
        <text:changed-region xml:id="ct307070360" text:id="ct307070360">
          <text:deletion>
            <office:change-info>
              <dc:creator>Auteur inconnu</dc:creator>
              <dc:date>2011-09-12T17:27:00</dc:date>
            </office:change-info>
            <text:p text:style-name="P13"><text:span text:style-name="T9"/></text:p>
            <text:p text:style-name="P14"><text:span text:style-name="T10">►</text:span><text:span text:style-name="T11"> Points sensibles :</text:span></text:p>
            <text:p text:style-name="P15">Défaut de traçabilité et de classement des documents structurants d'une affaire </text:p>
          </text:deletion>
        </text:changed-region>
        <text:changed-region xml:id="ct307070120" text:id="ct307070120">
          <text:deletion>
            <office:change-info>
              <dc:creator>Auteur inconnu</dc:creator>
              <dc:date>2011-09-12T16:31:00</dc:date>
            </office:change-info>
            <text:p text:style-name="P15"><text:s/></text:p>
          </text:deletion>
        </text:changed-region>
        <text:changed-region xml:id="ct307070840" text:id="ct307070840">
          <text:deletion>
            <office:change-info>
              <dc:creator>Auteur inconnu</dc:creator>
              <dc:date>2011-09-12T17:27:00</dc:date>
            </office:change-info>
            <text:p text:style-name="P15"><text:span text:style-name="T12">(check-list, devis, fiche affaire, demande du client …)</text:span></text:p>
          </text:deletion>
        </text:changed-region>
        <text:changed-region xml:id="ct307070000" text:id="ct307070000">
          <text:deletion>
            <office:change-info>
              <dc:creator>Auteur inconnu</dc:creator>
              <dc:date>2011-09-12T16:33:00</dc:date>
            </office:change-info>
            <text:p text:style-name="P15"><text:span text:style-name="T12"><text:s/>à toutes les étapes du déroulement de l'affaire</text:span></text:p>
          </text:deletion>
        </text:changed-region>
        <text:changed-region xml:id="ct307069880" text:id="ct307069880">
          <text:deletion>
            <office:change-info>
              <dc:creator>Auteur inconnu</dc:creator>
              <dc:date>2011-09-12T17:27:00</dc:date>
            </office:change-info>
            <text:p text:style-name="P15"><text:span text:style-name="T12">.</text:span></text:p>
            <text:p text:style-name="P16">Manque d'approp</text:p>
          </text:deletion>
        </text:changed-region>
        <text:changed-region xml:id="ct307068080" text:id="ct307068080">
          <text:deletion>
            <office:change-info>
              <dc:creator>Auteur inconnu</dc:creator>
              <dc:date>2011-09-12T16:32:00</dc:date>
            </office:change-info>
            <text:p text:style-name="P16"><text:span text:style-name="T13">rai</text:span></text:p>
          </text:deletion>
        </text:changed-region>
        <text:changed-region xml:id="ct307067960" text:id="ct307067960">
          <text:deletion>
            <office:change-info>
              <dc:creator>Auteur inconnu</dc:creator>
              <dc:date>2011-09-12T17:27:00</dc:date>
            </office:change-info>
            <text:p text:style-name="P16">tion <text:span text:style-name="T13">du processus R3 par les agents du DLCF.</text:span></text:p>
            <text:p text:style-name="P14"/>
            <text:p text:style-name="P17"/>
          </text:deletion>
        </text:changed-region>
        <text:changed-region xml:id="ct307069280" text:id="ct307069280">
          <text:deletion>
            <office:change-info>
              <dc:creator>Auteur inconnu</dc:creator>
              <dc:date>2011-09-16T11:59:00</dc:date>
            </office:change-info>
            <text:p text:style-name="P17">Constats vis à vis des exigences norme 7.3.4, 7.3.5, 7.3.6</text:p>
          </text:deletion>
        </text:changed-region>
        <text:changed-region xml:id="ct307069760" text:id="ct307069760">
          <text:deletion>
            <office:change-info>
              <dc:creator>Auteur inconnu</dc:creator>
              <dc:date>2011-09-12T16:35:00</dc:date>
            </office:change-info>
            <text:p text:style-name="P17"><text:s/>: </text:p>
          </text:deletion>
        </text:changed-region>
        <text:changed-region xml:id="ct307069040" text:id="ct307069040">
          <text:deletion>
            <office:change-info>
              <dc:creator>Auteur inconnu</dc:creator>
              <dc:date>2011-09-16T11:59:00</dc:date>
            </office:change-info>
            <text:p text:style-name="P17">(revue, vérification et validation de la conception et du développement <text:s/>= PTF)</text:p>
            <text:p text:style-name="P17">- Pour l'affaire « RN88 avis sur DPC », le responsable de commande n'avait pas accès à l'expression des attentes du client lors de la revue d'offre </text:p>
          </text:deletion>
        </text:changed-region>
        <text:changed-region xml:id="ct307068320" text:id="ct307068320">
          <text:deletion>
            <office:change-info>
              <dc:creator>Auteur inconnu</dc:creator>
              <dc:date>2011-09-12T16:39:00</dc:date>
            </office:change-info>
            <text:p text:style-name="P17"><text:span text:style-name="T9">et </text:span></text:p>
          </text:deletion>
        </text:changed-region>
        <text:changed-region xml:id="ct307069160" text:id="ct307069160">
          <text:deletion>
            <office:change-info>
              <dc:creator>Auteur inconnu</dc:creator>
              <dc:date>2011-09-12T16:36:00</dc:date>
            </office:change-info>
            <text:p text:style-name="P17"><text:span text:style-name="T9">donc </text:span></text:p>
          </text:deletion>
        </text:changed-region>
        <text:changed-region xml:id="ct307070600" text:id="ct307070600">
          <text:deletion>
            <office:change-info>
              <dc:creator>Auteur inconnu</dc:creator>
              <dc:date>2011-09-12T16:39:00</dc:date>
            </office:change-info>
            <text:p text:style-name="P17"><text:span text:style-name="T9">ne pouvait donc pas s'assurer du respect de celles-ci </text:span></text:p>
          </text:deletion>
        </text:changed-region>
        <text:changed-region xml:id="ct307069640" text:id="ct307069640">
          <text:deletion>
            <office:change-info>
              <dc:creator>Auteur inconnu</dc:creator>
              <dc:date>2011-09-16T11:59:00</dc:date>
            </office:change-info>
            <text:p text:style-name="P17">(demande du client transmise par courriel stockée dans </text:p>
          </text:deletion>
        </text:changed-region>
        <text:changed-region xml:id="ct307070720" text:id="ct307070720">
          <text:deletion>
            <office:change-info>
              <dc:creator>Auteur inconnu</dc:creator>
              <dc:date>2011-09-12T16:39:00</dc:date>
            </office:change-info>
            <text:p text:style-name="P17"><text:span text:style-name="T9">l</text:span></text:p>
          </text:deletion>
        </text:changed-region>
        <text:changed-region xml:id="ct306106064" text:id="ct306106064">
          <text:deletion>
            <office:change-info>
              <dc:creator>Auteur inconnu</dc:creator>
              <dc:date>2011-09-16T11:59:00</dc:date>
            </office:change-info>
            <text:p text:style-name="P17">a messagerie</text:p>
          </text:deletion>
        </text:changed-region>
        <text:changed-region xml:id="ct307392560" text:id="ct307392560">
          <text:deletion>
            <office:change-info>
              <dc:creator>Auteur inconnu</dc:creator>
              <dc:date>2011-09-12T16:39:00</dc:date>
            </office:change-info>
            <text:p text:style-name="P17"><text:span text:style-name="T9"><text:s/>de la chargée d'affaire</text:span></text:p>
          </text:deletion>
        </text:changed-region>
        <text:changed-region xml:id="ct307391480" text:id="ct307391480">
          <text:deletion>
            <office:change-info>
              <dc:creator>Auteur inconnu</dc:creator>
              <dc:date>2011-09-16T11:59:00</dc:date>
            </office:change-info>
            <text:p text:style-name="P17"><text:s/></text:p>
          </text:deletion>
        </text:changed-region>
        <text:changed-region xml:id="ct307389320" text:id="ct307389320">
          <text:deletion>
            <office:change-info>
              <dc:creator>Auteur inconnu</dc:creator>
              <dc:date>2011-09-12T16:41:00</dc:date>
            </office:change-info>
            <text:p text:style-name="P17"><text:span text:style-name="T9">et pas dans le repertoire de l'affaire</text:span></text:p>
          </text:deletion>
        </text:changed-region>
        <text:changed-region xml:id="ct307391240" text:id="ct307391240">
          <text:deletion>
            <office:change-info>
              <dc:creator>Auteur inconnu</dc:creator>
              <dc:date>2011-09-16T11:59:00</dc:date>
            </office:change-info>
            <text:p text:style-name="P17">)</text:p>
          </text:deletion>
        </text:changed-region>
        <text:changed-region xml:id="ct307392800" text:id="ct307392800">
          <text:deletion>
            <office:change-info>
              <dc:creator>Auteur inconnu</dc:creator>
              <dc:date>2011-09-12T16:41:00</dc:date>
            </office:change-info>
            <text:p text:style-name="P17"><text:span text:style-name="T9"> ;</text:span></text:p>
          </text:deletion>
        </text:changed-region>
        <text:changed-region xml:id="ct306110264" text:id="ct306110264">
          <text:deletion>
            <office:change-info>
              <dc:creator>Auteur inconnu</dc:creator>
              <dc:date>2011-09-16T11:59:00</dc:date>
            </office:change-info>
            <text:p text:style-name="P17"><text:s/>attention à l'</text:p>
          </text:deletion>
        </text:changed-region>
        <text:changed-region xml:id="ct306109184" text:id="ct306109184">
          <text:deletion>
            <office:change-info>
              <dc:creator>Auteur inconnu</dc:creator>
              <dc:date>2011-09-12T16:41:00</dc:date>
            </office:change-info>
            <text:p text:style-name="P17"><text:span text:style-name="T9">a</text:span></text:p>
          </text:deletion>
        </text:changed-region>
        <text:changed-region xml:id="ct306109064" text:id="ct306109064">
          <text:deletion>
            <office:change-info>
              <dc:creator>Auteur inconnu</dc:creator>
              <dc:date>2011-09-16T11:59:00</dc:date>
            </office:change-info>
            <text:p text:style-name="P17">articulation et/ou complémentarité entre le classement du dossier affaire sous forme papier et électronique (SUMI) ?</text:p>
          </text:deletion>
        </text:changed-region>
        <text:changed-region xml:id="ct307069400" text:id="ct307069400">
          <text:insertion>
            <office:change-info>
              <dc:creator>Auteur inconnu</dc:creator>
              <dc:date>2011-09-12T17:35:00</dc:date>
            </office:change-info>
          </text:insertion>
        </text:changed-region>
        <text:changed-region xml:id="ct307071560" text:id="ct307071560">
          <text:deletion>
            <office:change-info>
              <dc:creator>Auteur inconnu</dc:creator>
              <dc:date>2011-09-12T17:28:00</dc:date>
            </office:change-info>
            <text:p text:style-name="P9"><text:span text:style-name="T7"/></text:p>
            <text:p text:style-name="P18"><text:span text:style-name="T7"/></text:p>
          </text:deletion>
        </text:changed-region>
        <text:changed-region xml:id="ct307071440" text:id="ct307071440">
          <text:deletion>
            <office:change-info>
              <dc:creator>Auteur inconnu</dc:creator>
              <dc:date>2011-09-16T11:59:00</dc:date>
            </office:change-info>
            <text:p text:style-name="P18">Constats vis à vis des exigences norme 7.3.1 (Planification de la conception et développement du produit) :</text:p>
            <text:p text:style-name="P9"><text:span text:style-name="T7">- Pour les affaires examinées, parfois absence de formalisation-planification (dans la fiche affaire) des contrôles qualité ; </text:span></text:p>
          </text:deletion>
        </text:changed-region>
        <text:changed-region xml:id="ct307071320" text:id="ct307071320">
          <text:deletion>
            <office:change-info>
              <dc:creator>Auteur inconnu</dc:creator>
              <dc:date>2011-09-12T16:45:00</dc:date>
            </office:change-info>
            <text:p text:style-name="P9"><text:span text:style-name="T8">D</text:span></text:p>
          </text:deletion>
        </text:changed-region>
        <text:changed-region xml:id="ct307071200" text:id="ct307071200">
          <text:deletion>
            <office:change-info>
              <dc:creator>Auteur inconnu</dc:creator>
              <dc:date>2011-09-16T11:59:00</dc:date>
            </office:change-info>
            <text:p text:style-name="P9"><text:span text:style-name="T7">e plus, les modalités de contrôle ne sont pas précisées dans le cas de compétences rares au sein du de l'unité ou du DLCF (auto-contrôle).</text:span></text:p>
          </text:deletion>
        </text:changed-region>
        <text:changed-region xml:id="ct718759216" text:id="ct718759216">
          <text:insertion>
            <office:change-info>
              <dc:creator>Roland Cotte</dc:creator>
              <dc:date>2018-11-28T17:32:00</dc:date>
            </office:change-info>
          </text:insertion>
        </text:changed-region>
        <text:changed-region xml:id="ct724381880" text:id="ct724381880">
          <text:deletion>
            <office:change-info>
              <dc:creator>Roland Cotte</dc:creator>
              <dc:date>2018-11-28T17:32:00</dc:date>
            </office:change-info>
            <text:p text:style-name="P19">abandonnée </text:p>
          </text:deletion>
        </text:changed-region>
        <text:changed-region xml:id="ct307068440" text:id="ct307068440">
          <text:deletion>
            <office:change-info>
              <dc:creator>Auteur inconnu</dc:creator>
              <dc:date>2011-09-12T16:43:00</dc:date>
            </office:change-info>
            <text:list xml:id="list8671126594937085274" text:style-name="L2">
              <text:list-header>
                <text:p text:style-name="P20">.</text:p>
              </text:list-header>
            </text:list>
          </text:deletion>
        </text:changed-region>
        <text:changed-region xml:id="ct307068200" text:id="ct307068200">
          <text:deletion>
            <office:change-info>
              <dc:creator>Auteur inconnu</dc:creator>
              <dc:date>2011-09-12T17:20:00</dc:date>
            </office:change-info>
            <text:list xml:id="list180513310995367" text:continue-numbering="true" text:style-name="L2">
              <text:list-header>
                <text:p text:style-name="P21"/>
                <text:p text:style-name="P22"/>
              </text:list-header>
            </text:list>
          </text:deletion>
        </text:changed-region>
        <text:changed-region xml:id="ct307071680" text:id="ct307071680">
          <text:deletion>
            <office:change-info>
              <dc:creator>Auteur inconnu</dc:creator>
              <dc:date>2011-09-12T16:47:00</dc:date>
            </office:change-info>
            <text:list xml:id="list180512781768528" text:continue-numbering="true" text:style-name="L2">
              <text:list-header>
                <text:p text:style-name="P22">Constats vis à vis des exigence norme 7.5.3 (Identification et traçabilité produit) et/ou 7.6 (Maîtrise des équipements de surveillance et de mesure) :</text:p>
              </text:list-header>
            </text:list>
            <text:p text:style-name="P23">- De façon globale, pas d'accès direct à la traçabilité des essais et mesures (préciser SVP la nature de la traçabilité escomptée : données brutes, jour et conditions d'essais, matériels utilisés, etc.) , permettant de certifier la validité d'un résultat d'essai ou d'une mesure (constat dont la portée est à relativiser : entretien très court avec le responsable d'essai) =&gt; Tout constat doit se fonder sur un ou plusieurs exemples, s''il est avéré, il ne doit pas y avoir de remarque relativisant l'écart.</text:p>
            <text:list xml:id="list180512105526546" text:continue-numbering="true" text:style-name="L2">
              <text:list-header>
                <text:p text:style-name="P24"><text:span text:style-name="T14"/></text:p>
              </text:list-header>
            </text:list>
          </text:deletion>
        </text:changed-region>
        <text:changed-region xml:id="ct307068680" text:id="ct307068680">
          <text:deletion>
            <office:change-info>
              <dc:creator>Auteur inconnu</dc:creator>
              <dc:date>2011-09-12T17:20:00</dc:date>
            </office:change-info>
            <text:list xml:id="list180511579050402" text:continue-numbering="true" text:style-name="L2">
              <text:list-header>
                <text:p text:style-name="P25"><text:span text:style-name="T14">►</text:span><text:span text:style-name="T10"> Point sensible :</text:span><text:span text:style-name="T13"> </text:span>Vérifier la traçabilité des moyens de contrôle et la possibilité de mettre les preuves à la disposition des clients.</text:p>
              </text:list-header>
              <text:list-item>
                <text:p text:style-name="P20"/>
              </text:list-item>
            </text:list>
          </text:deletion>
        </text:changed-region>
        <text:changed-region xml:id="ct307071800" text:id="ct307071800">
          <text:deletion>
            <office:change-info>
              <dc:creator>Auteur inconnu</dc:creator>
              <dc:date>2011-09-16T11:59:00</dc:date>
            </office:change-info>
            <text:p text:style-name="P26">Constat vis à vis des exigences norme 5.2, 5.4.1, 8.4 </text:p>
          </text:deletion>
        </text:changed-region>
        <text:changed-region xml:id="ct307075520" text:id="ct307075520">
          <text:deletion>
            <office:change-info>
              <dc:creator>Auteur inconnu</dc:creator>
              <dc:date>2011-09-12T17:44:00</dc:date>
            </office:change-info>
            <text:p text:style-name="P26">: </text:p>
          </text:deletion>
        </text:changed-region>
        <text:changed-region xml:id="ct307075160" text:id="ct307075160">
          <text:deletion>
            <office:change-info>
              <dc:creator>Auteur inconnu</dc:creator>
              <dc:date>2011-09-16T11:59:00</dc:date>
            </office:change-info>
            <text:p text:style-name="P26">(Écoute client, objectifs qualité et analyse des données)</text:p>
            <text:p text:style-name="P27"><text:span text:style-name="T12"/></text:p>
          </text:deletion>
        </text:changed-region>
        <text:changed-region xml:id="ct307072400" text:id="ct307072400">
          <text:deletion>
            <office:change-info>
              <dc:creator>Auteur inconnu</dc:creator>
              <dc:date>2011-09-12T17:39:00</dc:date>
            </office:change-info>
            <text:p text:style-name="P27"><text:span text:style-name="T12">- Les liens entre les résultats de l'écoute client, les objectifs qualité et les actions du plan d'action </text:span><text:span text:style-name="T9">relatifs aux processus de réalisation</text:span><text:span text:style-name="T12"> ne sont pas toujours facilement identifiables. (Remarque, les objectifs Qualité du DLCF sont en majeure partie la déclinaison des objectifs qualité du CETE. De ce fait, le lien entre l'écoute client au niveau du DLCF et les objectifs Qualité n'est pas directement identifiable. De la même manière, il n'y a pas forcément de relation directe entre l'écoute client, qui permet d'orienter l'activité future ou de traiter des réclamations. Je conteste toujours la formalisation de l'écart. Par contre, j'accepte le fait que l</text:span></text:p>
          </text:deletion>
        </text:changed-region>
        <text:changed-region xml:id="ct307074200" text:id="ct307074200">
          <text:deletion>
            <office:change-info>
              <dc:creator>Auteur inconnu</dc:creator>
              <dc:date>2011-09-16T11:59:00</dc:date>
            </office:change-info>
            <text:p text:style-name="P27"><text:span text:style-name="T13">e plan d'action du DLCF ne </text:span></text:p>
          </text:deletion>
        </text:changed-region>
        <text:changed-region xml:id="ct307074080" text:id="ct307074080">
          <text:deletion>
            <office:change-info>
              <dc:creator>Auteur inconnu</dc:creator>
              <dc:date>2011-09-12T17:43:00</dc:date>
            </office:change-info>
            <text:p text:style-name="P27"><text:span text:style-name="T12">comprend pas suffisamment d'actions d'amélioration des processus de réalisation.)</text:span></text:p>
          </text:deletion>
        </text:changed-region>
        <text:changed-region xml:id="ct307075400" text:id="ct307075400">
          <text:deletion>
            <office:change-info>
              <dc:creator>Auteur inconnu</dc:creator>
              <dc:date>2011-09-16T11:59:00</dc:date>
            </office:change-info>
            <text:p text:style-name="P27"><text:span text:style-name="T15"/></text:p>
            <text:p text:style-name="P27"><text:span text:style-name="T16">►</text:span><text:span text:style-name="T17"> Piste</text:span></text:p>
          </text:deletion>
        </text:changed-region>
        <text:changed-region xml:id="ct307073720" text:id="ct307073720">
          <text:deletion>
            <office:change-info>
              <dc:creator>Auteur inconnu</dc:creator>
              <dc:date>2011-09-12T17:37:00</dc:date>
            </office:change-info>
            <text:p text:style-name="P27"><text:span text:style-name="T18">s</text:span></text:p>
          </text:deletion>
        </text:changed-region>
        <text:changed-region xml:id="ct307074920" text:id="ct307074920">
          <text:deletion>
            <office:change-info>
              <dc:creator>Auteur inconnu</dc:creator>
              <dc:date>2011-09-16T11:59:00</dc:date>
            </office:change-info>
            <text:p text:style-name="P27"><text:span text:style-name="T17"><text:s/>de progrè</text:span></text:p>
          </text:deletion>
        </text:changed-region>
        <text:changed-region xml:id="ct307072040" text:id="ct307072040">
          <text:deletion>
            <office:change-info>
              <dc:creator>Auteur inconnu</dc:creator>
              <dc:date>2011-09-12T17:37:00</dc:date>
            </office:change-info>
            <text:p text:style-name="P27"><text:span text:style-name="T18">s</text:span></text:p>
          </text:deletion>
        </text:changed-region>
        <text:changed-region xml:id="ct307073360" text:id="ct307073360">
          <text:deletion>
            <office:change-info>
              <dc:creator>Auteur inconnu</dc:creator>
              <dc:date>2011-09-16T11:59:00</dc:date>
            </office:change-info>
            <text:p text:style-name="P27"><text:span text:style-name="T17"> :</text:span> </text:p>
          </text:deletion>
        </text:changed-region>
        <text:changed-region xml:id="ct307073480" text:id="ct307073480">
          <text:deletion>
            <office:change-info>
              <dc:creator>Auteur inconnu</dc:creator>
              <dc:date>2011-09-12T17:44:00</dc:date>
            </office:change-info>
            <text:p text:style-name="P27"><text:span text:style-name="T15"/></text:p>
            <text:p text:style-name="P28">&gt; Élargir et synthétiser l'écoute client afin de nourrir la stratégie du DLCF sur les processus de réalisation <text:s/>(Point à retirer de mon point de vue)</text:p>
            <text:p text:style-name="P29">&gt; </text:p>
          </text:deletion>
        </text:changed-region>
        <text:changed-region xml:id="ct307073600" text:id="ct307073600">
          <text:deletion>
            <office:change-info>
              <dc:creator>Auteur inconnu</dc:creator>
              <dc:date>2011-09-16T11:59:00</dc:date>
            </office:change-info>
            <text:p text:style-name="P29"><text:span text:style-name="T19">Améliorer la maitrise des informations concernant le fonctionnement et la surveillance des processus R, afin d'en faciliter l'amélioration continue. </text:span></text:p>
          </text:deletion>
        </text:changed-region>
        <text:changed-region xml:id="ct307073840" text:id="ct307073840">
          <text:deletion>
            <office:change-info>
              <dc:creator>Auteur inconnu</dc:creator>
              <dc:date>2011-09-12T17:44:00</dc:date>
            </office:change-info>
            <text:p text:style-name="P29">(Point à conserver)</text:p>
          </text:deletion>
        </text:changed-region>
        <text:changed-region xml:id="ct307073240" text:id="ct307073240">
          <text:deletion>
            <office:change-info>
              <dc:creator>Auteur inconnu</dc:creator>
              <dc:date>2011-09-16T11:59:00</dc:date>
            </office:change-info>
            <text:p text:style-name="P29"><text:span text:style-name="T15"/></text:p>
            <text:p text:style-name="P30"/>
            <text:p text:style-name="P27">Constat vis à vis de l'exigence norme : 7.2.2c </text:p>
          </text:deletion>
        </text:changed-region>
        <text:changed-region xml:id="ct307072520" text:id="ct307072520">
          <text:deletion>
            <office:change-info>
              <dc:creator>Auteur inconnu</dc:creator>
              <dc:date>2011-09-12T17:44:00</dc:date>
            </office:change-info>
            <text:p text:style-name="P27">: </text:p>
          </text:deletion>
        </text:changed-region>
        <text:changed-region xml:id="ct307072640" text:id="ct307072640">
          <text:deletion>
            <office:change-info>
              <dc:creator>Auteur inconnu</dc:creator>
              <dc:date>2011-09-16T11:59:00</dc:date>
            </office:change-info>
            <text:p text:style-name="P27">(Revue des exigences relatives au produit)</text:p>
            <text:p text:style-name="P31"/>
          </text:deletion>
        </text:changed-region>
        <text:changed-region xml:id="ct307071920" text:id="ct307071920">
          <text:deletion>
            <office:change-info>
              <dc:creator>Auteur inconnu</dc:creator>
              <dc:date>2011-09-12T17:45:00</dc:date>
            </office:change-info>
            <text:p text:style-name="P31">- </text:p>
          </text:deletion>
        </text:changed-region>
        <text:changed-region xml:id="ct307069520" text:id="ct307069520">
          <text:deletion>
            <office:change-info>
              <dc:creator>Auteur inconnu</dc:creator>
              <dc:date>2011-09-16T11:59:00</dc:date>
            </office:change-info>
            <text:p text:style-name="P31"><text:span text:style-name="T20">Les plannings examinés, notamment pour le long terme, ne permettent pas de démontrer clairement comment le responsable de commande détermine la capacité du DLCF à respecter le délai imposé par le client </text:span></text:p>
          </text:deletion>
        </text:changed-region>
        <text:changed-region xml:id="ct307068920" text:id="ct307068920">
          <text:deletion>
            <office:change-info>
              <dc:creator>Auteur inconnu</dc:creator>
              <dc:date>2011-09-12T17:45:00</dc:date>
            </office:change-info>
            <text:p text:style-name="P31"><text:s/></text:p>
          </text:deletion>
        </text:changed-region>
        <text:changed-region xml:id="ct307068560" text:id="ct307068560">
          <text:deletion>
            <office:change-info>
              <dc:creator>Auteur inconnu</dc:creator>
              <dc:date>2011-09-16T11:59:00</dc:date>
            </office:change-info>
            <text:p text:style-name="P31"><text:span text:style-name="T15"/></text:p>
            <text:p text:style-name="P32"><text:span text:style-name="T17">►</text:span><text:span text:style-name="T11"> Piste de progrès :</text:span><text:span text:style-name="T21"> <text:s/>Améliorer la gestion des plans de charge</text:span></text:p>
          </text:deletion>
        </text:changed-region>
        <text:changed-region xml:id="ct307073960" text:id="ct307073960">
          <text:format-change>
            <office:change-info>
              <dc:creator>Auteur inconnu</dc:creator>
              <dc:date>2011-09-13T09:49:00</dc:date>
            </office:change-info>
          </text:format-change>
        </text:changed-region>
        <text:changed-region xml:id="ct307074560" text:id="ct307074560">
          <text:deletion>
            <office:change-info>
              <dc:creator>Auteur inconnu</dc:creator>
              <dc:date>2011-09-12T17:53:00</dc:date>
            </office:change-info>
            <text:p text:style-name="P33">Certains points sensibles pourrait se traduire en non conformité (contrôles qualité par exemple)</text:p>
          </text:deletion>
        </text:changed-region>
        <text:changed-region xml:id="ct307074320" text:id="ct307074320">
          <text:deletion>
            <office:change-info>
              <dc:creator>Auteur inconnu</dc:creator>
              <dc:date>2011-09-12T18:10:00</dc:date>
            </office:change-info>
            <text:p text:style-name="P33"><text:s/>Je souhaiterais que cette mention soit retirée, car elle préjuge des résultats d'un futur audit. Si aucune non-conformité n'est relevée à cet audit, ce champ est « sans objet ».</text:p>
          </text:deletion>
        </text:changed-region>
        <text:changed-region xml:id="ct307073120" text:id="ct307073120">
          <text:format-change>
            <office:change-info>
              <dc:creator>Auteur inconnu</dc:creator>
              <dc:date>2011-09-13T09:49:00</dc:date>
            </office:change-info>
          </text:format-change>
        </text:changed-region>
        <text:changed-region xml:id="ct307072160" text:id="ct307072160">
          <text:deletion>
            <office:change-info>
              <dc:creator>Auteur inconnu</dc:creator>
              <dc:date>2011-09-12T18:11:00</dc:date>
            </office:change-info>
            <text:p text:style-name="P34">Les affaires de type « recherche » (ERA) ne semblent pas se conformer complètement à la procédure R2 (préciser sur quel point SVP). </text:p>
          </text:deletion>
        </text:changed-region>
        <text:changed-region xml:id="ct307074440" text:id="ct307074440">
          <text:deletion>
            <office:change-info>
              <dc:creator>Auteur inconnu</dc:creator>
              <dc:date>2011-09-16T11:59:00</dc:date>
            </office:change-info>
            <text:p text:style-name="P34"/>
            <text:p text:style-name="P35">Aucune affaire R1 au DLCF à ce jour.</text:p>
          </text:deletion>
        </text:changed-region>
        <text:changed-region xml:id="ct307074680" text:id="ct307074680">
          <text:format-change>
            <office:change-info>
              <dc:creator>Auteur inconnu</dc:creator>
              <dc:date>2011-09-13T09:49:00</dc:date>
            </office:change-info>
          </text:format-change>
        </text:changed-region>
        <text:changed-region xml:id="ct307074800" text:id="ct307074800">
          <text:deletion>
            <office:change-info>
              <dc:creator>Auteur inconnu</dc:creator>
              <dc:date>2011-09-16T11:59:00</dc:date>
            </office:change-info>
            <text:p text:style-name="P36">Processus et système qualité globalement appliqués.</text:p>
            <text:p text:style-name="P37"/>
          </text:deletion>
        </text:changed-region>
        <text:changed-region xml:id="ct307079360" text:id="ct307079360">
          <text:deletion>
            <office:change-info>
              <dc:creator>Auteur inconnu</dc:creator>
              <dc:date>2011-09-16T11:59:00</dc:date>
            </office:change-info>
            <text:p text:style-name="P38">Discussions sur la perception du champs de l'audit : les auditeurs y ont intégré l'examen des conditions de planification et de maitrise des processus R par la Direction du DLCF, et pas seulement le respect de l'application des documents qualité dans les unités.</text:p>
            <text:p text:style-name="P39"><text:span text:style-name="T22"/></text:p>
          </text:deletion>
        </text:changed-region>
        <text:changed-region xml:id="ct307076720" text:id="ct307076720">
          <text:deletion>
            <office:change-info>
              <dc:creator>Auteur inconnu</dc:creator>
              <dc:date>2011-09-13T09:42:00</dc:date>
            </office:change-info>
            <text:p text:style-name="P39"><text:span text:style-name="T22">en</text:span></text:p>
          </text:deletion>
        </text:changed-region>
        <text:changed-region xml:id="ct307077800" text:id="ct307077800">
          <text:deletion>
            <office:change-info>
              <dc:creator>Auteur inconnu</dc:creator>
              <dc:date>2011-09-13T09:38:00</dc:date>
            </office:change-info>
            <text:p text:style-name="P39"><text:span text:style-name="T22">est un audit mené par un organisme de certification pour évaluer lors d'une démarche de certification d'une organisation si le processus de certification peut être poursuivi ou si des modifications sont à apporter au système de management </text:span></text:p>
          </text:deletion>
        </text:changed-region>
        <text:changed-region xml:id="ct307077200" text:id="ct307077200">
          <text:deletion>
            <office:change-info>
              <dc:creator>Auteur inconnu</dc:creator>
              <dc:date>2011-09-16T11:59:00</dc:date>
            </office:change-info>
            <text:p text:style-name="P39"><text:span text:style-name="T22"/></text:p>
            <text:p text:style-name="P39"><text:span text:style-name="T22"/></text:p>
          </text:deletion>
        </text:changed-region>
        <text:changed-region xml:id="ct307076120" text:id="ct307076120">
          <text:deletion>
            <office:change-info>
              <dc:creator>Auteur inconnu</dc:creator>
              <dc:date>2011-09-12T18:05:00</dc:date>
            </office:change-info>
            <text:p text:style-name="P39"><text:span text:style-name="T23"/></text:p>
            <text:p text:style-name="P40">- Tentative de rédaction du rapport d'audit « en direct » lors de la réunion de clôture, ce qui n'a pu être complètement réalisé. Auditeurs comme audités sont peut-être trop dans la recherche de solutions lors de la réunion de clôture ...</text:p>
            <text:p text:style-name="P41"><text:span text:style-name="T23"/></text:p>
          </text:deletion>
        </text:changed-region>
        <text:changed-region xml:id="ct307078280" text:id="ct307078280">
          <text:deletion>
            <office:change-info>
              <dc:creator>Auteur inconnu</dc:creator>
              <dc:date>2011-09-16T11:59:00</dc:date>
            </office:change-info>
            <text:p text:style-name="P41">(Ordre du jour, respect des objectifs de l'audit, réunions d'ouverture, clôture)</text:p>
            <text:p text:style-name="P42"/>
            <text:p text:style-name="P39"><text:span text:style-name="T24"/></text:p>
          </text:deletion>
        </text:changed-region>
        <text:changed-region xml:id="ct307075880" text:id="ct307075880">
          <text:deletion>
            <office:change-info>
              <dc:creator>Auteur inconnu</dc:creator>
              <dc:date>2011-09-12T16:48:00</dc:date>
            </office:change-info>
            <text:p text:style-name="P39"><text:span text:style-name="T24">- </text:span></text:p>
          </text:deletion>
        </text:changed-region>
        <text:changed-region xml:id="ct307078160" text:id="ct307078160">
          <text:deletion>
            <office:change-info>
              <dc:creator>Auteur inconnu</dc:creator>
              <dc:date>2011-09-16T11:59:00</dc:date>
            </office:change-info>
            <text:p text:style-name="P39"><text:span text:style-name="T23">Regret de ne pas avoir pu rencontrer de chargé d'affaire de AGMI </text:span></text:p>
          </text:deletion>
        </text:changed-region>
        <text:changed-region xml:id="ct307078400" text:id="ct307078400">
          <text:deletion>
            <office:change-info>
              <dc:creator>Auteur inconnu</dc:creator>
              <dc:date>2011-09-12T17:01:00</dc:date>
            </office:change-info>
            <text:p text:style-name="P39"><text:span text:style-name="T24">(Attention, Caroline Mauduit, que vous avez rencontrée est chargée d'affaire à AGMI, donc votre remarque doit être préci</text:span></text:p>
          </text:deletion>
        </text:changed-region>
        <text:changed-region xml:id="ct307078040" text:id="ct307078040">
          <text:deletion>
            <office:change-info>
              <dc:creator>Auteur inconnu</dc:creator>
              <dc:date>2011-09-12T17:02:00</dc:date>
            </office:change-info>
            <text:p text:style-name="P39"><text:span text:style-name="T24">sée)</text:span></text:p>
          </text:deletion>
        </text:changed-region>
        <text:changed-region xml:id="ct307077320" text:id="ct307077320">
          <text:deletion>
            <office:change-info>
              <dc:creator>Auteur inconnu</dc:creator>
              <dc:date>2011-09-16T11:59:00</dc:date>
            </office:change-info>
            <text:p text:style-name="P39"><text:span text:style-name="T23">, ce qui a pu contribuer à ce que l'examen de l'application de la procédure de déroulement d'une affaire n'ait pas été complètement réalisé.</text:span></text:p>
            <text:p text:style-name="P39"><text:span text:style-name="T23"/></text:p>
          </text:deletion>
        </text:changed-region>
        <text:changed-region xml:id="ct307078760" text:id="ct307078760">
          <text:deletion>
            <office:change-info>
              <dc:creator>Auteur inconnu</dc:creator>
              <dc:date>2011-09-16T11:59:00</dc:date>
            </office:change-info>
            <text:p text:style-name="P39"><text:span text:style-name="T22">Bonnes relations (</text:span></text:p>
          </text:deletion>
        </text:changed-region>
        <text:changed-region xml:id="ct307076240" text:id="ct307076240">
          <text:deletion>
            <office:change-info>
              <dc:creator>Auteur inconnu</dc:creator>
              <dc:date>2011-09-12T17:55:00</dc:date>
            </office:change-info>
            <text:p text:style-name="P39"><text:span text:style-name="T25">= </text:span></text:p>
          </text:deletion>
        </text:changed-region>
        <text:changed-region xml:id="ct307076600" text:id="ct307076600">
          <text:deletion>
            <office:change-info>
              <dc:creator>Auteur inconnu</dc:creator>
              <dc:date>2011-09-16T11:59:00</dc:date>
            </office:change-info>
            <text:p text:style-name="P39"><text:span text:style-name="T22">expression libre des remarques ou des divergences d'interprétation)</text:span></text:p>
          </text:deletion>
        </text:changed-region>
        <text:changed-region xml:id="ct307078520" text:id="ct307078520">
          <text:insertion>
            <office:change-info>
              <dc:creator>Auteur inconnu</dc:creator>
              <dc:date>2011-09-12T18:06:00</dc:date>
            </office:change-info>
          </text:insertion>
        </text:changed-region>
        <text:changed-region xml:id="ct724379240" text:id="ct724379240">
          <text:insertion>
            <office:change-info>
              <dc:creator>Roland Cotte</dc:creator>
              <dc:date>2018-11-28T18:02:00</dc:date>
            </office:change-info>
          </text:insertion>
        </text:changed-region>
        <text:changed-region xml:id="ct724380680" text:id="ct724380680">
          <text:format-change>
            <office:change-info>
              <dc:creator>Roland Cotte</dc:creator>
              <dc:date>2018-11-28T18:02:00</dc:date>
            </office:change-info>
          </text:format-change>
        </text:changed-region>
        <text:changed-region xml:id="ct724378760" text:id="ct724378760">
          <text:insertion>
            <office:change-info>
              <dc:creator>Roland Cotte</dc:creator>
              <dc:date>2018-11-28T18:03:00</dc:date>
            </office:change-info>
          </text:insertion>
        </text:changed-region>
        <text:changed-region xml:id="ct724378280" text:id="ct724378280">
          <text:insertion>
            <office:change-info>
              <dc:creator>Roland Cotte</dc:creator>
              <dc:date>2018-11-28T18:04:00</dc:date>
            </office:change-info>
          </text:insertion>
        </text:changed-region>
        <text:changed-region xml:id="ct724381040" text:id="ct724381040">
          <text:format-change>
            <office:change-info>
              <dc:creator>Roland Cotte</dc:creator>
              <dc:date>2018-11-28T18:02:00</dc:date>
            </office:change-info>
          </text:format-change>
        </text:changed-region>
        <text:changed-region xml:id="ct724379360" text:id="ct724379360">
          <text:deletion>
            <office:change-info>
              <dc:creator>Roland Cotte</dc:creator>
              <dc:date>2018-11-28T18:04:00</dc:date>
            </office:change-info>
            <text:p text:style-name="P43">ent bien</text:p>
          </text:deletion>
        </text:changed-region>
        <text:changed-region xml:id="ct724378520" text:id="ct724378520">
          <text:insertion>
            <office:change-info>
              <dc:creator>Roland Cotte</dc:creator>
              <dc:date>2018-11-28T18:04:00</dc:date>
            </office:change-info>
          </text:insertion>
        </text:changed-region>
        <text:changed-region xml:id="ct724380800" text:id="ct724380800">
          <text:deletion>
            <office:change-info>
              <dc:creator>Roland Cotte</dc:creator>
              <dc:date>2018-11-28T18:04:00</dc:date>
            </office:change-info>
            <text:p text:style-name="P43"><text:s/>aux </text:p>
          </text:deletion>
        </text:changed-region>
        <text:changed-region xml:id="ct724378400" text:id="ct724378400">
          <text:format-change>
            <office:change-info>
              <dc:creator>Roland Cotte</dc:creator>
              <dc:date>2018-11-28T18:02:00</dc:date>
            </office:change-info>
          </text:format-change>
        </text:changed-region>
        <text:changed-region xml:id="ct724379600" text:id="ct724379600">
          <text:deletion>
            <office:change-info>
              <dc:creator>Roland Cotte</dc:creator>
              <dc:date>2018-11-28T18:04:00</dc:date>
            </office:change-info>
            <text:p text:style-name="P43">s</text:p>
          </text:deletion>
        </text:changed-region>
        <text:changed-region xml:id="ct724381160" text:id="ct724381160">
          <text:format-change>
            <office:change-info>
              <dc:creator>Roland Cotte</dc:creator>
              <dc:date>2018-11-28T18:02:00</dc:date>
            </office:change-info>
          </text:format-change>
        </text:changed-region>
        <text:changed-region xml:id="ct724380080" text:id="ct724380080">
          <text:deletion>
            <office:change-info>
              <dc:creator>Roland Cotte</dc:creator>
              <dc:date>2018-11-28T18:04:00</dc:date>
            </office:change-info>
            <text:p text:style-name="P43">s</text:p>
          </text:deletion>
        </text:changed-region>
        <text:changed-region xml:id="ct724378640" text:id="ct724378640">
          <text:format-change>
            <office:change-info>
              <dc:creator>Roland Cotte</dc:creator>
              <dc:date>2018-11-28T18:02:00</dc:date>
            </office:change-info>
          </text:format-change>
        </text:changed-region>
        <text:changed-region xml:id="ct724380560" text:id="ct724380560">
          <text:insertion>
            <office:change-info>
              <dc:creator>Roland Cotte</dc:creator>
              <dc:date>2018-11-28T18:04:00</dc:date>
            </office:change-info>
          </text:insertion>
        </text:changed-region>
        <text:changed-region xml:id="ct720232896" text:id="ct720232896">
          <text:deletion>
            <office:change-info>
              <dc:creator>Roland Cotte</dc:creator>
              <dc:date>2018-11-28T18:04:00</dc:date>
            </office:change-info>
            <text:p text:style-name="P43">, en particulier ceux <text:span text:style-name="T26">concernant</text:span> la gestion des affaires.</text:p>
          </text:deletion>
        </text:changed-region>
        <text:changed-region xml:id="ct307078640" text:id="ct307078640">
          <text:deletion>
            <office:change-info>
              <dc:creator>Auteur inconnu</dc:creator>
              <dc:date>2011-09-16T11:59:00</dc:date>
            </office:change-info>
            <text:p text:style-name="P44">Application du processus R2 insuffisamment examiné. </text:p>
          </text:deletion>
        </text:changed-region>
        <text:changed-region xml:id="ct307076960" text:id="ct307076960">
          <text:deletion>
            <office:change-info>
              <dc:creator>Auteur inconnu</dc:creator>
              <dc:date>2011-09-12T17:55:00</dc:date>
            </office:change-info>
            <text:p text:style-name="P44"><text:span text:style-name="T9">Examen à compléter si possible lors du prochain audit interne.</text:span></text:p>
          </text:deletion>
        </text:changed-region>
        <text:changed-region xml:id="ct307077680" text:id="ct307077680">
          <text:format-change>
            <office:change-info>
              <dc:creator>Auteur inconnu</dc:creator>
              <dc:date>2011-09-13T09:49:00</dc:date>
            </office:change-info>
          </text:format-change>
        </text:changed-region>
        <text:changed-region xml:id="ct307079240" text:id="ct307079240">
          <text:deletion>
            <office:change-info>
              <dc:creator>Auteur inconnu</dc:creator>
              <dc:date>2011-09-16T11:59:00</dc:date>
            </office:change-info>
            <text:p text:style-name="P45">JG. Langlois</text:p>
          </text:deletion>
        </text:changed-region>
        <text:changed-region xml:id="ct307077920" text:id="ct307077920">
          <text:deletion>
            <office:change-info>
              <dc:creator>Auteur inconnu</dc:creator>
              <dc:date>2011-09-16T11:59:00</dc:date>
            </office:change-info>
            <text:p text:style-name="P45">K. Reed-Drou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résentation de l'audit</text:p>
      <table:table table:name="Tableau3" table:style-name="Tableau3">
        <table:table-column table:style-name="Tableau3.A"/>
        <table:table-column table:style-name="Tableau3.B"/>
        <table:table-row>
          <table:table-cell table:style-name="Tableau3.A1" table:number-columns-spanned="2" office:value-type="string">
            <text:p text:style-name="Table_20_Contents"/>
          </table:table-cell>
          <table:covered-table-cell/>
        </table:table-row>
        <table:table-row>
          <table:table-cell table:style-name="Tableau3.A1" office:value-type="string">
            <text:p text:style-name="P53">Entité auditée :</text:p>
          </table:table-cell>
          <table:table-cell table:style-name="Tableau3.A1" office:value-type="string">
            <text:p text:style-name="P57">Les unités : Géotechnique-Terrassement-Risques et Structures et Ouvrages d’Art</text:p>
          </table:table-cell>
        </table:table-row>
        <table:table-row>
          <table:table-cell table:style-name="Tableau3.A1" office:value-type="string">
            <text:p text:style-name="P53">Équipe d'audit :</text:p>
          </table:table-cell>
          <table:table-cell table:style-name="Tableau3.A1" office:value-type="string">
            <text:p text:style-name="P57">David DAGUILLON, responsable d’audit</text:p>
            <text:p text:style-name="P57">Julie TISSOT</text:p>
          </table:table-cell>
        </table:table-row>
        <table:table-row>
          <table:table-cell table:style-name="Tableau3.A1" office:value-type="string">
            <text:p text:style-name="P1"><text:change text:change-id="ct307392200"/>Objectifs et champ </text:p>
            <text:p text:style-name="P1">de l'audit :</text:p>
          </table:table-cell>
          <table:table-cell table:style-name="Tableau3.A1" office:value-type="string">
            <text:p text:style-name="P57">Appropriation et application du système qualité sécurité environnement au niveau des unités du DLCF</text:p>
          </table:table-cell>
        </table:table-row>
        <table:table-row>
          <table:table-cell table:style-name="Tableau3.A1" office:value-type="string">
            <text:p text:style-name="P53">Référentiels de l'audit :</text:p>
          </table:table-cell>
          <table:table-cell table:style-name="Tableau3.B5" office:value-type="string">
            <text:p text:style-name="P58">ISO 9 001 <text:span text:style-name="T29">et</text:span> ISO 14 001 <text:span text:style-name="T29">versions 2015 </text:span></text:p>
            <text:p text:style-name="P58">OHSAS 18 001</text:p>
          </table:table-cell>
        </table:table-row>
        <table:table-row table:style-name="Tableau3.6">
          <table:table-cell table:style-name="Tableau3.A1" office:value-type="string">
            <text:p text:style-name="P53">Commentaire :</text:p>
          </table:table-cell>
          <table:table-cell table:style-name="Tableau3.A1" office:value-type="string">
            <text:p text:style-name="P56"/>
          </table:table-cell>
        </table:table-row>
        <table:table-row table:style-name="Tableau3.6">
          <table:table-cell table:style-name="Tableau3.A1" office:value-type="string">
            <text:p text:style-name="P55">Documents remis</text:p>
          </table:table-cell>
          <table:table-cell table:style-name="Tableau3.A1" office:value-type="string">
            <text:p text:style-name="P56"/>
          </table:table-cell>
        </table:table-row>
      </table:table>
      <text:p text:style-name="Standard"/>
      <table:table table:name="Tableau4" table:style-name="Tableau4">
        <table:table-column table:style-name="Tableau4.A"/>
        <table:table-row>
          <table:table-cell table:style-name="Tableau4.A1" office:value-type="string">
            <text:h text:style-name="Heading_20_2" text:outline-level="2"><text:span text:style-name="T21">Programme </text:span><text:change-start text:change-id="ct307390160"/><text:span text:style-name="T21">prévisionnel </text:span><text:change-end text:change-id="ct307390160"/><text:span text:style-name="T21">d</text:span><text:change text:change-id="ct307390400"/><text:change-start text:change-id="ct307392440"/><text:span text:style-name="T21">e l'</text:span><text:change-end text:change-id="ct307392440"/><text:span text:style-name="T21">audit</text:span><text:change text:change-id="ct307391000"/></text:h>
          </table:table-cell>
        </table:table-row>
      </table:table>
      <text:p text:style-name="Standard"/>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Horaire </text:p>
          </table:table-cell>
          <table:table-cell table:style-name="Tableau1.B1" office:value-type="string">
            <text:p text:style-name="P2">Thème abordé</text:p>
          </table:table-cell>
          <table:table-cell table:style-name="Tableau1.B1" office:value-type="string">
            <text:p text:style-name="P2">Auditeur<text:span text:style-name="T54">s</text:span></text:p>
          </table:table-cell>
          <table:table-cell table:style-name="Tableau1.D1" office:value-type="string">
            <text:p text:style-name="P2">Personnes <text:change text:change-id="ct307392920"/><text:change-start text:change-id="ct307393040"/>présentes<text:change-end text:change-id="ct307393040"/><text:change-start text:change-id="ct307393160"/> <text:change-end text:change-id="ct307393160"/></text:p>
          </table:table-cell>
        </table:table-row>
        <table:table-row table:style-name="Tableau1.2">
          <table:table-cell table:style-name="Tableau1.A2" office:value-type="string">
            <text:p text:style-name="P62">9H<text:span text:style-name="T52">30-10h30</text:span></text:p>
          </table:table-cell>
          <table:table-cell table:style-name="Tableau1.A2" office:value-type="string">
            <text:p text:style-name="P65">Réunion d’ouverture</text:p>
            <text:p text:style-name="P3"><text:change text:change-id="ct307076480"/></text:p>
          </table:table-cell>
          <table:table-cell table:style-name="Tableau1.A2" office:value-type="string">
            <text:p text:style-name="P63">David DAGUILLON</text:p>
            <text:p text:style-name="P63">Julie TISSOT</text:p>
            <text:p text:style-name="P4"><text:change text:change-id="ct307075760"/></text:p>
          </table:table-cell>
          <table:table-cell table:style-name="Tableau1.D2" office:value-type="string">
            <text:p text:style-name="P68">Roland COTTE, directeur de département</text:p>
            <text:p text:style-name="P68">Alexandre CUER, directeur adjoint et responsable qualité</text:p>
            <text:p text:style-name="P68">Amélie GEOFFROY, correspondant hygiène sécurité environnement</text:p>
            <text:p text:style-name="P68">Benoît NAGEL, chef d’unité Géotechnique-Terrassement-Risques</text:p>
            <text:p text:style-name="P68">Richard VAISSIERE, chef d’unité Structures et Ouvrages d’Art</text:p>
            <text:p text:style-name="P5"><text:change text:change-id="ct307079000"/></text:p>
          </table:table-cell>
        </table:table-row>
        <table:table-row table:style-name="Tableau1.3">
          <table:table-cell table:style-name="Tableau1.A3" office:value-type="string">
            <text:p text:style-name="P71">10h30-12h45</text:p>
            <text:p text:style-name="P6"><text:change text:change-id="ct307076000"/></text:p>
          </table:table-cell>
          <table:table-cell table:style-name="Tableau1.A3" office:value-type="string">
            <text:p text:style-name="P67">Audit <text:span text:style-name="T52">unité Géotechnique-Terrassement-Risques</text:span></text:p>
          </table:table-cell>
          <table:table-cell table:style-name="Tableau1.A3" office:value-type="string">
            <text:p text:style-name="P64">David DAGUILLON</text:p>
            <text:p text:style-name="P64">Julie TISSOT</text:p>
            <text:p text:style-name="P4"><text:change text:change-id="ct307076360"/></text:p>
          </table:table-cell>
          <table:table-cell table:style-name="Tableau1.D3" office:value-type="string">
            <text:p text:style-name="P69">Benoît NAGEL, chef d’unité Géotechnique-Terrassement-Risques</text:p>
            <text:p text:style-name="P70">Alexandre CUER, directeur adjoint et responsable qualité</text:p>
            <text:p text:style-name="P70">Amélie GEOFFROY, correspondant hygiène sécurité environnement</text:p>
            <text:p text:style-name="P7">Stéphanie S<text:change-start text:change-id="ct718759696"/><text:span text:style-name="T69">OUVIGNET</text:span><text:change-end text:change-id="ct718759696"/><text:change text:change-id="ct718758016"/>, chargée d’études</text:p>
          </table:table-cell>
        </table:table-row>
        <table:table-row table:style-name="Tableau1.3">
          <table:table-cell table:style-name="Tableau1.A2" office:value-type="string">
            <text:p text:style-name="P65">12h<text:span text:style-name="T59">45</text:span>-13h<text:span text:style-name="T59">45</text:span></text:p>
          </table:table-cell>
          <table:table-cell table:style-name="Tableau1.A2" office:value-type="string">
            <text:p text:style-name="P65">Repas</text:p>
          </table:table-cell>
          <table:table-cell table:style-name="Tableau1.A2" office:value-type="string">
            <text:p text:style-name="P65"/>
          </table:table-cell>
          <table:table-cell table:style-name="Tableau1.D2" office:value-type="string">
            <text:p text:style-name="P65"/>
          </table:table-cell>
        </table:table-row>
        <table:table-row table:style-name="Tableau1.3">
          <table:table-cell table:style-name="Tableau1.A2" office:value-type="string">
            <text:p text:style-name="P66">13h<text:span text:style-name="T59">45</text:span>-16h30</text:p>
          </table:table-cell>
          <table:table-cell table:style-name="Tableau1.A2" office:value-type="string">
            <text:p text:style-name="P67">Audit <text:span text:style-name="T52">unité </text:span><text:span text:style-name="T58">Structures et Ouvrages d’Art</text:span></text:p>
          </table:table-cell>
          <table:table-cell table:style-name="Tableau1.A2" office:value-type="string">
            <text:p text:style-name="P64">David DAGUILLON</text:p>
            <text:p text:style-name="P64">Julie TISSOT</text:p>
          </table:table-cell>
          <table:table-cell table:style-name="Tableau1.D2" office:value-type="string">
            <text:p text:style-name="P69">Richard VAISSIERE, chef d’unité Structures et Ouvrages d’Art</text:p>
            <text:p text:style-name="P70">Alexandre CUER, directeur adjoint et responsable qualité</text:p>
            <text:p text:style-name="P70">Amélie GEOFFROY, correspondant hygiène sécurité environnement</text:p>
            <text:p text:style-name="P7">Bruno B<text:change-start text:change-id="ct718758136"/><text:span text:style-name="T69">OULET</text:span><text:change-end text:change-id="ct718758136"/><text:change text:change-id="ct718759576"/>, <text:change-start text:change-id="ct718758496"/><text:span text:style-name="T69">adjoint chef unité SOA et </text:span><text:change-end text:change-id="ct718758496"/>chargé d’études</text:p>
          </table:table-cell>
        </table:table-row>
        <table:table-row table:style-name="Tableau1.3">
          <table:table-cell table:style-name="Tableau1.A3" office:value-type="string">
            <text:p text:style-name="P66">16h30-17h00</text:p>
            <text:p text:style-name="P6"><text:change text:change-id="ct307078880"/></text:p>
          </table:table-cell>
          <table:table-cell table:style-name="Tableau1.A3" office:value-type="string">
            <text:p text:style-name="P65">Réunion de synthèse</text:p>
          </table:table-cell>
          <table:table-cell table:style-name="Tableau1.A3" office:value-type="string">
            <text:p text:style-name="P64">David DAGUILLON</text:p>
            <text:p text:style-name="P64">Julie TISSOT</text:p>
          </table:table-cell>
          <table:table-cell table:style-name="Tableau1.D3" office:value-type="string">
            <text:p text:style-name="P65"/>
          </table:table-cell>
        </table:table-row>
        <table:table-row table:style-name="Tableau1.3">
          <table:table-cell table:style-name="Tableau1.A3" office:value-type="string">
            <text:p text:style-name="P65"><text:span text:style-name="T53">17h00-17h30</text:span> </text:p>
            <text:p text:style-name="P6"><text:change text:change-id="ct307075640"/></text:p>
          </table:table-cell>
          <table:table-cell table:style-name="Tableau1.A3" office:value-type="string">
            <text:p text:style-name="P65">Réunion de clôture</text:p>
          </table:table-cell>
          <table:table-cell table:style-name="Tableau1.A3" office:value-type="string">
            <text:p text:style-name="P64">David DAGUILLON</text:p>
            <text:p text:style-name="P64">Julie TISSOT</text:p>
            <text:p text:style-name="P4"><text:change text:change-id="ct307079120"/></text:p>
          </table:table-cell>
          <table:table-cell table:style-name="Tableau1.D3" office:value-type="string">
            <text:p text:style-name="P69">Roland COTTE, directeur de département</text:p>
            <text:p text:style-name="P69">Alexandre CUER, directeur adjoint et responsable qualité</text:p>
            <text:p text:style-name="P69">Amélie GEOFFROY, correspondant hygiène sécurité environnement</text:p>
            <text:p text:style-name="P69">Benoît NAGEL, chef d’unité Géotechnique-<text:soft-page-break/>Terrassement-Risques</text:p>
            <text:p text:style-name="P69">Richard VAISSIERE, chef d’unité Structures et Ouvrages d’Art</text:p>
            <text:p text:style-name="P8"><text:change text:change-id="ct307391120"/></text:p>
          </table:table-cell>
        </table:table-row>
      </table:table>
      <text:p text:style-name="P6"><text:change text:change-id="ct307389080"/></text:p>
      <table:table table:name="Tableau5" table:style-name="Tableau5">
        <table:table-column table:style-name="Tableau5.A"/>
        <table:table-column table:style-name="Tableau5.B"/>
        <table:table-row>
          <table:table-cell table:style-name="Tableau5.A1" office:value-type="string">
            <text:h text:style-name="P154" text:outline-level="2">Revue de la conformité <text:span text:style-name="T55">aux ISO 9001 et 14 001 versions 2015</text:span></text:h>
          </table:table-cell>
          <table:table-cell table:style-name="Tableau5.A1" office:value-type="string">
            <text:p text:style-name="Table_20_Contents"/>
          </table:table-cell>
        </table:table-row>
      </table:table>
      <text:p text:style-name="Standard"/>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header-rows>
          <table:table-row table:style-name="Tableau6.1">
            <table:table-cell table:style-name="Tableau6.A1" office:value-type="string">
              <text:p text:style-name="P76">ISO 9001</text:p>
            </table:table-cell>
            <table:table-cell table:style-name="Tableau6.A1" office:value-type="string">
              <text:p text:style-name="P76">ISO 14001</text:p>
            </table:table-cell>
            <table:table-cell table:style-name="Tableau6.C1" office:value-type="string">
              <text:p text:style-name="P76">Titre</text:p>
            </table:table-cell>
            <table:table-cell table:style-name="Tableau6.C1" office:value-type="string">
              <text:p text:style-name="P76">Vu sans <text:s/>remarque</text:p>
            </table:table-cell>
            <table:table-cell table:style-name="Tableau6.C1" office:value-type="string">
              <text:p text:style-name="P76">Points forts</text:p>
            </table:table-cell>
            <table:table-cell table:style-name="Tableau6.C1" office:value-type="string">
              <text:p text:style-name="P77">Pistes de progrès</text:p>
            </table:table-cell>
            <table:table-cell table:style-name="Tableau6.C1" office:value-type="string">
              <text:p text:style-name="P77">Points sensibles</text:p>
            </table:table-cell>
            <table:table-cell table:style-name="Tableau6.H1" office:value-type="string">
              <text:p text:style-name="P77">Non conformités</text:p>
            </table:table-cell>
          </table:table-row>
        </table:table-header-rows>
        <table:table-row table:style-name="Tableau6.2">
          <table:table-cell table:style-name="Tableau6.A2" table:number-columns-spanned="8" office:value-type="string">
            <text:p text:style-name="Standard"><text:span text:style-name="T57">4. </text:span><text:span text:style-name="T56">Contexte de l'organisme</text:span></text:p>
          </table:table-cell>
          <table:covered-table-cell/>
          <table:covered-table-cell/>
          <table:covered-table-cell/>
          <table:covered-table-cell/>
          <table:covered-table-cell/>
          <table:covered-table-cell/>
          <table:covered-table-cell/>
        </table:table-row>
        <table:table-row table:style-name="Tableau6.2">
          <table:table-cell table:style-name="Tableau6.A3" office:value-type="string">
            <text:p text:style-name="Standard">4.1</text:p>
          </table:table-cell>
          <table:table-cell table:style-name="Tableau6.B3" office:value-type="string">
            <text:p text:style-name="Standard">4.1</text:p>
          </table:table-cell>
          <table:table-cell table:style-name="Tableau6.C3" office:value-type="string">
            <text:p text:style-name="Standard">Compréhension de l’organisme et son contexte</text:p>
          </table:table-cell>
          <table:table-cell table:style-name="Tableau6.D3" office:value-type="string">
            <text:p text:style-name="P115">x</text:p>
          </table:table-cell>
          <table:table-cell table:style-name="Tableau6.E3" office:value-type="string">
            <text:p text:style-name="P116"/>
          </table:table-cell>
          <table:table-cell table:style-name="Tableau6.F3" office:value-type="string">
            <text:p text:style-name="P116"/>
          </table:table-cell>
          <table:table-cell table:style-name="Tableau6.G3" office:value-type="string">
            <text:p text:style-name="P116"/>
          </table:table-cell>
          <table:table-cell table:style-name="Tableau6.H3" office:value-type="string">
            <text:p text:style-name="P83"/>
          </table:table-cell>
        </table:table-row>
        <table:table-row table:style-name="Tableau6.2">
          <table:table-cell table:style-name="Tableau6.A4" office:value-type="string">
            <text:p text:style-name="Standard">4.2</text:p>
          </table:table-cell>
          <table:table-cell table:style-name="Tableau6.B4" office:value-type="string">
            <text:p text:style-name="Standard">4.2</text:p>
          </table:table-cell>
          <table:table-cell table:style-name="Tableau6.C4" office:value-type="string">
            <text:p text:style-name="Standard">Compréhension des besoins et des attentes des parties intéressées</text:p>
          </table:table-cell>
          <table:table-cell table:style-name="Tableau6.D4" office:value-type="string">
            <text:p text:style-name="P115">x</text:p>
          </table:table-cell>
          <table:table-cell table:style-name="Tableau6.E4" office:value-type="string">
            <text:p text:style-name="P116"/>
          </table:table-cell>
          <table:table-cell table:style-name="Tableau6.F4" office:value-type="string">
            <text:p text:style-name="P116"/>
          </table:table-cell>
          <table:table-cell table:style-name="Tableau6.G4" office:value-type="string">
            <text:p text:style-name="P83"/>
          </table:table-cell>
          <table:table-cell table:style-name="Tableau6.H4" office:value-type="string">
            <text:p text:style-name="P83"/>
          </table:table-cell>
        </table:table-row>
        <table:table-row table:style-name="Tableau6.2">
          <table:table-cell table:style-name="Tableau6.A5" office:value-type="string">
            <text:p text:style-name="Standard">4.3</text:p>
          </table:table-cell>
          <table:table-cell table:style-name="Tableau6.B5" office:value-type="string">
            <text:p text:style-name="Standard">4.3</text:p>
          </table:table-cell>
          <table:table-cell table:style-name="Tableau6.C5" office:value-type="string">
            <text:p text:style-name="Standard">Détermination du domaine d’application du SMQ // SME</text:p>
          </table:table-cell>
          <table:table-cell table:style-name="Tableau6.D5" office:value-type="string">
            <text:p text:style-name="P115">x</text:p>
          </table:table-cell>
          <table:table-cell table:style-name="Tableau6.E5" office:value-type="string">
            <text:p text:style-name="P116"/>
          </table:table-cell>
          <table:table-cell table:style-name="Tableau6.F5" office:value-type="string">
            <text:p text:style-name="P116"/>
          </table:table-cell>
          <table:table-cell table:style-name="Tableau6.G5" office:value-type="string">
            <text:p text:style-name="P83"/>
          </table:table-cell>
          <table:table-cell table:style-name="Tableau6.H5" office:value-type="string">
            <text:p text:style-name="P83"><text:s/></text:p>
          </table:table-cell>
        </table:table-row>
        <table:table-row table:style-name="Tableau6.2">
          <table:table-cell table:style-name="Tableau6.A6" office:value-type="string">
            <text:p text:style-name="Standard">4.4</text:p>
          </table:table-cell>
          <table:table-cell table:style-name="Tableau6.B6" office:value-type="string">
            <text:p text:style-name="Standard">4.4</text:p>
          </table:table-cell>
          <table:table-cell table:style-name="Tableau6.C6" office:value-type="string">
            <text:p text:style-name="Standard">Système de management de la qualité et ses processus // SME</text:p>
          </table:table-cell>
          <table:table-cell table:style-name="Tableau6.D6" office:value-type="string">
            <text:p text:style-name="P117">x</text:p>
          </table:table-cell>
          <table:table-cell table:style-name="Tableau6.E6" office:value-type="string">
            <text:p text:style-name="P116"/>
          </table:table-cell>
          <table:table-cell table:style-name="Tableau6.F6" office:value-type="string">
            <text:p text:style-name="P116"/>
          </table:table-cell>
          <table:table-cell table:style-name="Tableau6.G6" office:value-type="string">
            <text:p text:style-name="P83"/>
          </table:table-cell>
          <table:table-cell table:style-name="Tableau6.H6" office:value-type="string">
            <text:p text:style-name="P85"/>
          </table:table-cell>
        </table:table-row>
        <table:table-row table:style-name="Tableau6.2">
          <table:table-cell table:style-name="Tableau6.A7" table:number-columns-spanned="8" office:value-type="float" office:value="0">
            <text:p text:style-name="P111">5. Leadership</text:p>
          </table:table-cell>
          <table:covered-table-cell/>
          <table:covered-table-cell/>
          <table:covered-table-cell/>
          <table:covered-table-cell/>
          <table:covered-table-cell/>
          <table:covered-table-cell/>
          <table:covered-table-cell/>
        </table:table-row>
        <table:table-row table:style-name="Tableau6.2">
          <table:table-cell table:style-name="Tableau6.A8" office:value-type="float" office:value="40943">
            <text:p text:style-name="Standard">5.1</text:p>
          </table:table-cell>
          <table:table-cell table:style-name="Tableau6.B8" office:value-type="float" office:value="0">
            <text:p text:style-name="Standard">5.1</text:p>
          </table:table-cell>
          <table:table-cell table:style-name="Tableau6.C8" office:value-type="string">
            <text:p text:style-name="Standard">Leadership et engagement</text:p>
          </table:table-cell>
          <table:table-cell table:style-name="Tableau6.D8" office:value-type="string">
            <text:p text:style-name="P115"/>
          </table:table-cell>
          <table:table-cell table:style-name="Tableau6.E8" office:value-type="string">
            <text:p text:style-name="P116"/>
          </table:table-cell>
          <table:table-cell table:style-name="Tableau6.F8" office:value-type="string">
            <text:p text:style-name="P117">PP2</text:p>
          </table:table-cell>
          <table:table-cell table:style-name="Tableau6.G8" office:value-type="string">
            <text:p text:style-name="P84">PS1</text:p>
          </table:table-cell>
          <table:table-cell table:style-name="Tableau6.H8" office:value-type="string">
            <text:p text:style-name="P83"/>
          </table:table-cell>
        </table:table-row>
        <table:table-row table:style-name="Tableau6.2">
          <table:table-cell table:style-name="Tableau6.A9" office:value-type="float" office:value="40943">
            <text:p text:style-name="Standard">5.1.1</text:p>
          </table:table-cell>
          <table:table-cell table:style-name="Tableau6.B9" office:value-type="string">
            <text:p text:style-name="Standard"/>
          </table:table-cell>
          <table:table-cell table:style-name="Tableau6.C9" office:value-type="string">
            <text:p text:style-name="Standard">Généralités </text:p>
          </table:table-cell>
          <table:table-cell table:style-name="Tableau6.D9" office:value-type="string">
            <text:p text:style-name="P117">x</text:p>
          </table:table-cell>
          <table:table-cell table:style-name="Tableau6.E9" office:value-type="string">
            <text:p text:style-name="P116"/>
          </table:table-cell>
          <table:table-cell table:style-name="Tableau6.F9" office:value-type="string">
            <text:p text:style-name="P116"/>
          </table:table-cell>
          <table:table-cell table:style-name="Tableau6.G9" office:value-type="string">
            <text:p text:style-name="P83"/>
          </table:table-cell>
          <table:table-cell table:style-name="Tableau6.H9" office:value-type="string">
            <text:p text:style-name="P83"/>
          </table:table-cell>
        </table:table-row>
        <table:table-row table:style-name="Tableau6.2">
          <table:table-cell table:style-name="Tableau6.A10" office:value-type="string">
            <text:p text:style-name="Standard">5.1.2</text:p>
          </table:table-cell>
          <table:table-cell table:style-name="Tableau6.B10" office:value-type="string">
            <text:p text:style-name="Standard"/>
          </table:table-cell>
          <table:table-cell table:style-name="Tableau6.C10" office:value-type="string">
            <text:p text:style-name="Standard">Orientation client</text:p>
          </table:table-cell>
          <table:table-cell table:style-name="Tableau6.D10" office:value-type="string">
            <text:p text:style-name="P115">x</text:p>
          </table:table-cell>
          <table:table-cell table:style-name="Tableau6.E10" office:value-type="string">
            <text:p text:style-name="P116"/>
          </table:table-cell>
          <table:table-cell table:style-name="Tableau6.F10" office:value-type="string">
            <text:p text:style-name="P116"/>
          </table:table-cell>
          <table:table-cell table:style-name="Tableau6.G10" office:value-type="string">
            <text:p text:style-name="P83"/>
          </table:table-cell>
          <table:table-cell table:style-name="Tableau6.H10" office:value-type="string">
            <text:p text:style-name="P83"/>
          </table:table-cell>
        </table:table-row>
        <table:table-row table:style-name="Tableau6.2">
          <table:table-cell table:style-name="Tableau6.A11" office:value-type="string">
            <text:p text:style-name="Standard">5.2</text:p>
          </table:table-cell>
          <table:table-cell table:style-name="Tableau6.B11" office:value-type="string">
            <text:p text:style-name="Standard">5.2</text:p>
          </table:table-cell>
          <table:table-cell table:style-name="Tableau6.C11" office:value-type="string">
            <text:p text:style-name="Standard">Politique et politique environnementale</text:p>
          </table:table-cell>
          <table:table-cell table:style-name="Tableau6.D11" office:value-type="string">
            <text:p text:style-name="P117">x</text:p>
          </table:table-cell>
          <table:table-cell table:style-name="Tableau6.E11" office:value-type="string">
            <text:p text:style-name="P116"/>
          </table:table-cell>
          <table:table-cell table:style-name="Tableau6.F11" office:value-type="string">
            <text:p text:style-name="P116"/>
          </table:table-cell>
          <table:table-cell table:style-name="Tableau6.G11" office:value-type="string">
            <text:p text:style-name="P83"/>
          </table:table-cell>
          <table:table-cell table:style-name="Tableau6.H11" office:value-type="string">
            <text:p text:style-name="P83"/>
          </table:table-cell>
        </table:table-row>
        <table:table-row table:style-name="Tableau6.2">
          <table:table-cell table:style-name="Tableau6.A12" office:value-type="string">
            <text:p text:style-name="Standard">5.2.1</text:p>
          </table:table-cell>
          <table:table-cell table:style-name="Tableau6.B12" office:value-type="string">
            <text:p text:style-name="Standard"/>
          </table:table-cell>
          <table:table-cell table:style-name="Tableau6.C12" office:value-type="string">
            <text:p text:style-name="Standard">Établissement de la politique qualité</text:p>
          </table:table-cell>
          <table:table-cell table:style-name="Tableau6.D12" office:value-type="string">
            <text:p text:style-name="P115"/>
          </table:table-cell>
          <table:table-cell table:style-name="Tableau6.E12" office:value-type="string">
            <text:p text:style-name="P117">PF1</text:p>
          </table:table-cell>
          <table:table-cell table:style-name="Tableau6.F12" office:value-type="string">
            <text:p text:style-name="P117">PP1</text:p>
          </table:table-cell>
          <table:table-cell table:style-name="Tableau6.G12" office:value-type="string">
            <text:p text:style-name="P83"/>
          </table:table-cell>
          <table:table-cell table:style-name="Tableau6.H12" office:value-type="string">
            <text:p text:style-name="P83"/>
          </table:table-cell>
        </table:table-row>
        <table:table-row table:style-name="Tableau6.2">
          <table:table-cell table:style-name="Tableau6.A13" office:value-type="string">
            <text:p text:style-name="Standard">5.2.2</text:p>
          </table:table-cell>
          <table:table-cell table:style-name="Tableau6.B13" office:value-type="string">
            <text:p text:style-name="Standard"/>
          </table:table-cell>
          <table:table-cell table:style-name="Tableau6.C13" office:value-type="string">
            <text:p text:style-name="Standard">Communication de la politique qualité</text:p>
          </table:table-cell>
          <table:table-cell table:style-name="Tableau6.D13" office:value-type="string">
            <text:p text:style-name="P116"/>
          </table:table-cell>
          <table:table-cell table:style-name="Tableau6.E13" office:value-type="string">
            <text:p text:style-name="P117"/>
          </table:table-cell>
          <table:table-cell table:style-name="Tableau6.F13" office:value-type="string">
            <text:p text:style-name="P118">PP1</text:p>
          </table:table-cell>
          <table:table-cell table:style-name="Tableau6.G13" office:value-type="string">
            <text:p text:style-name="P83"/>
          </table:table-cell>
          <table:table-cell table:style-name="Tableau6.H13">
            <text:p text:style-name="P83"/>
          </table:table-cell>
        </table:table-row>
        <table:table-row table:style-name="Tableau6.2">
          <table:table-cell table:style-name="Tableau6.A14" office:value-type="string">
            <text:p text:style-name="Standard">5.3</text:p>
          </table:table-cell>
          <table:table-cell table:style-name="Tableau6.B14" office:value-type="string">
            <text:p text:style-name="Standard">5.3</text:p>
          </table:table-cell>
          <table:table-cell table:style-name="Tableau6.C14" office:value-type="string">
            <text:p text:style-name="Standard">Rôles, responsabilités et autorités au sein de l’organisme</text:p>
          </table:table-cell>
          <table:table-cell table:style-name="Tableau6.D14" office:value-type="string">
            <text:p text:style-name="P115">x</text:p>
          </table:table-cell>
          <table:table-cell table:style-name="Tableau6.E14">
            <text:p text:style-name="P116"/>
          </table:table-cell>
          <table:table-cell table:style-name="Tableau6.F14" office:value-type="string">
            <text:p text:style-name="P116"/>
          </table:table-cell>
          <table:table-cell table:style-name="Tableau6.G14" office:value-type="string">
            <text:p text:style-name="P83"/>
          </table:table-cell>
          <table:table-cell table:style-name="Tableau6.H14" office:value-type="string">
            <text:p text:style-name="P83"/>
          </table:table-cell>
        </table:table-row>
        <table:table-row table:style-name="Tableau6.2">
          <table:table-cell table:style-name="Tableau6.A15" table:number-columns-spanned="8" office:value-type="string">
            <text:p text:style-name="P97">6. Planification</text:p>
          </table:table-cell>
          <table:covered-table-cell/>
          <table:covered-table-cell/>
          <table:covered-table-cell/>
          <table:covered-table-cell/>
          <table:covered-table-cell/>
          <table:covered-table-cell/>
          <table:covered-table-cell/>
        </table:table-row>
        <table:table-row table:style-name="Tableau6.2">
          <table:table-cell table:style-name="Tableau6.A16" office:value-type="string">
            <text:p text:style-name="Standard">6.1</text:p>
          </table:table-cell>
          <table:table-cell table:style-name="Tableau6.B16" office:value-type="string">
            <text:p text:style-name="Standard">6.1</text:p>
          </table:table-cell>
          <table:table-cell table:style-name="Tableau6.C16" office:value-type="string">
            <text:p text:style-name="Standard">Actions à mettre en œuvre face aux risques et opportunités</text:p>
          </table:table-cell>
          <table:table-cell table:style-name="Tableau6.D16" office:value-type="string">
            <text:p text:style-name="P115"/>
          </table:table-cell>
          <table:table-cell table:style-name="Tableau6.E16" office:value-type="string">
            <text:p text:style-name="P116"/>
          </table:table-cell>
          <table:table-cell table:style-name="Tableau6.F16" office:value-type="string">
            <text:p text:style-name="P117">PP1</text:p>
          </table:table-cell>
          <table:table-cell table:style-name="Tableau6.G16" office:value-type="string">
            <text:p text:style-name="P116"/>
          </table:table-cell>
          <table:table-cell table:style-name="Tableau6.H16" office:value-type="string">
            <text:p text:style-name="P83"/>
          </table:table-cell>
        </table:table-row>
        <table:table-row table:style-name="Tableau6.2">
          <table:table-cell table:style-name="Tableau6.A17" office:value-type="string">
            <text:p text:style-name="Standard"/>
          </table:table-cell>
          <table:table-cell table:style-name="Tableau6.B17" office:value-type="string">
            <text:p text:style-name="Standard">6.1.1</text:p>
          </table:table-cell>
          <table:table-cell table:style-name="Tableau6.C17" office:value-type="string">
            <text:p text:style-name="Standard">Généralités</text:p>
          </table:table-cell>
          <table:table-cell table:style-name="Tableau6.D17" office:value-type="string">
            <text:p text:style-name="P117">x</text:p>
          </table:table-cell>
          <table:table-cell table:style-name="Tableau6.E17" office:value-type="string">
            <text:p text:style-name="P116"/>
          </table:table-cell>
          <table:table-cell table:style-name="Tableau6.F17" office:value-type="string">
            <text:p text:style-name="P116"/>
          </table:table-cell>
          <table:table-cell table:style-name="Tableau6.G17" office:value-type="string">
            <text:p text:style-name="P116"/>
          </table:table-cell>
          <table:table-cell table:style-name="Tableau6.H17" office:value-type="string">
            <text:p text:style-name="P83"><text:s/></text:p>
          </table:table-cell>
        </table:table-row>
        <table:table-row table:style-name="Tableau6.2">
          <table:table-cell table:style-name="Tableau6.A18" office:value-type="string">
            <text:p text:style-name="Standard"/>
          </table:table-cell>
          <table:table-cell table:style-name="Tableau6.B18" office:value-type="string">
            <text:p text:style-name="Standard">6.1.2</text:p>
          </table:table-cell>
          <table:table-cell table:style-name="Tableau6.C18" office:value-type="string">
            <text:p text:style-name="Standard">Aspects environnementaux</text:p>
          </table:table-cell>
          <table:table-cell table:style-name="Tableau6.D18" office:value-type="string">
            <text:p text:style-name="P115">x</text:p>
          </table:table-cell>
          <table:table-cell table:style-name="Tableau6.E18" office:value-type="string">
            <text:p text:style-name="P116"/>
          </table:table-cell>
          <table:table-cell table:style-name="Tableau6.F18" office:value-type="string">
            <text:p text:style-name="P116"/>
          </table:table-cell>
          <table:table-cell table:style-name="Tableau6.G18" office:value-type="string">
            <text:p text:style-name="P116"/>
          </table:table-cell>
          <table:table-cell table:style-name="Tableau6.H18" office:value-type="string">
            <text:p text:style-name="P83"/>
          </table:table-cell>
        </table:table-row>
        <table:table-row table:style-name="Tableau6.2">
          <table:table-cell table:style-name="Tableau6.A19" office:value-type="string">
            <text:p text:style-name="Standard"/>
          </table:table-cell>
          <table:table-cell table:style-name="Tableau6.B19" office:value-type="string">
            <text:p text:style-name="Standard">6.1.3</text:p>
          </table:table-cell>
          <table:table-cell table:style-name="Tableau6.C19" office:value-type="string">
            <text:p text:style-name="Standard">Obligations de conformité</text:p>
          </table:table-cell>
          <table:table-cell table:style-name="Tableau6.D19" office:value-type="string">
            <text:p text:style-name="P116"/>
          </table:table-cell>
          <table:table-cell table:style-name="Tableau6.E19" office:value-type="string">
            <text:p text:style-name="P117">PF3</text:p>
          </table:table-cell>
          <table:table-cell table:style-name="Tableau6.F19" office:value-type="string">
            <text:p text:style-name="P116"/>
          </table:table-cell>
          <table:table-cell table:style-name="Tableau6.G19" office:value-type="string">
            <text:p text:style-name="P116"/>
          </table:table-cell>
          <table:table-cell table:style-name="Tableau6.H19" office:value-type="string">
            <text:p text:style-name="P83"/>
          </table:table-cell>
        </table:table-row>
        <table:table-row table:style-name="Tableau6.2">
          <table:table-cell table:style-name="Tableau6.A34" office:value-type="string">
            <text:p text:style-name="Standard"/>
          </table:table-cell>
          <table:table-cell table:style-name="Tableau6.B20" office:value-type="string">
            <text:p text:style-name="Standard">6.1.4</text:p>
          </table:table-cell>
          <table:table-cell table:style-name="Tableau6.C20" office:value-type="string">
            <text:p text:style-name="Standard">Planification d’actions</text:p>
          </table:table-cell>
          <table:table-cell table:style-name="Tableau6.D20" office:value-type="string">
            <text:p text:style-name="P116"/>
          </table:table-cell>
          <table:table-cell table:style-name="Tableau6.E20" office:value-type="string">
            <text:p text:style-name="P117">PF1</text:p>
          </table:table-cell>
          <table:table-cell table:style-name="Tableau6.F20" office:value-type="string">
            <text:p text:style-name="P117">PP1</text:p>
          </table:table-cell>
          <table:table-cell table:style-name="Tableau6.G20" office:value-type="string">
            <text:p text:style-name="P116"/>
          </table:table-cell>
          <table:table-cell table:style-name="Tableau6.H20" office:value-type="string">
            <text:p text:style-name="P83"/>
          </table:table-cell>
        </table:table-row>
        <table:table-row table:style-name="Tableau6.2">
          <table:table-cell table:style-name="Tableau6.A31" office:value-type="string">
            <text:p text:style-name="Standard">6.2</text:p>
          </table:table-cell>
          <table:table-cell table:style-name="Tableau6.B21" office:value-type="string">
            <text:p text:style-name="Standard">6.2</text:p>
          </table:table-cell>
          <table:table-cell table:style-name="Tableau6.C21" office:value-type="string">
            <text:p text:style-name="Standard">Objectifs qualité et planification des actions pour les atteindre</text:p>
          </table:table-cell>
          <table:table-cell table:style-name="Tableau6.D21" office:value-type="string">
            <text:p text:style-name="P116"/>
          </table:table-cell>
          <table:table-cell table:style-name="Tableau6.E21" office:value-type="string">
            <text:p text:style-name="P117">PF1</text:p>
          </table:table-cell>
          <table:table-cell table:style-name="Tableau6.F21" office:value-type="string">
            <text:p text:style-name="P117">PP1</text:p>
          </table:table-cell>
          <table:table-cell table:style-name="Tableau6.G21" office:value-type="string">
            <text:p text:style-name="P116"/>
          </table:table-cell>
          <table:table-cell table:style-name="Tableau6.H21" office:value-type="string">
            <text:p text:style-name="P83"/>
          </table:table-cell>
        </table:table-row>
        <table:table-row table:style-name="Tableau6.2">
          <table:table-cell table:style-name="Tableau6.A33" office:value-type="string">
            <text:p text:style-name="Standard"/>
          </table:table-cell>
          <table:table-cell table:style-name="Tableau6.B22" office:value-type="string">
            <text:p text:style-name="Standard">6.2.1</text:p>
          </table:table-cell>
          <table:table-cell table:style-name="Tableau6.C22" office:value-type="string">
            <text:p text:style-name="Standard">Objectifs environnementaux</text:p>
          </table:table-cell>
          <table:table-cell table:style-name="Tableau6.D22" office:value-type="string">
            <text:p text:style-name="P115">x</text:p>
          </table:table-cell>
          <table:table-cell table:style-name="Tableau6.E22" office:value-type="string">
            <text:p text:style-name="P116"/>
          </table:table-cell>
          <table:table-cell table:style-name="Tableau6.F22" office:value-type="string">
            <text:p text:style-name="P116"/>
          </table:table-cell>
          <table:table-cell table:style-name="Tableau6.G22">
            <text:p text:style-name="P116"/>
          </table:table-cell>
          <table:table-cell table:style-name="Tableau6.H22" office:value-type="string">
            <text:p text:style-name="P83"/>
          </table:table-cell>
        </table:table-row>
        <table:table-row table:style-name="Tableau6.2">
          <table:table-cell table:style-name="Tableau6.A34" office:value-type="string">
            <text:p text:style-name="Standard"/>
          </table:table-cell>
          <table:table-cell table:style-name="Tableau6.B23" office:value-type="string">
            <text:p text:style-name="Standard">6.2.2</text:p>
          </table:table-cell>
          <table:table-cell table:style-name="Tableau6.C23" office:value-type="string">
            <text:p text:style-name="Standard">Planification des actions pour atteindre les objectifs environnementaux</text:p>
          </table:table-cell>
          <table:table-cell table:style-name="Tableau6.D23" office:value-type="string">
            <text:p text:style-name="P116"/>
          </table:table-cell>
          <table:table-cell table:style-name="Tableau6.E23" office:value-type="string">
            <text:p text:style-name="P115"/>
          </table:table-cell>
          <table:table-cell table:style-name="Tableau6.F23" office:value-type="string">
            <text:p text:style-name="P117">PP4</text:p>
          </table:table-cell>
          <table:table-cell table:style-name="Tableau6.G23" office:value-type="string">
            <text:p text:style-name="P116"/>
          </table:table-cell>
          <table:table-cell table:style-name="Tableau6.H23" office:value-type="string">
            <text:p text:style-name="P83"/>
          </table:table-cell>
        </table:table-row>
        <table:table-row table:style-name="Tableau6.2">
          <table:table-cell table:style-name="Tableau6.A31" office:value-type="string">
            <text:p text:style-name="Standard">6.3</text:p>
          </table:table-cell>
          <table:table-cell table:style-name="Tableau6.B24" office:value-type="string">
            <text:p text:style-name="Standard"/>
          </table:table-cell>
          <table:table-cell table:style-name="Tableau6.C24" office:value-type="string">
            <text:p text:style-name="Standard">Planification des modifications</text:p>
          </table:table-cell>
          <table:table-cell table:style-name="Tableau6.D24" office:value-type="string">
            <text:p text:style-name="P117">x</text:p>
          </table:table-cell>
          <table:table-cell table:style-name="Tableau6.E24" office:value-type="string">
            <text:p text:style-name="P116"/>
          </table:table-cell>
          <table:table-cell table:style-name="Tableau6.F24" office:value-type="string">
            <text:p text:style-name="P116"/>
          </table:table-cell>
          <table:table-cell table:style-name="Tableau6.G24" office:value-type="string">
            <text:p text:style-name="P116"/>
          </table:table-cell>
          <table:table-cell table:style-name="Tableau6.H24" office:value-type="string">
            <text:p text:style-name="P83"/>
          </table:table-cell>
        </table:table-row>
        <table:table-row table:style-name="Tableau6.2">
          <table:table-cell table:style-name="Tableau6.A25" table:number-columns-spanned="8" office:value-type="string">
            <text:p text:style-name="Standard"><text:span text:style-name="T57">7. </text:span><text:span text:style-name="T56">Supports</text:span></text:p>
          </table:table-cell>
          <table:covered-table-cell/>
          <table:covered-table-cell/>
          <table:covered-table-cell/>
          <table:covered-table-cell/>
          <table:covered-table-cell/>
          <table:covered-table-cell/>
          <table:covered-table-cell/>
        </table:table-row>
        <table:table-row table:style-name="Tableau6.2">
          <table:table-cell table:style-name="Tableau6.A33" office:value-type="string">
            <text:p text:style-name="P98">7.1</text:p>
          </table:table-cell>
          <table:table-cell table:style-name="Tableau6.B26" office:value-type="string">
            <text:p text:style-name="Standard">7.1</text:p>
          </table:table-cell>
          <table:table-cell table:style-name="Tableau6.C26" office:value-type="string">
            <text:p text:style-name="Standard">Ressources</text:p>
          </table:table-cell>
          <table:table-cell table:style-name="Tableau6.D26" office:value-type="string">
            <text:p text:style-name="P117">x</text:p>
          </table:table-cell>
          <table:table-cell table:style-name="Tableau6.E26" office:value-type="string">
            <text:p text:style-name="P116"/>
          </table:table-cell>
          <table:table-cell table:style-name="Tableau6.F26" office:value-type="string">
            <text:p text:style-name="P116"/>
          </table:table-cell>
          <table:table-cell table:style-name="Tableau6.G26" office:value-type="string">
            <text:p text:style-name="P116"/>
          </table:table-cell>
          <table:table-cell table:style-name="Tableau6.H26" office:value-type="string">
            <text:p text:style-name="P83"/>
          </table:table-cell>
        </table:table-row>
        <table:table-row table:style-name="Tableau6.2">
          <table:table-cell table:style-name="Tableau6.A33" office:value-type="string">
            <text:p text:style-name="Standard">7.1.1</text:p>
          </table:table-cell>
          <table:table-cell table:style-name="Tableau6.B27" office:value-type="string">
            <text:p text:style-name="Standard"/>
          </table:table-cell>
          <table:table-cell table:style-name="Tableau6.C27" office:value-type="string">
            <text:p text:style-name="Standard">Généralités</text:p>
          </table:table-cell>
          <table:table-cell table:style-name="Tableau6.D27" office:value-type="string">
            <text:p text:style-name="P117">x</text:p>
          </table:table-cell>
          <table:table-cell table:style-name="Tableau6.E27" office:value-type="string">
            <text:p text:style-name="P116"/>
          </table:table-cell>
          <table:table-cell table:style-name="Tableau6.F27" office:value-type="string">
            <text:p text:style-name="P116"/>
          </table:table-cell>
          <table:table-cell table:style-name="Tableau6.G27" office:value-type="string">
            <text:p text:style-name="P116"/>
          </table:table-cell>
          <table:table-cell table:style-name="Tableau6.H27" office:value-type="string">
            <text:p text:style-name="P83"/>
          </table:table-cell>
        </table:table-row>
        <table:table-row table:style-name="Tableau6.2">
          <table:table-cell table:style-name="Tableau6.A33" office:value-type="string">
            <text:p text:style-name="Standard">7.1.2</text:p>
          </table:table-cell>
          <table:table-cell table:style-name="Tableau6.B28" office:value-type="string">
            <text:p text:style-name="Standard"/>
          </table:table-cell>
          <table:table-cell table:style-name="Tableau6.C28" office:value-type="string">
            <text:p text:style-name="Standard">Ressources humaines</text:p>
          </table:table-cell>
          <table:table-cell table:style-name="Tableau6.D28" office:value-type="string">
            <text:p text:style-name="P117">x</text:p>
          </table:table-cell>
          <table:table-cell table:style-name="Tableau6.E28" office:value-type="string">
            <text:p text:style-name="P116"/>
          </table:table-cell>
          <table:table-cell table:style-name="Tableau6.F28" office:value-type="string">
            <text:p text:style-name="P116"/>
          </table:table-cell>
          <table:table-cell table:style-name="Tableau6.G28" office:value-type="string">
            <text:p text:style-name="P116"/>
          </table:table-cell>
          <table:table-cell table:style-name="Tableau6.H28" office:value-type="string">
            <text:p text:style-name="P83"/>
          </table:table-cell>
        </table:table-row>
        <text:soft-page-break/>
        <table:table-row table:style-name="Tableau6.2">
          <table:table-cell table:style-name="Tableau6.A34" office:value-type="string">
            <text:p text:style-name="Standard">7.1.3</text:p>
          </table:table-cell>
          <table:table-cell table:style-name="Tableau6.B29" office:value-type="string">
            <text:p text:style-name="Standard"/>
          </table:table-cell>
          <table:table-cell table:style-name="Tableau6.C29" office:value-type="string">
            <text:p text:style-name="Standard">Infrastructure</text:p>
          </table:table-cell>
          <table:table-cell table:style-name="Tableau6.D29" office:value-type="string">
            <text:p text:style-name="P116"/>
          </table:table-cell>
          <table:table-cell table:style-name="Tableau6.E29" office:value-type="string">
            <text:p text:style-name="P117">PF3</text:p>
          </table:table-cell>
          <table:table-cell table:style-name="Tableau6.F29" office:value-type="string">
            <text:p text:style-name="P116"/>
          </table:table-cell>
          <table:table-cell table:style-name="Tableau6.G29" office:value-type="string">
            <text:p text:style-name="P116"/>
          </table:table-cell>
          <table:table-cell table:style-name="Tableau6.H29">
            <text:p text:style-name="P83"/>
          </table:table-cell>
        </table:table-row>
        <table:table-row table:style-name="Tableau6.2">
          <table:table-cell table:style-name="Tableau6.A30" office:value-type="string">
            <text:p text:style-name="Standard">7.1.4</text:p>
          </table:table-cell>
          <table:table-cell table:style-name="Tableau6.B30" office:value-type="string">
            <text:p text:style-name="Standard"/>
          </table:table-cell>
          <table:table-cell table:style-name="Tableau6.C30" office:value-type="string">
            <text:p text:style-name="Standard">Environnement pour la mise en œuvre des processus</text:p>
          </table:table-cell>
          <table:table-cell table:style-name="Tableau6.D30" office:value-type="string">
            <text:p text:style-name="P117">x</text:p>
          </table:table-cell>
          <table:table-cell table:style-name="Tableau6.E30" office:value-type="string">
            <text:p text:style-name="P116"/>
          </table:table-cell>
          <table:table-cell table:style-name="Tableau6.F30" office:value-type="string">
            <text:p text:style-name="P116"/>
          </table:table-cell>
          <table:table-cell table:style-name="Tableau6.G30" office:value-type="string">
            <text:p text:style-name="P116"/>
          </table:table-cell>
          <table:table-cell table:style-name="Tableau6.H30" office:value-type="string">
            <text:p text:style-name="P83"/>
          </table:table-cell>
        </table:table-row>
        <table:table-row table:style-name="Tableau6.2">
          <table:table-cell table:style-name="Tableau6.A31" office:value-type="string">
            <text:p text:style-name="Standard">7.1.5</text:p>
          </table:table-cell>
          <table:table-cell table:style-name="Tableau6.B31" office:value-type="string">
            <text:p text:style-name="Standard"/>
          </table:table-cell>
          <table:table-cell table:style-name="Tableau6.C31" office:value-type="string">
            <text:p text:style-name="Standard">Ressources pour la surveillance et la mesure</text:p>
          </table:table-cell>
          <table:table-cell table:style-name="Tableau6.D31" office:value-type="string">
            <text:p text:style-name="P117">x</text:p>
          </table:table-cell>
          <table:table-cell table:style-name="Tableau6.E31" office:value-type="string">
            <text:p text:style-name="P116"/>
          </table:table-cell>
          <table:table-cell table:style-name="Tableau6.F31" office:value-type="string">
            <text:p text:style-name="P116"/>
          </table:table-cell>
          <table:table-cell table:style-name="Tableau6.G31" office:value-type="string">
            <text:p text:style-name="P116"/>
          </table:table-cell>
          <table:table-cell table:style-name="Tableau6.H31" office:value-type="string">
            <text:p text:style-name="P83"/>
          </table:table-cell>
        </table:table-row>
        <table:table-row table:style-name="Tableau6.2">
          <table:table-cell table:style-name="Tableau6.A33" office:value-type="string">
            <text:p text:style-name="Standard">7.1.6</text:p>
          </table:table-cell>
          <table:table-cell table:style-name="Tableau6.B32" office:value-type="string">
            <text:p text:style-name="Standard"/>
          </table:table-cell>
          <table:table-cell table:style-name="Tableau6.C32" office:value-type="string">
            <text:p text:style-name="Standard">Connaissances organisationnelles</text:p>
          </table:table-cell>
          <table:table-cell table:style-name="Tableau6.D32" office:value-type="string">
            <text:p text:style-name="P117">x</text:p>
          </table:table-cell>
          <table:table-cell table:style-name="Tableau6.E32" office:value-type="string">
            <text:p text:style-name="P116"/>
          </table:table-cell>
          <table:table-cell table:style-name="Tableau6.F32" office:value-type="string">
            <text:p text:style-name="P116"/>
          </table:table-cell>
          <table:table-cell table:style-name="Tableau6.G32" office:value-type="string">
            <text:p text:style-name="P116"/>
          </table:table-cell>
          <table:table-cell table:style-name="Tableau6.H32" office:value-type="string">
            <text:p text:style-name="P116"/>
          </table:table-cell>
        </table:table-row>
        <table:table-row table:style-name="Tableau6.2">
          <table:table-cell table:style-name="Tableau6.A33" office:value-type="string">
            <text:p text:style-name="Standard">7.2</text:p>
          </table:table-cell>
          <table:table-cell table:style-name="Tableau6.B33" office:value-type="string">
            <text:p text:style-name="Standard">7.2</text:p>
          </table:table-cell>
          <table:table-cell table:style-name="Tableau6.C33" office:value-type="string">
            <text:p text:style-name="Standard">Compétences</text:p>
          </table:table-cell>
          <table:table-cell table:style-name="Tableau6.D33" office:value-type="string">
            <text:p text:style-name="P117">x</text:p>
          </table:table-cell>
          <table:table-cell table:style-name="Tableau6.E33" office:value-type="string">
            <text:p text:style-name="P116"/>
          </table:table-cell>
          <table:table-cell table:style-name="Tableau6.F33" office:value-type="string">
            <text:p text:style-name="P116"/>
          </table:table-cell>
          <table:table-cell table:style-name="Tableau6.G33" office:value-type="string">
            <text:p text:style-name="P116"/>
          </table:table-cell>
          <table:table-cell table:style-name="Tableau6.H33" office:value-type="string">
            <text:p text:style-name="P116"/>
          </table:table-cell>
        </table:table-row>
        <table:table-row table:style-name="Tableau6.2">
          <table:table-cell table:style-name="Tableau6.A34" office:value-type="string">
            <text:p text:style-name="Standard">7.3</text:p>
          </table:table-cell>
          <table:table-cell table:style-name="Tableau6.B34" office:value-type="string">
            <text:p text:style-name="Standard">7.3</text:p>
          </table:table-cell>
          <table:table-cell table:style-name="Tableau6.C34" office:value-type="string">
            <text:p text:style-name="Standard">Sensibilisation</text:p>
          </table:table-cell>
          <table:table-cell table:style-name="Tableau6.D34" office:value-type="string">
            <text:p text:style-name="P117">x</text:p>
          </table:table-cell>
          <table:table-cell table:style-name="Tableau6.E34" office:value-type="string">
            <text:p text:style-name="P116"/>
          </table:table-cell>
          <table:table-cell table:style-name="Tableau6.F34" office:value-type="string">
            <text:p text:style-name="P116"/>
          </table:table-cell>
          <table:table-cell table:style-name="Tableau6.G34" office:value-type="string">
            <text:p text:style-name="P116"/>
          </table:table-cell>
          <table:table-cell table:style-name="Tableau6.H34" office:value-type="string">
            <text:p text:style-name="P83"><text:s/></text:p>
          </table:table-cell>
        </table:table-row>
        <table:table-row table:style-name="Tableau6.2">
          <table:table-cell table:style-name="Tableau6.A35" office:value-type="string">
            <text:p text:style-name="Standard">7.4</text:p>
          </table:table-cell>
          <table:table-cell table:style-name="Tableau6.B35" office:value-type="string">
            <text:p text:style-name="Standard">7.4</text:p>
          </table:table-cell>
          <table:table-cell table:style-name="Tableau6.C35" office:value-type="string">
            <text:p text:style-name="Standard">Communication</text:p>
          </table:table-cell>
          <table:table-cell table:style-name="Tableau6.D35" office:value-type="string">
            <text:p text:style-name="P117">x</text:p>
          </table:table-cell>
          <table:table-cell table:style-name="Tableau6.E35" office:value-type="string">
            <text:p text:style-name="P116"/>
          </table:table-cell>
          <table:table-cell table:style-name="Tableau6.F35" office:value-type="string">
            <text:p text:style-name="P116"/>
          </table:table-cell>
          <table:table-cell table:style-name="Tableau6.G35" office:value-type="string">
            <text:p text:style-name="P116"/>
          </table:table-cell>
          <table:table-cell table:style-name="Tableau6.H35" office:value-type="string">
            <text:p text:style-name="P83"/>
          </table:table-cell>
        </table:table-row>
        <table:table-row table:style-name="Tableau6.2">
          <table:table-cell table:style-name="Tableau6.A36" office:value-type="string">
            <text:p text:style-name="Standard"/>
          </table:table-cell>
          <table:table-cell table:style-name="Tableau6.B36" office:value-type="string">
            <text:p text:style-name="Standard">7.4.1</text:p>
          </table:table-cell>
          <table:table-cell table:style-name="Tableau6.C36" office:value-type="string">
            <text:p text:style-name="Standard">Généralités</text:p>
          </table:table-cell>
          <table:table-cell table:style-name="Tableau6.D36" office:value-type="string">
            <text:p text:style-name="P117">x</text:p>
          </table:table-cell>
          <table:table-cell table:style-name="Tableau6.E36" office:value-type="string">
            <text:p text:style-name="P116"/>
          </table:table-cell>
          <table:table-cell table:style-name="Tableau6.F36" office:value-type="string">
            <text:p text:style-name="P116"/>
          </table:table-cell>
          <table:table-cell table:style-name="Tableau6.G36" office:value-type="string">
            <text:p text:style-name="P116"/>
          </table:table-cell>
          <table:table-cell table:style-name="Tableau6.H36" office:value-type="string">
            <text:p text:style-name="P83"/>
          </table:table-cell>
        </table:table-row>
        <table:table-row table:style-name="Tableau6.2">
          <table:table-cell table:style-name="Tableau6.A37" office:value-type="string">
            <text:p text:style-name="Standard"/>
          </table:table-cell>
          <table:table-cell table:style-name="Tableau6.B37" office:value-type="string">
            <text:p text:style-name="Standard">7.4.2</text:p>
          </table:table-cell>
          <table:table-cell table:style-name="Tableau6.C37" office:value-type="string">
            <text:p text:style-name="Standard">Communication interne</text:p>
          </table:table-cell>
          <table:table-cell table:style-name="Tableau6.D37" office:value-type="string">
            <text:p text:style-name="P116"/>
          </table:table-cell>
          <table:table-cell table:style-name="Tableau6.E37" office:value-type="string">
            <text:p text:style-name="P116"/>
          </table:table-cell>
          <table:table-cell table:style-name="Tableau6.F37" office:value-type="string">
            <text:p text:style-name="P117">PP1</text:p>
          </table:table-cell>
          <table:table-cell table:style-name="Tableau6.G37" office:value-type="string">
            <text:p text:style-name="P116"/>
          </table:table-cell>
          <table:table-cell table:style-name="Tableau6.H37" office:value-type="string">
            <text:p text:style-name="P83"/>
          </table:table-cell>
        </table:table-row>
        <table:table-row table:style-name="Tableau6.2">
          <table:table-cell table:style-name="Tableau6.A38" office:value-type="string">
            <text:p text:style-name="Standard"/>
          </table:table-cell>
          <table:table-cell table:style-name="Tableau6.B38" office:value-type="string">
            <text:p text:style-name="Standard">7.4.3</text:p>
          </table:table-cell>
          <table:table-cell table:style-name="Tableau6.C38" office:value-type="string">
            <text:p text:style-name="Standard">Communication externe</text:p>
          </table:table-cell>
          <table:table-cell table:style-name="Tableau6.D38" office:value-type="string">
            <text:p text:style-name="P117">x</text:p>
          </table:table-cell>
          <table:table-cell table:style-name="Tableau6.E38" office:value-type="string">
            <text:p text:style-name="P116"/>
          </table:table-cell>
          <table:table-cell table:style-name="Tableau6.F38" office:value-type="string">
            <text:p text:style-name="P116"/>
          </table:table-cell>
          <table:table-cell table:style-name="Tableau6.G38" office:value-type="string">
            <text:p text:style-name="P116"/>
          </table:table-cell>
          <table:table-cell table:style-name="Tableau6.H38" office:value-type="string">
            <text:p text:style-name="P83"/>
          </table:table-cell>
        </table:table-row>
        <table:table-row table:style-name="Tableau6.2">
          <table:table-cell table:style-name="Tableau6.A39" office:value-type="string">
            <text:p text:style-name="Standard">7.5</text:p>
          </table:table-cell>
          <table:table-cell table:style-name="Tableau6.B39" office:value-type="string">
            <text:p text:style-name="Standard">7.5</text:p>
          </table:table-cell>
          <table:table-cell table:style-name="Tableau6.C39" office:value-type="string">
            <text:p text:style-name="Standard">Informations documentées</text:p>
          </table:table-cell>
          <table:table-cell table:style-name="Tableau6.D39" office:value-type="string">
            <text:p text:style-name="P116"/>
          </table:table-cell>
          <table:table-cell table:style-name="Tableau6.E39" office:value-type="string">
            <text:p text:style-name="P117">PF5</text:p>
          </table:table-cell>
          <table:table-cell table:style-name="Tableau6.F39" office:value-type="string">
            <text:p text:style-name="P116"/>
          </table:table-cell>
          <table:table-cell table:style-name="Tableau6.G39" office:value-type="string">
            <text:p text:style-name="P116"/>
          </table:table-cell>
          <table:table-cell table:style-name="Tableau6.H39" office:value-type="string">
            <text:p text:style-name="P83"/>
          </table:table-cell>
        </table:table-row>
        <table:table-row table:style-name="Tableau6.2">
          <table:table-cell table:style-name="Tableau6.A40" office:value-type="string">
            <text:p text:style-name="Standard">7.5.1</text:p>
          </table:table-cell>
          <table:table-cell table:style-name="Tableau6.B40" office:value-type="string">
            <text:p text:style-name="Standard">7.5.1</text:p>
          </table:table-cell>
          <table:table-cell table:style-name="Tableau6.C40" office:value-type="string">
            <text:p text:style-name="Standard">Généralités</text:p>
          </table:table-cell>
          <table:table-cell table:style-name="Tableau6.D40" office:value-type="string">
            <text:p text:style-name="P117">x</text:p>
          </table:table-cell>
          <table:table-cell table:style-name="Tableau6.E40" office:value-type="string">
            <text:p text:style-name="P116"/>
          </table:table-cell>
          <table:table-cell table:style-name="Tableau6.F40" office:value-type="string">
            <text:p text:style-name="P116"/>
          </table:table-cell>
          <table:table-cell table:style-name="Tableau6.G40" office:value-type="string">
            <text:p text:style-name="P116"/>
          </table:table-cell>
          <table:table-cell table:style-name="Tableau6.H40" office:value-type="string">
            <text:p text:style-name="P83"/>
          </table:table-cell>
        </table:table-row>
        <table:table-row table:style-name="Tableau6.2">
          <table:table-cell table:style-name="Tableau6.A41" office:value-type="string">
            <text:p text:style-name="Standard">7.5.2</text:p>
          </table:table-cell>
          <table:table-cell table:style-name="Tableau6.B41" office:value-type="string">
            <text:p text:style-name="Standard">7.5.2</text:p>
          </table:table-cell>
          <table:table-cell table:style-name="Tableau6.C41" office:value-type="string">
            <text:p text:style-name="Standard">Création et mise à jour des informations documentées</text:p>
          </table:table-cell>
          <table:table-cell table:style-name="Tableau6.D41" office:value-type="string">
            <text:p text:style-name="P116"/>
          </table:table-cell>
          <table:table-cell table:style-name="Tableau6.E41" office:value-type="string">
            <text:p text:style-name="P116"/>
          </table:table-cell>
          <table:table-cell table:style-name="Tableau6.F41" office:value-type="string">
            <text:p text:style-name="P117">PP3</text:p>
          </table:table-cell>
          <table:table-cell table:style-name="Tableau6.G41" office:value-type="string">
            <text:p text:style-name="P116"/>
          </table:table-cell>
          <table:table-cell table:style-name="Tableau6.H41" office:value-type="string">
            <text:p text:style-name="P83"/>
          </table:table-cell>
        </table:table-row>
        <table:table-row table:style-name="Tableau6.2">
          <table:table-cell table:style-name="Tableau6.A42" office:value-type="string">
            <text:p text:style-name="Standard">7.5.3</text:p>
          </table:table-cell>
          <table:table-cell table:style-name="Tableau6.B42" office:value-type="string">
            <text:p text:style-name="Standard">7.5.3</text:p>
          </table:table-cell>
          <table:table-cell table:style-name="Tableau6.C42" office:value-type="string">
            <text:p text:style-name="Standard">Maîtrise des informations documentées</text:p>
          </table:table-cell>
          <table:table-cell table:style-name="Tableau6.D42" office:value-type="string">
            <text:p text:style-name="P117">x</text:p>
          </table:table-cell>
          <table:table-cell table:style-name="Tableau6.E42" office:value-type="string">
            <text:p text:style-name="P116"/>
          </table:table-cell>
          <table:table-cell table:style-name="Tableau6.F42" office:value-type="string">
            <text:p text:style-name="P116"/>
          </table:table-cell>
          <table:table-cell table:style-name="Tableau6.G42" office:value-type="string">
            <text:p text:style-name="P116"/>
          </table:table-cell>
          <table:table-cell table:style-name="Tableau6.H42" office:value-type="string">
            <text:p text:style-name="P83"/>
          </table:table-cell>
        </table:table-row>
        <table:table-row table:style-name="Tableau6.2">
          <table:table-cell table:style-name="Tableau6.A43" table:number-columns-spanned="8" office:value-type="string">
            <text:p text:style-name="P111">8. Réalisation des activités opérationnelles</text:p>
          </table:table-cell>
          <table:covered-table-cell/>
          <table:covered-table-cell/>
          <table:covered-table-cell/>
          <table:covered-table-cell/>
          <table:covered-table-cell/>
          <table:covered-table-cell/>
          <table:covered-table-cell/>
        </table:table-row>
        <table:table-row table:style-name="Tableau6.2">
          <table:table-cell table:style-name="Tableau6.A45" office:value-type="string">
            <text:p text:style-name="Standard">8.1</text:p>
          </table:table-cell>
          <table:table-cell table:style-name="Tableau6.B44" office:value-type="string">
            <text:p text:style-name="Standard">8.1</text:p>
          </table:table-cell>
          <table:table-cell table:style-name="Tableau6.C44" office:value-type="string">
            <text:p text:style-name="Standard">Planification et maîtrise opérationnelles</text:p>
          </table:table-cell>
          <table:table-cell table:style-name="Tableau6.D44" office:value-type="string">
            <text:p text:style-name="P116"/>
          </table:table-cell>
          <table:table-cell table:style-name="Tableau6.E44" office:value-type="string">
            <text:p text:style-name="P117">PF4</text:p>
          </table:table-cell>
          <table:table-cell table:style-name="Tableau6.F44" office:value-type="string">
            <text:p text:style-name="P116"/>
          </table:table-cell>
          <table:table-cell table:style-name="Tableau6.G44" office:value-type="string">
            <text:p text:style-name="P116"/>
          </table:table-cell>
          <table:table-cell table:style-name="Tableau6.H44" office:value-type="string">
            <text:p text:style-name="P83"/>
          </table:table-cell>
        </table:table-row>
        <table:table-row table:style-name="Tableau6.2">
          <table:table-cell table:style-name="Tableau6.A45" office:value-type="string">
            <text:p text:style-name="Standard"/>
          </table:table-cell>
          <table:table-cell table:style-name="Tableau6.B45" office:value-type="string">
            <text:p text:style-name="Standard">8.2</text:p>
          </table:table-cell>
          <table:table-cell table:style-name="Tableau6.C45" office:value-type="string">
            <text:p text:style-name="Standard">Préparation et réponse aux situations d’urgence</text:p>
          </table:table-cell>
          <table:table-cell table:style-name="Tableau6.D45" office:value-type="string">
            <text:p text:style-name="P117">x</text:p>
          </table:table-cell>
          <table:table-cell table:style-name="Tableau6.E45" office:value-type="string">
            <text:p text:style-name="P116"/>
          </table:table-cell>
          <table:table-cell table:style-name="Tableau6.F45" office:value-type="string">
            <text:p text:style-name="P116"/>
          </table:table-cell>
          <table:table-cell table:style-name="Tableau6.G45" office:value-type="string">
            <text:p text:style-name="P116"/>
          </table:table-cell>
          <table:table-cell table:style-name="Tableau6.H45" office:value-type="string">
            <text:p text:style-name="P83"/>
          </table:table-cell>
        </table:table-row>
        <table:table-row table:style-name="Tableau6.2">
          <table:table-cell table:style-name="Tableau6.A46" office:value-type="string">
            <text:p text:style-name="Standard">8.2</text:p>
          </table:table-cell>
          <table:table-cell table:style-name="Tableau6.B46" office:value-type="string">
            <text:p text:style-name="Standard"/>
          </table:table-cell>
          <table:table-cell table:style-name="Tableau6.C46" office:value-type="string">
            <text:p text:style-name="Standard">Exigences relatives aux produits et services</text:p>
          </table:table-cell>
          <table:table-cell table:style-name="Tableau6.D46" office:value-type="string">
            <text:p text:style-name="P116"/>
          </table:table-cell>
          <table:table-cell table:style-name="Tableau6.E46" office:value-type="string">
            <text:p text:style-name="P116"/>
          </table:table-cell>
          <table:table-cell table:style-name="Tableau6.F46" office:value-type="string">
            <text:p text:style-name="P116"/>
          </table:table-cell>
          <table:table-cell table:style-name="Tableau6.G46" office:value-type="string">
            <text:p text:style-name="P116"/>
          </table:table-cell>
          <table:table-cell table:style-name="Tableau6.H46" office:value-type="string">
            <text:p text:style-name="P84">NC1</text:p>
          </table:table-cell>
        </table:table-row>
        <table:table-row table:style-name="Tableau6.2">
          <table:table-cell table:style-name="Tableau6.A47" office:value-type="string">
            <text:p text:style-name="Standard">8.2.1</text:p>
          </table:table-cell>
          <table:table-cell table:style-name="Tableau6.B47" office:value-type="string">
            <text:p text:style-name="Standard"/>
          </table:table-cell>
          <table:table-cell table:style-name="Tableau6.C47" office:value-type="string">
            <text:p text:style-name="Standard">Communication avec les clients</text:p>
          </table:table-cell>
          <table:table-cell table:style-name="Tableau6.D47" office:value-type="string">
            <text:p text:style-name="P116"/>
          </table:table-cell>
          <table:table-cell table:style-name="Tableau6.E47" office:value-type="string">
            <text:p text:style-name="P116"/>
          </table:table-cell>
          <table:table-cell table:style-name="Tableau6.F47" office:value-type="string">
            <text:p text:style-name="P116"/>
          </table:table-cell>
          <table:table-cell table:style-name="Tableau6.G47" office:value-type="string">
            <text:p text:style-name="P116"/>
          </table:table-cell>
          <table:table-cell table:style-name="Tableau6.H47" office:value-type="string">
            <text:p text:style-name="P84">NC1</text:p>
          </table:table-cell>
        </table:table-row>
        <table:table-row table:style-name="Tableau6.2">
          <table:table-cell table:style-name="Tableau6.A51" office:value-type="string">
            <text:p text:style-name="Standard">8.2.2</text:p>
          </table:table-cell>
          <table:table-cell table:style-name="Tableau6.B48" office:value-type="string">
            <text:p text:style-name="Standard"/>
          </table:table-cell>
          <table:table-cell table:style-name="Tableau6.C48" office:value-type="string">
            <text:p text:style-name="Standard">Détermination des exigences relatives aux produits et services</text:p>
          </table:table-cell>
          <table:table-cell table:style-name="Tableau6.D48" office:value-type="string">
            <text:p text:style-name="P116"/>
          </table:table-cell>
          <table:table-cell table:style-name="Tableau6.E48" office:value-type="string">
            <text:p text:style-name="P116"/>
          </table:table-cell>
          <table:table-cell table:style-name="Tableau6.F48" office:value-type="string">
            <text:p text:style-name="P116"/>
          </table:table-cell>
          <table:table-cell table:style-name="Tableau6.G48" office:value-type="string">
            <text:p text:style-name="P116"/>
          </table:table-cell>
          <table:table-cell table:style-name="Tableau6.H48" office:value-type="string">
            <text:p text:style-name="P84">NC1</text:p>
          </table:table-cell>
        </table:table-row>
        <table:table-row table:style-name="Tableau6.2">
          <table:table-cell table:style-name="Tableau6.A51" office:value-type="string">
            <text:p text:style-name="Standard">8.2.3</text:p>
          </table:table-cell>
          <table:table-cell table:style-name="Tableau6.B49" office:value-type="string">
            <text:p text:style-name="Standard"/>
          </table:table-cell>
          <table:table-cell table:style-name="Tableau6.C49" office:value-type="string">
            <text:p text:style-name="Standard">Revue des exigences relatives aux produits et service</text:p>
          </table:table-cell>
          <table:table-cell table:style-name="Tableau6.D49" office:value-type="string">
            <text:p text:style-name="P116"/>
          </table:table-cell>
          <table:table-cell table:style-name="Tableau6.E49" office:value-type="string">
            <text:p text:style-name="P116"/>
          </table:table-cell>
          <table:table-cell table:style-name="Tableau6.F49" office:value-type="string">
            <text:p text:style-name="P116"/>
          </table:table-cell>
          <table:table-cell table:style-name="Tableau6.G49" office:value-type="string">
            <text:p text:style-name="P116"/>
          </table:table-cell>
          <table:table-cell table:style-name="Tableau6.H49" office:value-type="string">
            <text:p text:style-name="P84">NC1</text:p>
          </table:table-cell>
        </table:table-row>
        <table:table-row table:style-name="Tableau6.2">
          <table:table-cell table:style-name="Tableau6.A51" office:value-type="string">
            <text:p text:style-name="Standard">8.2.4</text:p>
          </table:table-cell>
          <table:table-cell table:style-name="Tableau6.B50" office:value-type="string">
            <text:p text:style-name="Standard"/>
          </table:table-cell>
          <table:table-cell table:style-name="Tableau6.C50" office:value-type="string">
            <text:p text:style-name="Standard">Modifications des exigences relatives aux produits et services</text:p>
          </table:table-cell>
          <table:table-cell table:style-name="Tableau6.D50" office:value-type="string">
            <text:p text:style-name="P117">x</text:p>
          </table:table-cell>
          <table:table-cell table:style-name="Tableau6.E50" office:value-type="string">
            <text:p text:style-name="P116"/>
          </table:table-cell>
          <table:table-cell table:style-name="Tableau6.F50" office:value-type="string">
            <text:p text:style-name="P116"/>
          </table:table-cell>
          <table:table-cell table:style-name="Tableau6.G50" office:value-type="string">
            <text:p text:style-name="P116"/>
          </table:table-cell>
          <table:table-cell table:style-name="Tableau6.H50" office:value-type="string">
            <text:p text:style-name="P83"/>
          </table:table-cell>
        </table:table-row>
        <table:table-row table:style-name="Tableau6.2">
          <table:table-cell table:style-name="Tableau6.A51" office:value-type="string">
            <text:p text:style-name="Standard">8.3</text:p>
          </table:table-cell>
          <table:table-cell table:style-name="Tableau6.B51" office:value-type="string">
            <text:p text:style-name="Standard"/>
          </table:table-cell>
          <table:table-cell table:style-name="Tableau6.C51" office:value-type="string">
            <text:p text:style-name="Standard">Conception et développement de produits et services</text:p>
          </table:table-cell>
          <table:table-cell table:style-name="Tableau6.D51" office:value-type="string">
            <text:p text:style-name="P117">x</text:p>
          </table:table-cell>
          <table:table-cell table:style-name="Tableau6.E51" office:value-type="string">
            <text:p text:style-name="P116"/>
          </table:table-cell>
          <table:table-cell table:style-name="Tableau6.F51" office:value-type="string">
            <text:p text:style-name="P116"/>
          </table:table-cell>
          <table:table-cell table:style-name="Tableau6.G51" office:value-type="string">
            <text:p text:style-name="P116"/>
          </table:table-cell>
          <table:table-cell table:style-name="Tableau6.H51" office:value-type="string">
            <text:p text:style-name="P83"/>
          </table:table-cell>
        </table:table-row>
        <table:table-row table:style-name="Tableau6.2">
          <table:table-cell table:style-name="Tableau6.A54" office:value-type="string">
            <text:p text:style-name="Standard">8.3.1</text:p>
          </table:table-cell>
          <table:table-cell table:style-name="Tableau6.B52" office:value-type="string">
            <text:p text:style-name="Standard"/>
          </table:table-cell>
          <table:table-cell table:style-name="Tableau6.C52" office:value-type="string">
            <text:p text:style-name="Standard">Généralités</text:p>
          </table:table-cell>
          <table:table-cell table:style-name="Tableau6.D52" office:value-type="string">
            <text:p text:style-name="P117">x</text:p>
          </table:table-cell>
          <table:table-cell table:style-name="Tableau6.E52" office:value-type="string">
            <text:p text:style-name="P116"/>
          </table:table-cell>
          <table:table-cell table:style-name="Tableau6.F52" office:value-type="string">
            <text:p text:style-name="P116"/>
          </table:table-cell>
          <table:table-cell table:style-name="Tableau6.G52" office:value-type="string">
            <text:p text:style-name="P116"/>
          </table:table-cell>
          <table:table-cell table:style-name="Tableau6.H52" office:value-type="string">
            <text:p text:style-name="P83"/>
          </table:table-cell>
        </table:table-row>
        <table:table-row table:style-name="Tableau6.2">
          <table:table-cell table:style-name="Tableau6.A54" office:value-type="string">
            <text:p text:style-name="Standard">8.3.2</text:p>
          </table:table-cell>
          <table:table-cell table:style-name="Tableau6.B53" office:value-type="string">
            <text:p text:style-name="Standard"/>
          </table:table-cell>
          <table:table-cell table:style-name="Tableau6.C53" office:value-type="string">
            <text:p text:style-name="Standard">Planification de la conception et du développement </text:p>
          </table:table-cell>
          <table:table-cell table:style-name="Tableau6.D53" office:value-type="string">
            <text:p text:style-name="P117">x</text:p>
          </table:table-cell>
          <table:table-cell table:style-name="Tableau6.E53" office:value-type="string">
            <text:p text:style-name="P116"/>
          </table:table-cell>
          <table:table-cell table:style-name="Tableau6.F53" office:value-type="string">
            <text:p text:style-name="P116"/>
          </table:table-cell>
          <table:table-cell table:style-name="Tableau6.G53" office:value-type="string">
            <text:p text:style-name="P116"/>
          </table:table-cell>
          <table:table-cell table:style-name="Tableau6.H53" office:value-type="string">
            <text:p text:style-name="P83"/>
          </table:table-cell>
        </table:table-row>
        <table:table-row table:style-name="Tableau6.2">
          <table:table-cell table:style-name="Tableau6.A54" office:value-type="string">
            <text:p text:style-name="Standard">8.3.3</text:p>
          </table:table-cell>
          <table:table-cell table:style-name="Tableau6.B54" office:value-type="string">
            <text:p text:style-name="Standard"/>
          </table:table-cell>
          <table:table-cell table:style-name="Tableau6.C54" office:value-type="string">
            <text:p text:style-name="Standard">Éléments d’entrée de la conception et du développement </text:p>
          </table:table-cell>
          <table:table-cell table:style-name="Tableau6.D54" office:value-type="string">
            <text:p text:style-name="P117">x</text:p>
          </table:table-cell>
          <table:table-cell table:style-name="Tableau6.E54" office:value-type="string">
            <text:p text:style-name="P116"/>
          </table:table-cell>
          <table:table-cell table:style-name="Tableau6.F54" office:value-type="string">
            <text:p text:style-name="P116"/>
          </table:table-cell>
          <table:table-cell table:style-name="Tableau6.G54" office:value-type="string">
            <text:p text:style-name="P116"/>
          </table:table-cell>
          <table:table-cell table:style-name="Tableau6.H54" office:value-type="string">
            <text:p text:style-name="P83"/>
          </table:table-cell>
        </table:table-row>
        <table:table-row table:style-name="Tableau6.2">
          <table:table-cell table:style-name="Tableau6.A55" office:value-type="string">
            <text:p text:style-name="Standard">8.3.4</text:p>
          </table:table-cell>
          <table:table-cell table:style-name="Tableau6.B55" office:value-type="string">
            <text:p text:style-name="Standard"/>
          </table:table-cell>
          <table:table-cell table:style-name="Tableau6.C55" office:value-type="string">
            <text:p text:style-name="Standard">Maîtrise de la conception et du développement </text:p>
          </table:table-cell>
          <table:table-cell table:style-name="Tableau6.D55" office:value-type="string">
            <text:p text:style-name="P117">x</text:p>
          </table:table-cell>
          <table:table-cell table:style-name="Tableau6.E55" office:value-type="string">
            <text:p text:style-name="P116"/>
          </table:table-cell>
          <table:table-cell table:style-name="Tableau6.F55" office:value-type="string">
            <text:p text:style-name="P116"/>
          </table:table-cell>
          <table:table-cell table:style-name="Tableau6.G55" office:value-type="string">
            <text:p text:style-name="P116"/>
          </table:table-cell>
          <table:table-cell table:style-name="Tableau6.H55" office:value-type="string">
            <text:p text:style-name="P83"/>
          </table:table-cell>
        </table:table-row>
        <table:table-row table:style-name="Tableau6.2">
          <table:table-cell table:style-name="Tableau6.A78" office:value-type="string">
            <text:p text:style-name="Standard">8.3.5</text:p>
          </table:table-cell>
          <table:table-cell table:style-name="Tableau6.B56" office:value-type="string">
            <text:p text:style-name="Standard"/>
          </table:table-cell>
          <table:table-cell table:style-name="Tableau6.C56" office:value-type="string">
            <text:p text:style-name="Standard">Éléments de sortie de la conception et du développement </text:p>
          </table:table-cell>
          <table:table-cell table:style-name="Tableau6.D56" office:value-type="string">
            <text:p text:style-name="P117">x</text:p>
          </table:table-cell>
          <table:table-cell table:style-name="Tableau6.E56" office:value-type="string">
            <text:p text:style-name="P116"/>
          </table:table-cell>
          <table:table-cell table:style-name="Tableau6.F56" office:value-type="string">
            <text:p text:style-name="P116"/>
          </table:table-cell>
          <table:table-cell table:style-name="Tableau6.G56" office:value-type="string">
            <text:p text:style-name="P116"/>
          </table:table-cell>
          <table:table-cell table:style-name="Tableau6.H56" office:value-type="string">
            <text:p text:style-name="P83"/>
          </table:table-cell>
        </table:table-row>
        <text:soft-page-break/>
        <table:table-row table:style-name="Tableau6.2">
          <table:table-cell table:style-name="Tableau6.A78" office:value-type="string">
            <text:p text:style-name="Standard">8.3.6</text:p>
          </table:table-cell>
          <table:table-cell table:style-name="Tableau6.B57" office:value-type="string">
            <text:p text:style-name="Standard"/>
          </table:table-cell>
          <table:table-cell table:style-name="Tableau6.C57" office:value-type="string">
            <text:p text:style-name="Standard">Modifications de la conception et du développement </text:p>
          </table:table-cell>
          <table:table-cell table:style-name="Tableau6.D57" office:value-type="string">
            <text:p text:style-name="P120">x</text:p>
          </table:table-cell>
          <table:table-cell table:style-name="Tableau6.E57" office:value-type="string">
            <text:p text:style-name="P119"/>
          </table:table-cell>
          <table:table-cell table:style-name="Tableau6.F57" office:value-type="string">
            <text:p text:style-name="P119"/>
          </table:table-cell>
          <table:table-cell table:style-name="Tableau6.G57" office:value-type="string">
            <text:p text:style-name="P119"/>
          </table:table-cell>
          <table:table-cell table:style-name="Tableau6.H57" office:value-type="string">
            <text:p text:style-name="P86"/>
          </table:table-cell>
        </table:table-row>
        <table:table-row table:style-name="Tableau6.2">
          <table:table-cell table:style-name="Tableau6.A78" office:value-type="string">
            <text:p text:style-name="Standard">8.4</text:p>
          </table:table-cell>
          <table:table-cell table:style-name="Tableau6.B58" office:value-type="string">
            <text:p text:style-name="Standard"/>
          </table:table-cell>
          <table:table-cell table:style-name="Tableau6.C58" office:value-type="string">
            <text:p text:style-name="Standard">Maîtrise des processus, produits et services fournis par des prestataires externes</text:p>
          </table:table-cell>
          <table:table-cell table:style-name="Tableau6.D58" office:value-type="string">
            <text:p text:style-name="P120">x</text:p>
          </table:table-cell>
          <table:table-cell table:style-name="Tableau6.E58" office:value-type="string">
            <text:p text:style-name="P119"/>
          </table:table-cell>
          <table:table-cell table:style-name="Tableau6.F58" office:value-type="string">
            <text:p text:style-name="P119"/>
          </table:table-cell>
          <table:table-cell table:style-name="Tableau6.G58" office:value-type="string">
            <text:p text:style-name="P119"/>
          </table:table-cell>
          <table:table-cell table:style-name="Tableau6.H58" office:value-type="string">
            <text:p text:style-name="P86"/>
          </table:table-cell>
        </table:table-row>
        <table:table-row table:style-name="Tableau6.2">
          <table:table-cell table:style-name="Tableau6.A69" office:value-type="string">
            <text:p text:style-name="Standard">8.4.1</text:p>
          </table:table-cell>
          <table:table-cell table:style-name="Tableau6.B59" office:value-type="string">
            <text:p text:style-name="Standard"/>
          </table:table-cell>
          <table:table-cell table:style-name="Tableau6.C59" office:value-type="string">
            <text:p text:style-name="Standard">Généralités</text:p>
          </table:table-cell>
          <table:table-cell table:style-name="Tableau6.D59" office:value-type="string">
            <text:p text:style-name="P120">x</text:p>
          </table:table-cell>
          <table:table-cell table:style-name="Tableau6.E59" office:value-type="string">
            <text:p text:style-name="P119"/>
          </table:table-cell>
          <table:table-cell table:style-name="Tableau6.F59" office:value-type="string">
            <text:p text:style-name="P119"/>
          </table:table-cell>
          <table:table-cell table:style-name="Tableau6.G59" office:value-type="string">
            <text:p text:style-name="P119"/>
          </table:table-cell>
          <table:table-cell table:style-name="Tableau6.H59" office:value-type="string">
            <text:p text:style-name="P86"/>
          </table:table-cell>
        </table:table-row>
        <table:table-row table:style-name="Tableau6.2">
          <table:table-cell table:style-name="Tableau6.A69" office:value-type="string">
            <text:p text:style-name="Standard">8.4.2</text:p>
          </table:table-cell>
          <table:table-cell table:style-name="Tableau6.B60" office:value-type="string">
            <text:p text:style-name="Standard"/>
          </table:table-cell>
          <table:table-cell table:style-name="Tableau6.C60" office:value-type="string">
            <text:p text:style-name="Standard">Type et étendue de la maîtrise</text:p>
          </table:table-cell>
          <table:table-cell table:style-name="Tableau6.D60" office:value-type="string">
            <text:p text:style-name="P120">x</text:p>
          </table:table-cell>
          <table:table-cell table:style-name="Tableau6.E60" office:value-type="string">
            <text:p text:style-name="P119"/>
          </table:table-cell>
          <table:table-cell table:style-name="Tableau6.F60" office:value-type="string">
            <text:p text:style-name="P119"/>
          </table:table-cell>
          <table:table-cell table:style-name="Tableau6.G60" office:value-type="string">
            <text:p text:style-name="P119"/>
          </table:table-cell>
          <table:table-cell table:style-name="Tableau6.H60" office:value-type="string">
            <text:p text:style-name="P86"/>
          </table:table-cell>
        </table:table-row>
        <table:table-row table:style-name="Tableau6.2">
          <table:table-cell table:style-name="Tableau6.A69" office:value-type="string">
            <text:p text:style-name="Standard">8.4.3</text:p>
          </table:table-cell>
          <table:table-cell table:style-name="Tableau6.B61" office:value-type="string">
            <text:p text:style-name="Standard"/>
          </table:table-cell>
          <table:table-cell table:style-name="Tableau6.C61" office:value-type="string">
            <text:p text:style-name="Standard">Information à l’attention des prestataires externes</text:p>
          </table:table-cell>
          <table:table-cell table:style-name="Tableau6.D61" office:value-type="string">
            <text:p text:style-name="P120">x</text:p>
          </table:table-cell>
          <table:table-cell table:style-name="Tableau6.E61" office:value-type="string">
            <text:p text:style-name="P119"/>
          </table:table-cell>
          <table:table-cell table:style-name="Tableau6.F61" office:value-type="string">
            <text:p text:style-name="P119"/>
          </table:table-cell>
          <table:table-cell table:style-name="Tableau6.G61" office:value-type="string">
            <text:p text:style-name="P119"/>
          </table:table-cell>
          <table:table-cell table:style-name="Tableau6.H61" office:value-type="string">
            <text:p text:style-name="P86"/>
          </table:table-cell>
        </table:table-row>
        <table:table-row table:style-name="Tableau6.2">
          <table:table-cell table:style-name="Tableau6.A69" office:value-type="string">
            <text:p text:style-name="Standard">8.5</text:p>
          </table:table-cell>
          <table:table-cell table:style-name="Tableau6.B62" office:value-type="string">
            <text:p text:style-name="Standard"/>
          </table:table-cell>
          <table:table-cell table:style-name="Tableau6.C62" office:value-type="string">
            <text:p text:style-name="Standard">Production et prestation de service</text:p>
          </table:table-cell>
          <table:table-cell table:style-name="Tableau6.D62" office:value-type="string">
            <text:p text:style-name="P120">x</text:p>
          </table:table-cell>
          <table:table-cell table:style-name="Tableau6.E62" office:value-type="string">
            <text:p text:style-name="P119"/>
          </table:table-cell>
          <table:table-cell table:style-name="Tableau6.F62" office:value-type="string">
            <text:p text:style-name="P119"/>
          </table:table-cell>
          <table:table-cell table:style-name="Tableau6.G62" office:value-type="string">
            <text:p text:style-name="P119"/>
          </table:table-cell>
          <table:table-cell table:style-name="Tableau6.H62" office:value-type="string">
            <text:p text:style-name="P86"/>
          </table:table-cell>
        </table:table-row>
        <table:table-row table:style-name="Tableau6.2">
          <table:table-cell table:style-name="Tableau6.A69" office:value-type="string">
            <text:p text:style-name="Standard">8.5.1</text:p>
          </table:table-cell>
          <table:table-cell table:style-name="Tableau6.B63" office:value-type="string">
            <text:p text:style-name="Standard"/>
          </table:table-cell>
          <table:table-cell table:style-name="Tableau6.C63" office:value-type="string">
            <text:p text:style-name="Standard">Maîtrise de la production et de la prestation de service</text:p>
          </table:table-cell>
          <table:table-cell table:style-name="Tableau6.D63" office:value-type="string">
            <text:p text:style-name="P119"/>
          </table:table-cell>
          <table:table-cell table:style-name="Tableau6.E63" office:value-type="string">
            <text:p text:style-name="P119"/>
          </table:table-cell>
          <table:table-cell table:style-name="Tableau6.F63" office:value-type="string">
            <text:p text:style-name="P119"/>
          </table:table-cell>
          <table:table-cell table:style-name="Tableau6.G63" office:value-type="string">
            <text:p text:style-name="P119"/>
          </table:table-cell>
          <table:table-cell table:style-name="Tableau6.H63" office:value-type="string">
            <text:p text:style-name="P87">NC1</text:p>
          </table:table-cell>
        </table:table-row>
        <table:table-row table:style-name="Tableau6.2">
          <table:table-cell table:style-name="Tableau6.A69" office:value-type="string">
            <text:p text:style-name="Standard">8.5.2</text:p>
          </table:table-cell>
          <table:table-cell table:style-name="Tableau6.B64" office:value-type="string">
            <text:p text:style-name="Standard"/>
          </table:table-cell>
          <table:table-cell table:style-name="Tableau6.C64" office:value-type="string">
            <text:p text:style-name="Standard">Identification et traçabilité</text:p>
          </table:table-cell>
          <table:table-cell table:style-name="Tableau6.D64" office:value-type="string">
            <text:p text:style-name="P119"/>
          </table:table-cell>
          <table:table-cell table:style-name="Tableau6.E64" office:value-type="string">
            <text:p text:style-name="P119"/>
          </table:table-cell>
          <table:table-cell table:style-name="Tableau6.F64" office:value-type="string">
            <text:p text:style-name="P119"/>
          </table:table-cell>
          <table:table-cell table:style-name="Tableau6.G64" office:value-type="string">
            <text:p text:style-name="P119"/>
          </table:table-cell>
          <table:table-cell table:style-name="Tableau6.H64" office:value-type="string">
            <text:p text:style-name="P88">NC1</text:p>
          </table:table-cell>
        </table:table-row>
        <table:table-row table:style-name="Tableau6.2">
          <table:table-cell table:style-name="Tableau6.A69" office:value-type="string">
            <text:p text:style-name="Standard">8.5.3</text:p>
          </table:table-cell>
          <table:table-cell table:style-name="Tableau6.B65" office:value-type="string">
            <text:p text:style-name="Standard"/>
          </table:table-cell>
          <table:table-cell table:style-name="Tableau6.C65" office:value-type="string">
            <text:p text:style-name="Standard">Propriétés des clients ou des prestataires externes</text:p>
          </table:table-cell>
          <table:table-cell table:style-name="Tableau6.D65" office:value-type="string">
            <text:p text:style-name="P119"/>
          </table:table-cell>
          <table:table-cell table:style-name="Tableau6.E65" office:value-type="string">
            <text:p text:style-name="P120">PF5</text:p>
          </table:table-cell>
          <table:table-cell table:style-name="Tableau6.F65" office:value-type="string">
            <text:p text:style-name="P119"/>
          </table:table-cell>
          <table:table-cell table:style-name="Tableau6.G65" office:value-type="string">
            <text:p text:style-name="P119"/>
          </table:table-cell>
          <table:table-cell table:style-name="Tableau6.H65" office:value-type="string">
            <text:p text:style-name="P86"/>
          </table:table-cell>
        </table:table-row>
        <table:table-row table:style-name="Tableau6.2">
          <table:table-cell table:style-name="Tableau6.A69" office:value-type="string">
            <text:p text:style-name="Standard">8.5.4</text:p>
          </table:table-cell>
          <table:table-cell table:style-name="Tableau6.B66" office:value-type="string">
            <text:p text:style-name="Standard"/>
          </table:table-cell>
          <table:table-cell table:style-name="Tableau6.C66" office:value-type="string">
            <text:p text:style-name="Standard">Préservation</text:p>
          </table:table-cell>
          <table:table-cell table:style-name="Tableau6.D66" office:value-type="string">
            <text:p text:style-name="P119"/>
          </table:table-cell>
          <table:table-cell table:style-name="Tableau6.E66" office:value-type="string">
            <text:p text:style-name="P120">PF5</text:p>
          </table:table-cell>
          <table:table-cell table:style-name="Tableau6.F66" office:value-type="string">
            <text:p text:style-name="P119"/>
          </table:table-cell>
          <table:table-cell table:style-name="Tableau6.G66" office:value-type="string">
            <text:p text:style-name="P119"/>
          </table:table-cell>
          <table:table-cell table:style-name="Tableau6.H66" office:value-type="string">
            <text:p text:style-name="P86"/>
          </table:table-cell>
        </table:table-row>
        <table:table-row table:style-name="Tableau6.2">
          <table:table-cell table:style-name="Tableau6.A69" office:value-type="string">
            <text:p text:style-name="Standard">8.5.5</text:p>
          </table:table-cell>
          <table:table-cell table:style-name="Tableau6.B67" office:value-type="string">
            <text:p text:style-name="Standard"/>
          </table:table-cell>
          <table:table-cell table:style-name="Tableau6.C67" office:value-type="string">
            <text:p text:style-name="Standard">Activité après livraison</text:p>
          </table:table-cell>
          <table:table-cell table:style-name="Tableau6.D67" office:value-type="string">
            <text:p text:style-name="P120">x</text:p>
          </table:table-cell>
          <table:table-cell table:style-name="Tableau6.E67" office:value-type="string">
            <text:p text:style-name="P119"/>
          </table:table-cell>
          <table:table-cell table:style-name="Tableau6.F67" office:value-type="string">
            <text:p text:style-name="P119"/>
          </table:table-cell>
          <table:table-cell table:style-name="Tableau6.G67" office:value-type="string">
            <text:p text:style-name="P119"/>
          </table:table-cell>
          <table:table-cell table:style-name="Tableau6.H67" office:value-type="string">
            <text:p text:style-name="P86"/>
          </table:table-cell>
        </table:table-row>
        <table:table-row table:style-name="Tableau6.2">
          <table:table-cell table:style-name="Tableau6.A69" office:value-type="string">
            <text:p text:style-name="Standard">8.5.6</text:p>
          </table:table-cell>
          <table:table-cell table:style-name="Tableau6.B68" office:value-type="string">
            <text:p text:style-name="Standard"/>
          </table:table-cell>
          <table:table-cell table:style-name="Tableau6.C68" office:value-type="string">
            <text:p text:style-name="Standard">Maîtrise des modifications</text:p>
          </table:table-cell>
          <table:table-cell table:style-name="Tableau6.D68" office:value-type="string">
            <text:p text:style-name="P120">x</text:p>
          </table:table-cell>
          <table:table-cell table:style-name="Tableau6.E68" office:value-type="string">
            <text:p text:style-name="P119"/>
          </table:table-cell>
          <table:table-cell table:style-name="Tableau6.F68" office:value-type="string">
            <text:p text:style-name="P119"/>
          </table:table-cell>
          <table:table-cell table:style-name="Tableau6.G68" office:value-type="string">
            <text:p text:style-name="P119"/>
          </table:table-cell>
          <table:table-cell table:style-name="Tableau6.H68" office:value-type="string">
            <text:p text:style-name="P86"/>
          </table:table-cell>
        </table:table-row>
        <table:table-row table:style-name="Tableau6.2">
          <table:table-cell table:style-name="Tableau6.A69" office:value-type="string">
            <text:p text:style-name="Standard">8.6</text:p>
          </table:table-cell>
          <table:table-cell table:style-name="Tableau6.B69" office:value-type="string">
            <text:p text:style-name="Standard"/>
          </table:table-cell>
          <table:table-cell table:style-name="Tableau6.C69" office:value-type="string">
            <text:p text:style-name="Standard">Libération des produits et services</text:p>
          </table:table-cell>
          <table:table-cell table:style-name="Tableau6.D69" office:value-type="string">
            <text:p text:style-name="P119"/>
          </table:table-cell>
          <table:table-cell table:style-name="Tableau6.E69" office:value-type="string">
            <text:p text:style-name="P120">PF5</text:p>
          </table:table-cell>
          <table:table-cell table:style-name="Tableau6.F69" office:value-type="string">
            <text:p text:style-name="P119"/>
          </table:table-cell>
          <table:table-cell table:style-name="Tableau6.G69" office:value-type="string">
            <text:p text:style-name="P119"/>
          </table:table-cell>
          <table:table-cell table:style-name="Tableau6.H69" office:value-type="string">
            <text:p text:style-name="P86"/>
          </table:table-cell>
        </table:table-row>
        <table:table-row table:style-name="Tableau6.2">
          <table:table-cell table:style-name="Tableau6.A70" office:value-type="string">
            <text:p text:style-name="Standard">8.7</text:p>
          </table:table-cell>
          <table:table-cell table:style-name="Tableau6.B70" office:value-type="string">
            <text:p text:style-name="Standard"/>
          </table:table-cell>
          <table:table-cell table:style-name="Tableau6.C70" office:value-type="string">
            <text:p text:style-name="Standard">Maîtrise des éléments de sortie non conformes</text:p>
          </table:table-cell>
          <table:table-cell table:style-name="Tableau6.D70" office:value-type="string">
            <text:p text:style-name="P120">x</text:p>
          </table:table-cell>
          <table:table-cell table:style-name="Tableau6.E70" office:value-type="string">
            <text:p text:style-name="P119"/>
          </table:table-cell>
          <table:table-cell table:style-name="Tableau6.F70" office:value-type="string">
            <text:p text:style-name="P119"/>
          </table:table-cell>
          <table:table-cell table:style-name="Tableau6.G70" office:value-type="string">
            <text:p text:style-name="P119"/>
          </table:table-cell>
          <table:table-cell table:style-name="Tableau6.H70" office:value-type="string">
            <text:p text:style-name="P86"/>
          </table:table-cell>
        </table:table-row>
        <table:table-row table:style-name="Tableau6.2">
          <table:table-cell table:style-name="Tableau6.A71" table:number-columns-spanned="8" office:value-type="string">
            <text:p text:style-name="P111">9. Évaluation des performances</text:p>
          </table:table-cell>
          <table:covered-table-cell/>
          <table:covered-table-cell/>
          <table:covered-table-cell/>
          <table:covered-table-cell/>
          <table:covered-table-cell/>
          <table:covered-table-cell/>
          <table:covered-table-cell/>
        </table:table-row>
        <table:table-row table:style-name="Tableau6.2">
          <table:table-cell table:style-name="Tableau6.A78" office:value-type="string">
            <text:h text:style-name="Heading_20_8" text:outline-level="8">9.1</text:h>
          </table:table-cell>
          <table:table-cell table:style-name="Tableau6.B72" office:value-type="string">
            <text:h text:style-name="Heading_20_8" text:outline-level="8">9.1</text:h>
          </table:table-cell>
          <table:table-cell table:style-name="Tableau6.C72" office:value-type="string">
            <text:p text:style-name="Standard">Surveillance, mesure, analyse et évaluation</text:p>
          </table:table-cell>
          <table:table-cell table:style-name="Tableau6.D72" office:value-type="string">
            <text:p text:style-name="P115">x</text:p>
          </table:table-cell>
          <table:table-cell table:style-name="Tableau6.E72" office:value-type="string">
            <text:p text:style-name="P116"/>
          </table:table-cell>
          <table:table-cell table:style-name="Tableau6.F72" office:value-type="string">
            <text:p text:style-name="P116"/>
          </table:table-cell>
          <table:table-cell table:style-name="Tableau6.G72" office:value-type="string">
            <text:p text:style-name="P116"/>
          </table:table-cell>
          <table:table-cell table:style-name="Tableau6.H72" office:value-type="string">
            <text:p text:style-name="P83"/>
          </table:table-cell>
        </table:table-row>
        <table:table-row table:style-name="Tableau6.2">
          <table:table-cell table:style-name="Tableau6.A78" office:value-type="string">
            <text:h text:style-name="Heading_20_8" text:outline-level="8">9.1.1</text:h>
          </table:table-cell>
          <table:table-cell table:style-name="Tableau6.B73" office:value-type="string">
            <text:h text:style-name="Heading_20_8" text:outline-level="8">9.1.1</text:h>
          </table:table-cell>
          <table:table-cell table:style-name="Tableau6.C73" office:value-type="string">
            <text:p text:style-name="Standard">Généralités</text:p>
          </table:table-cell>
          <table:table-cell table:style-name="Tableau6.D73" office:value-type="string">
            <text:p text:style-name="P117">x</text:p>
          </table:table-cell>
          <table:table-cell table:style-name="Tableau6.E73" office:value-type="string">
            <text:p text:style-name="P116"/>
          </table:table-cell>
          <table:table-cell table:style-name="Tableau6.F73" office:value-type="string">
            <text:p text:style-name="P116"/>
          </table:table-cell>
          <table:table-cell table:style-name="Tableau6.G73" office:value-type="string">
            <text:p text:style-name="P116"/>
          </table:table-cell>
          <table:table-cell table:style-name="Tableau6.H73" office:value-type="string">
            <text:p text:style-name="P83"/>
          </table:table-cell>
        </table:table-row>
        <table:table-row table:style-name="Tableau6.2">
          <table:table-cell table:style-name="Tableau6.A78" office:value-type="string">
            <text:h text:style-name="Heading_20_8" text:outline-level="8">9.1.2</text:h>
          </table:table-cell>
          <table:table-cell table:style-name="Tableau6.B74" office:value-type="string">
            <text:h text:style-name="Heading_20_8" text:outline-level="8">9.1.2</text:h>
          </table:table-cell>
          <table:table-cell table:style-name="Tableau6.C74" office:value-type="string">
            <text:p text:style-name="Standard">Satisfaction du client // évaluation de la conformité</text:p>
          </table:table-cell>
          <table:table-cell table:style-name="Tableau6.D74" office:value-type="string">
            <text:p text:style-name="P115"/>
          </table:table-cell>
          <table:table-cell table:style-name="Tableau6.E74" office:value-type="string">
            <text:p text:style-name="P117">PF5</text:p>
          </table:table-cell>
          <table:table-cell table:style-name="Tableau6.F74" office:value-type="string">
            <text:p text:style-name="P116"/>
          </table:table-cell>
          <table:table-cell table:style-name="Tableau6.G74" office:value-type="string">
            <text:p text:style-name="P116"/>
          </table:table-cell>
          <table:table-cell table:style-name="Tableau6.H74" office:value-type="string">
            <text:p text:style-name="P83"/>
          </table:table-cell>
        </table:table-row>
        <table:table-row table:style-name="Tableau6.2">
          <table:table-cell table:style-name="Tableau6.A78" office:value-type="string">
            <text:h text:style-name="Heading_20_8" text:outline-level="8">9.1.3</text:h>
          </table:table-cell>
          <table:table-cell table:style-name="Tableau6.B75" office:value-type="string">
            <text:h text:style-name="Heading_20_8" text:outline-level="8"/>
          </table:table-cell>
          <table:table-cell table:style-name="Tableau6.C75" office:value-type="string">
            <text:p text:style-name="Standard">Analyse et évaluation</text:p>
          </table:table-cell>
          <table:table-cell table:style-name="Tableau6.D75" office:value-type="string">
            <text:p text:style-name="P117">x</text:p>
          </table:table-cell>
          <table:table-cell table:style-name="Tableau6.E75" office:value-type="string">
            <text:p text:style-name="P116"/>
          </table:table-cell>
          <table:table-cell table:style-name="Tableau6.F75" office:value-type="string">
            <text:p text:style-name="P116"/>
          </table:table-cell>
          <table:table-cell table:style-name="Tableau6.G75" office:value-type="string">
            <text:p text:style-name="P116"/>
          </table:table-cell>
          <table:table-cell table:style-name="Tableau6.H75" office:value-type="string">
            <text:p text:style-name="P83"/>
          </table:table-cell>
        </table:table-row>
        <table:table-row table:style-name="Tableau6.2">
          <table:table-cell table:style-name="Tableau6.A78" office:value-type="string">
            <text:h text:style-name="Heading_20_8" text:outline-level="8">9.2</text:h>
          </table:table-cell>
          <table:table-cell table:style-name="Tableau6.B76" office:value-type="string">
            <text:h text:style-name="Heading_20_8" text:outline-level="8">9.2</text:h>
          </table:table-cell>
          <table:table-cell table:style-name="Tableau6.C76" office:value-type="string">
            <text:p text:style-name="Standard">Audit interne</text:p>
          </table:table-cell>
          <table:table-cell table:style-name="Tableau6.D76" office:value-type="string">
            <text:p text:style-name="P117">x</text:p>
          </table:table-cell>
          <table:table-cell table:style-name="Tableau6.E76" office:value-type="string">
            <text:p text:style-name="P116"/>
          </table:table-cell>
          <table:table-cell table:style-name="Tableau6.F76" office:value-type="string">
            <text:p text:style-name="P116"/>
          </table:table-cell>
          <table:table-cell table:style-name="Tableau6.G76" office:value-type="string">
            <text:p text:style-name="P116"/>
          </table:table-cell>
          <table:table-cell table:style-name="Tableau6.H76" office:value-type="string">
            <text:p text:style-name="P83"/>
          </table:table-cell>
        </table:table-row>
        <table:table-row table:style-name="Tableau6.2">
          <table:table-cell table:style-name="Tableau6.A78" office:value-type="string">
            <text:h text:style-name="Heading_20_8" text:outline-level="8"/>
          </table:table-cell>
          <table:table-cell table:style-name="Tableau6.B77" office:value-type="string">
            <text:h text:style-name="Heading_20_8" text:outline-level="8">9.2.1</text:h>
          </table:table-cell>
          <table:table-cell table:style-name="Tableau6.C77" office:value-type="string">
            <text:p text:style-name="Standard">Généralités</text:p>
          </table:table-cell>
          <table:table-cell table:style-name="Tableau6.D77" office:value-type="string">
            <text:p text:style-name="P117">x</text:p>
          </table:table-cell>
          <table:table-cell table:style-name="Tableau6.E77" office:value-type="string">
            <text:p text:style-name="P116"/>
          </table:table-cell>
          <table:table-cell table:style-name="Tableau6.F77" office:value-type="string">
            <text:p text:style-name="P116"/>
          </table:table-cell>
          <table:table-cell table:style-name="Tableau6.G77" office:value-type="string">
            <text:p text:style-name="P116"/>
          </table:table-cell>
          <table:table-cell table:style-name="Tableau6.H77" office:value-type="string">
            <text:p text:style-name="P83"/>
          </table:table-cell>
        </table:table-row>
        <table:table-row table:style-name="Tableau6.2">
          <table:table-cell table:style-name="Tableau6.A78" office:value-type="string">
            <text:h text:style-name="Heading_20_8" text:outline-level="8"/>
          </table:table-cell>
          <table:table-cell table:style-name="Tableau6.B78" office:value-type="string">
            <text:h text:style-name="Heading_20_8" text:outline-level="8">9.2.2</text:h>
          </table:table-cell>
          <table:table-cell table:style-name="Tableau6.C78" office:value-type="string">
            <text:p text:style-name="Standard">Programme d’audit interne</text:p>
          </table:table-cell>
          <table:table-cell table:style-name="Tableau6.D78" office:value-type="string">
            <text:p text:style-name="P115">x</text:p>
          </table:table-cell>
          <table:table-cell table:style-name="Tableau6.E78" office:value-type="string">
            <text:p text:style-name="P116"/>
          </table:table-cell>
          <table:table-cell table:style-name="Tableau6.F78" office:value-type="string">
            <text:p text:style-name="P116"/>
          </table:table-cell>
          <table:table-cell table:style-name="Tableau6.G78" office:value-type="string">
            <text:p text:style-name="P116"/>
          </table:table-cell>
          <table:table-cell table:style-name="Tableau6.H78" office:value-type="string">
            <text:p text:style-name="P83"/>
          </table:table-cell>
        </table:table-row>
        <table:table-row table:style-name="Tableau6.2">
          <table:table-cell table:style-name="Tableau6.A84" office:value-type="string">
            <text:h text:style-name="Heading_20_8" text:outline-level="8">9.3</text:h>
          </table:table-cell>
          <table:table-cell table:style-name="Tableau6.B79" office:value-type="string">
            <text:h text:style-name="Heading_20_8" text:outline-level="8">9.3</text:h>
          </table:table-cell>
          <table:table-cell table:style-name="Tableau6.C79" office:value-type="string">
            <text:p text:style-name="Standard">Revue de direction</text:p>
          </table:table-cell>
          <table:table-cell table:style-name="Tableau6.D79" office:value-type="string">
            <text:p text:style-name="P116"/>
          </table:table-cell>
          <table:table-cell table:style-name="Tableau6.E79" office:value-type="string">
            <text:p text:style-name="P116"/>
          </table:table-cell>
          <table:table-cell table:style-name="Tableau6.F79" office:value-type="string">
            <text:p text:style-name="P117">PP2</text:p>
          </table:table-cell>
          <table:table-cell table:style-name="Tableau6.G79" office:value-type="string">
            <text:p text:style-name="P115"/>
          </table:table-cell>
          <table:table-cell table:style-name="Tableau6.H79" office:value-type="string">
            <text:p text:style-name="P83"/>
          </table:table-cell>
        </table:table-row>
        <table:table-row table:style-name="Tableau6.2">
          <table:table-cell table:style-name="Tableau6.A84" office:value-type="string">
            <text:h text:style-name="Heading_20_8" text:outline-level="8">9.3.1</text:h>
          </table:table-cell>
          <table:table-cell table:style-name="Tableau6.B80" office:value-type="string">
            <text:p text:style-name="Standard"/>
          </table:table-cell>
          <table:table-cell table:style-name="Tableau6.C80" office:value-type="string">
            <text:p text:style-name="Standard">Généralités</text:p>
          </table:table-cell>
          <table:table-cell table:style-name="Tableau6.D80" office:value-type="string">
            <text:p text:style-name="P117">x</text:p>
          </table:table-cell>
          <table:table-cell table:style-name="Tableau6.E80" office:value-type="string">
            <text:p text:style-name="P116"/>
          </table:table-cell>
          <table:table-cell table:style-name="Tableau6.F80" office:value-type="string">
            <text:p text:style-name="P116"/>
          </table:table-cell>
          <table:table-cell table:style-name="Tableau6.G80" office:value-type="string">
            <text:p text:style-name="P116"/>
          </table:table-cell>
          <table:table-cell table:style-name="Tableau6.H80" office:value-type="string">
            <text:p text:style-name="P83"/>
          </table:table-cell>
        </table:table-row>
        <table:table-row table:style-name="Tableau6.2">
          <table:table-cell table:style-name="Tableau6.A84" office:value-type="string">
            <text:h text:style-name="Heading_20_8" text:outline-level="8">9.3.2</text:h>
          </table:table-cell>
          <table:table-cell table:style-name="Tableau6.B81" office:value-type="string">
            <text:p text:style-name="Standard"/>
          </table:table-cell>
          <table:table-cell table:style-name="Tableau6.C81" office:value-type="string">
            <text:p text:style-name="Standard">Éléments d’entrée de la revue de direction</text:p>
          </table:table-cell>
          <table:table-cell table:style-name="Tableau6.D81" office:value-type="string">
            <text:p text:style-name="P115">x</text:p>
          </table:table-cell>
          <table:table-cell table:style-name="Tableau6.E81" office:value-type="string">
            <text:p text:style-name="P116"/>
          </table:table-cell>
          <table:table-cell table:style-name="Tableau6.F81" office:value-type="string">
            <text:p text:style-name="P116"/>
          </table:table-cell>
          <table:table-cell table:style-name="Tableau6.G81" office:value-type="string">
            <text:p text:style-name="P116"/>
          </table:table-cell>
          <table:table-cell table:style-name="Tableau6.H81" office:value-type="string">
            <text:p text:style-name="P83"/>
          </table:table-cell>
        </table:table-row>
        <table:table-row table:style-name="Tableau6.2">
          <table:table-cell table:style-name="Tableau6.A84" office:value-type="string">
            <text:h text:style-name="Heading_20_8" text:outline-level="8">9.3.3</text:h>
          </table:table-cell>
          <table:table-cell table:style-name="Tableau6.B82" office:value-type="string">
            <text:p text:style-name="Standard"/>
          </table:table-cell>
          <table:table-cell table:style-name="Tableau6.C82" office:value-type="string">
            <text:p text:style-name="Standard">Éléments de sortie de la revue de direction</text:p>
          </table:table-cell>
          <table:table-cell table:style-name="Tableau6.D82" office:value-type="string">
            <text:p text:style-name="P115">x</text:p>
          </table:table-cell>
          <table:table-cell table:style-name="Tableau6.E82" office:value-type="string">
            <text:p text:style-name="P116"/>
          </table:table-cell>
          <table:table-cell table:style-name="Tableau6.F82" office:value-type="string">
            <text:p text:style-name="P116"/>
          </table:table-cell>
          <table:table-cell table:style-name="Tableau6.G82" office:value-type="string">
            <text:p text:style-name="P116"/>
          </table:table-cell>
          <table:table-cell table:style-name="Tableau6.H82" office:value-type="string">
            <text:p text:style-name="P83"/>
          </table:table-cell>
        </table:table-row>
        <table:table-row table:style-name="Tableau6.2">
          <table:table-cell table:style-name="Tableau6.A83" table:number-columns-spanned="8" office:value-type="string">
            <text:h text:style-name="Heading_20_8" text:outline-level="8">10. Amélioration</text:h>
          </table:table-cell>
          <table:covered-table-cell/>
          <table:covered-table-cell/>
          <table:covered-table-cell/>
          <table:covered-table-cell/>
          <table:covered-table-cell/>
          <table:covered-table-cell/>
          <table:covered-table-cell/>
        </table:table-row>
        <table:table-row table:style-name="Tableau6.2">
          <table:table-cell table:style-name="Tableau6.A84" office:value-type="string">
            <text:h text:style-name="Heading_20_8" text:outline-level="8">10.1</text:h>
          </table:table-cell>
          <table:table-cell table:style-name="Tableau6.B84" office:value-type="string">
            <text:h text:style-name="Heading_20_8" text:outline-level="8">10.1</text:h>
          </table:table-cell>
          <table:table-cell table:style-name="Tableau6.C84" office:value-type="string">
            <text:p text:style-name="Standard">Généralités</text:p>
          </table:table-cell>
          <table:table-cell table:style-name="Tableau6.D84" office:value-type="string">
            <text:p text:style-name="P114">x</text:p>
          </table:table-cell>
          <table:table-cell table:style-name="Tableau6.E84" office:value-type="string">
            <text:p text:style-name="P112"/>
          </table:table-cell>
          <table:table-cell table:style-name="Tableau6.F84" office:value-type="string">
            <text:p text:style-name="P112"/>
          </table:table-cell>
          <table:table-cell table:style-name="Tableau6.G84" office:value-type="string">
            <text:p text:style-name="P112"/>
          </table:table-cell>
          <table:table-cell table:style-name="Tableau6.H84" office:value-type="string">
            <text:p text:style-name="P112"/>
          </table:table-cell>
        </table:table-row>
        <table:table-row table:style-name="Tableau6.2">
          <table:table-cell table:style-name="Tableau6.A85" office:value-type="string">
            <text:h text:style-name="Heading_20_8" text:outline-level="8">10.2</text:h>
          </table:table-cell>
          <table:table-cell table:style-name="Tableau6.B85" office:value-type="string">
            <text:h text:style-name="Heading_20_8" text:outline-level="8">10.2</text:h>
          </table:table-cell>
          <table:table-cell table:style-name="Tableau6.C85" office:value-type="string">
            <text:p text:style-name="Standard">Non-conformité et actions correctives</text:p>
          </table:table-cell>
          <table:table-cell table:style-name="Tableau6.D85" office:value-type="string">
            <text:p text:style-name="P113">x</text:p>
          </table:table-cell>
          <table:table-cell table:style-name="Tableau6.E85" office:value-type="string">
            <text:p text:style-name="P112"/>
          </table:table-cell>
          <table:table-cell table:style-name="Tableau6.F85" office:value-type="string">
            <text:p text:style-name="P112"/>
          </table:table-cell>
          <table:table-cell table:style-name="Tableau6.G85" office:value-type="string">
            <text:p text:style-name="P112"/>
          </table:table-cell>
          <table:table-cell table:style-name="Tableau6.H85" office:value-type="string">
            <text:p text:style-name="P112"/>
          </table:table-cell>
        </table:table-row>
        <table:table-row table:style-name="Tableau6.2">
          <table:table-cell table:style-name="Tableau6.A86" office:value-type="string">
            <text:h text:style-name="Heading_20_8" text:outline-level="8">10.3</text:h>
          </table:table-cell>
          <table:table-cell table:style-name="Tableau6.B86" office:value-type="string">
            <text:h text:style-name="Heading_20_8" text:outline-level="8">10.3</text:h>
          </table:table-cell>
          <table:table-cell table:style-name="Tableau6.C86" office:value-type="string">
            <text:p text:style-name="Standard">Amélioration continue</text:p>
          </table:table-cell>
          <table:table-cell table:style-name="Tableau6.D86" office:value-type="string">
            <text:p text:style-name="P113">x</text:p>
          </table:table-cell>
          <table:table-cell table:style-name="Tableau6.E86" office:value-type="string">
            <text:p text:style-name="P112"/>
          </table:table-cell>
          <table:table-cell table:style-name="Tableau6.F86" office:value-type="string">
            <text:p text:style-name="P112"/>
          </table:table-cell>
          <table:table-cell table:style-name="Tableau6.G86" office:value-type="string">
            <text:p text:style-name="P112"/>
          </table:table-cell>
          <table:table-cell table:style-name="Tableau6.H86" office:value-type="string">
            <text:p text:style-name="P112"/>
          </table:table-cell>
        </table:table-row>
      </table:table>
      <text:p text:style-name="Standard"/>
      <text:p text:style-name="Standard"/>
      <text:p text:style-name="P91"/>
      <table:table table:name="Tableau12" table:style-name="Tableau12">
        <table:table-column table:style-name="Tableau12.A"/>
        <table:table-row>
          <table:table-cell table:style-name="Tableau12.A1" office:value-type="string">
            <text:h text:style-name="P155" text:outline-level="2">Revue de la conformité à l’OHSAS 18 001</text:h>
            <text:p text:style-name="P99"/>
          </table:table-cell>
        </table:table-row>
      </table:table>
      <text:p text:style-name="Standard"/>
      <text:p text:style-name="P100"/>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style-name="Tableau7.1">
          <table:table-cell table:style-name="Tableau7.A1" office:value-type="string">
            <text:p text:style-name="P100"/>
          </table:table-cell>
          <table:table-cell table:style-name="Tableau7.A1" office:value-type="string">
            <text:p text:style-name="P78">§</text:p>
          </table:table-cell>
          <table:table-cell table:style-name="Tableau7.A1" office:value-type="string">
            <text:p text:style-name="P79">Titre</text:p>
          </table:table-cell>
          <table:table-cell table:style-name="Tableau7.A1" office:value-type="string">
            <text:p text:style-name="P79">Vu sans <text:s/>remarque</text:p>
          </table:table-cell>
          <table:table-cell table:style-name="Tableau7.A1" office:value-type="string">
            <text:p text:style-name="P79">Points forts</text:p>
          </table:table-cell>
          <table:table-cell table:style-name="Tableau7.A1" office:value-type="string">
            <text:p text:style-name="P80">Pistes de progrès</text:p>
          </table:table-cell>
          <table:table-cell table:style-name="Tableau7.A1" office:value-type="string">
            <text:p text:style-name="P80">Points sensibles</text:p>
          </table:table-cell>
          <table:table-cell table:style-name="Tableau7.H1" office:value-type="string">
            <text:p text:style-name="P79">Non</text:p>
            <text:p text:style-name="P79">Conformités</text:p>
          </table:table-cell>
        </table:table-row>
        <table:table-row table:style-name="Tableau7.2">
          <table:table-cell table:style-name="Tableau7.A2" table:number-columns-spanned="8" office:value-type="string">
            <text:p text:style-name="P101"><text:span text:style-name="T21">4. </text:span><text:span text:style-name="T45">Exigence en matière de système de management de la SST</text:span></text:p>
          </table:table-cell>
          <table:covered-table-cell/>
          <table:covered-table-cell/>
          <table:covered-table-cell/>
          <table:covered-table-cell/>
          <table:covered-table-cell/>
          <table:covered-table-cell/>
          <table:covered-table-cell/>
        </table:table-row>
        <table:table-row table:style-name="Tableau7.3">
          <table:table-cell table:style-name="Tableau7.A3" office:value-type="string">
            <text:p text:style-name="P100"/>
          </table:table-cell>
          <table:table-cell table:style-name="Tableau7.A3" office:value-type="string">
            <text:p text:style-name="P104">4.1</text:p>
          </table:table-cell>
          <table:table-cell table:style-name="Tableau7.A3" office:value-type="string">
            <text:p text:style-name="P104">Exigences générales.</text:p>
          </table:table-cell>
          <table:table-cell table:style-name="Tableau7.D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102"/>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2</text:p>
          </table:table-cell>
          <table:table-cell table:style-name="Tableau7.E3" office:value-type="string">
            <text:p text:style-name="P104">Politique SST</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A2" office:value-type="string">
            <text:p text:style-name="P100"/>
          </table:table-cell>
          <table:table-cell table:style-name="Tableau7.A2" table:number-columns-spanned="7" office:value-type="string">
            <text:p text:style-name="P104">4.3 Planification</text:p>
          </table:table-cell>
          <table:covered-table-cell/>
          <table:covered-table-cell/>
          <table:covered-table-cell/>
          <table:covered-table-cell/>
          <table:covered-table-cell/>
          <table:covered-table-cell/>
        </table:table-row>
        <table:table-row table:style-name="Tableau7.3">
          <table:table-cell table:style-name="Tableau7.E3" office:value-type="string">
            <text:p text:style-name="P100"/>
          </table:table-cell>
          <table:table-cell table:style-name="Tableau7.E3" office:value-type="string">
            <text:p text:style-name="P104">4.3.1</text:p>
          </table:table-cell>
          <table:table-cell table:style-name="Tableau7.E3" office:value-type="string">
            <text:p text:style-name="P104">Identification des dangers, évaluation des risques et mesures de contrôles </text:p>
          </table:table-cell>
          <table:table-cell table:style-name="Tableau7.H3" office:value-type="string">
            <text:p text:style-name="P105"/>
          </table:table-cell>
          <table:table-cell table:style-name="Tableau7.E3" office:value-type="string">
            <text:p text:style-name="P103">PF2</text:p>
          </table:table-cell>
          <table:table-cell table:style-name="Tableau7.E3" office:value-type="string">
            <text:p text:style-name="P103">PS2</text:p>
          </table:table-cell>
          <table:table-cell table:style-name="Tableau7.E3" office:value-type="string">
            <text:p text:style-name="P81"/>
          </table:table-cell>
          <table:table-cell table:style-name="Tableau7.H3" office:value-type="string">
            <text:p text:style-name="P81"><text:s/></text:p>
          </table:table-cell>
        </table:table-row>
        <table:table-row table:style-name="Tableau7.3">
          <table:table-cell table:style-name="Tableau7.E3" office:value-type="string">
            <text:p text:style-name="P100"/>
          </table:table-cell>
          <table:table-cell table:style-name="Tableau7.E3" office:value-type="string">
            <text:p text:style-name="P104">4.3.2</text:p>
          </table:table-cell>
          <table:table-cell table:style-name="Tableau7.E3" office:value-type="string">
            <text:p text:style-name="P104">Exigences légales et autres</text:p>
          </table:table-cell>
          <table:table-cell table:style-name="Tableau7.H3" office:value-type="string">
            <text:p text:style-name="P105"/>
          </table:table-cell>
          <table:table-cell table:style-name="Tableau7.E3" office:value-type="string">
            <text:p text:style-name="P102"/>
          </table:table-cell>
          <table:table-cell table:style-name="Tableau7.E3" office:value-type="string">
            <text:p text:style-name="P103">PS4</text:p>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3.3</text:p>
          </table:table-cell>
          <table:table-cell table:style-name="Tableau7.E3" office:value-type="string">
            <text:p text:style-name="P104">Objectifs et programmes</text:p>
          </table:table-cell>
          <table:table-cell table:style-name="Tableau7.H3" office:value-type="string">
            <text:p text:style-name="P105"/>
          </table:table-cell>
          <table:table-cell table:style-name="Tableau7.E3" office:value-type="string">
            <text:p text:style-name="P103">PF2</text:p>
          </table:table-cell>
          <table:table-cell table:style-name="Tableau7.F8">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A2" office:value-type="string">
            <text:p text:style-name="P100"/>
          </table:table-cell>
          <table:table-cell table:style-name="Tableau7.A2" table:number-columns-spanned="7" office:value-type="string">
            <text:p text:style-name="P104">4.4 Mise en œuvre et fonctionnement</text:p>
          </table:table-cell>
          <table:covered-table-cell/>
          <table:covered-table-cell/>
          <table:covered-table-cell/>
          <table:covered-table-cell/>
          <table:covered-table-cell/>
          <table:covered-table-cell/>
        </table:table-row>
        <table:table-row table:style-name="Tableau7.3">
          <table:table-cell table:style-name="Tableau7.E3" office:value-type="string">
            <text:p text:style-name="P100"/>
          </table:table-cell>
          <table:table-cell table:style-name="Tableau7.E3" office:value-type="string">
            <text:p text:style-name="P104">4.4.1</text:p>
          </table:table-cell>
          <table:table-cell table:style-name="Tableau7.E3" office:value-type="string">
            <text:p text:style-name="P104">Ressources, rôles, responsabilités, obligations de rendre compte et autorités</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4.2</text:p>
          </table:table-cell>
          <table:table-cell table:style-name="Tableau7.E3" office:value-type="string">
            <text:p text:style-name="P104">Compétence, formation, sensibilisation</text:p>
          </table:table-cell>
          <table:table-cell table:style-name="Tableau7.H3" office:value-type="string">
            <text:p text:style-name="P105"/>
          </table:table-cell>
          <table:table-cell table:style-name="Tableau7.E3" office:value-type="string">
            <text:p text:style-name="P102"/>
          </table:table-cell>
          <table:table-cell table:style-name="Tableau7.E3" office:value-type="string">
            <text:p text:style-name="P103">PS4</text:p>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4.3</text:p>
          </table:table-cell>
          <table:table-cell table:style-name="Tableau7.E3" office:value-type="string">
            <text:p text:style-name="P104">Communication, participation et consultation</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4.4</text:p>
          </table:table-cell>
          <table:table-cell table:style-name="Tableau7.E3" office:value-type="string">
            <text:p text:style-name="P104">Documentation</text:p>
          </table:table-cell>
          <table:table-cell table:style-name="Tableau7.H3" office:value-type="string">
            <text:p text:style-name="P105"/>
          </table:table-cell>
          <table:table-cell table:style-name="Tableau7.E3" office:value-type="string">
            <text:p text:style-name="P102"/>
          </table:table-cell>
          <table:table-cell table:style-name="Tableau7.E3" office:value-type="string">
            <text:p text:style-name="P103">PS3</text:p>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4.5</text:p>
          </table:table-cell>
          <table:table-cell table:style-name="Tableau7.E3" office:value-type="string">
            <text:p text:style-name="P104">Contrôle des documents</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14">
            <text:p text:style-name="P81"/>
          </table:table-cell>
        </table:table-row>
        <table:table-row table:style-name="Tableau7.3">
          <table:table-cell table:style-name="Tableau7.E3" office:value-type="string">
            <text:p text:style-name="P100"/>
          </table:table-cell>
          <table:table-cell table:style-name="Tableau7.E3" office:value-type="string">
            <text:p text:style-name="P104">4.4.6</text:p>
          </table:table-cell>
          <table:table-cell table:style-name="Tableau7.E3" office:value-type="string">
            <text:p text:style-name="P104">Contrôle des opérations</text:p>
          </table:table-cell>
          <table:table-cell table:style-name="Tableau7.H3" office:value-type="string">
            <text:p text:style-name="P106">x</text:p>
          </table:table-cell>
          <table:table-cell table:style-name="Tableau7.F8">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4.7</text:p>
          </table:table-cell>
          <table:table-cell table:style-name="Tableau7.E3" office:value-type="string">
            <text:p text:style-name="P104">Prévention des situations d’urgence et capacité à réagir</text:p>
          </table:table-cell>
          <table:table-cell table:style-name="Tableau7.H3" office:value-type="string">
            <text:p text:style-name="P105"/>
          </table:table-cell>
          <table:table-cell table:style-name="Tableau7.E3" office:value-type="string">
            <text:p text:style-name="P102"/>
          </table:table-cell>
          <table:table-cell table:style-name="Tableau7.E3" office:value-type="string">
            <text:p text:style-name="P103">PS2</text:p>
            <text:p text:style-name="P103">PS3</text:p>
          </table:table-cell>
          <table:table-cell table:style-name="Tableau7.E3" office:value-type="string">
            <text:p text:style-name="P82">PP5</text:p>
            <text:p text:style-name="P82">PP6</text:p>
          </table:table-cell>
          <table:table-cell table:style-name="Tableau7.H3" office:value-type="string">
            <text:p text:style-name="P81"/>
          </table:table-cell>
        </table:table-row>
        <table:table-row table:style-name="Tableau7.3">
          <table:table-cell table:style-name="Tableau7.A2" office:value-type="string">
            <text:p text:style-name="P100"/>
          </table:table-cell>
          <table:table-cell table:style-name="Tableau7.A2" table:number-columns-spanned="7" office:value-type="string">
            <text:p text:style-name="P104">4.5 Vérification</text:p>
          </table:table-cell>
          <table:covered-table-cell/>
          <table:covered-table-cell/>
          <table:covered-table-cell/>
          <table:covered-table-cell/>
          <table:covered-table-cell/>
          <table:covered-table-cell/>
        </table:table-row>
        <table:table-row table:style-name="Tableau7.3">
          <table:table-cell table:style-name="Tableau7.E3" office:value-type="string">
            <text:p text:style-name="P100"/>
          </table:table-cell>
          <table:table-cell table:style-name="Tableau7.E3" office:value-type="string">
            <text:p text:style-name="P104">4.5.1</text:p>
          </table:table-cell>
          <table:table-cell table:style-name="Tableau7.E3" office:value-type="string">
            <text:p text:style-name="P104">Mesure et surveillance de performance</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5.2</text:p>
          </table:table-cell>
          <table:table-cell table:style-name="Tableau7.E3" office:value-type="string">
            <text:p text:style-name="P104">Évaluation de la conformité</text:p>
          </table:table-cell>
          <table:table-cell table:style-name="Tableau7.H3" office:value-type="string">
            <text:p text:style-name="P105"/>
          </table:table-cell>
          <table:table-cell table:style-name="Tableau7.E3" office:value-type="string">
            <text:p text:style-name="P102"/>
          </table:table-cell>
          <table:table-cell table:style-name="Tableau7.E3" office:value-type="string">
            <text:p text:style-name="P103">PS3</text:p>
          </table:table-cell>
          <table:table-cell table:style-name="Tableau7.E3" office:value-type="string">
            <text:p text:style-name="P81"/>
          </table:table-cell>
          <table:table-cell table:style-name="Tableau7.H3" office:value-type="string">
            <text:p text:style-name="P81"><text:s/></text:p>
          </table:table-cell>
        </table:table-row>
        <table:table-row table:style-name="Tableau7.3">
          <table:table-cell table:style-name="Tableau7.E3" office:value-type="string">
            <text:p text:style-name="P100"/>
          </table:table-cell>
          <table:table-cell table:style-name="Tableau7.E3" office:value-type="string">
            <text:p text:style-name="P104">4.5.3.1</text:p>
          </table:table-cell>
          <table:table-cell table:style-name="Tableau7.E3" office:value-type="string">
            <text:p text:style-name="P104">Recherche d’incidents</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5.3.2</text:p>
          </table:table-cell>
          <table:table-cell table:style-name="Tableau7.E3" office:value-type="string">
            <text:p text:style-name="P104">Non-conformité, actions correctives et actions préventives</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5.4</text:p>
          </table:table-cell>
          <table:table-cell table:style-name="Tableau7.E3" office:value-type="string">
            <text:p text:style-name="P104">Maîtrise des enregistrements</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5.5</text:p>
          </table:table-cell>
          <table:table-cell table:style-name="Tableau7.E3" office:value-type="string">
            <text:p text:style-name="P104">Audit interne</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row table:style-name="Tableau7.3">
          <table:table-cell table:style-name="Tableau7.E3" office:value-type="string">
            <text:p text:style-name="P100"/>
          </table:table-cell>
          <table:table-cell table:style-name="Tableau7.E3" office:value-type="string">
            <text:p text:style-name="P104">4.6</text:p>
          </table:table-cell>
          <table:table-cell table:style-name="Tableau7.E3" office:value-type="string">
            <text:p text:style-name="P104">Revue de direction</text:p>
          </table:table-cell>
          <table:table-cell table:style-name="Tableau7.H3" office:value-type="string">
            <text:p text:style-name="P106">x</text:p>
          </table:table-cell>
          <table:table-cell table:style-name="Tableau7.E3" office:value-type="string">
            <text:p text:style-name="P102"/>
          </table:table-cell>
          <table:table-cell table:style-name="Tableau7.E3" office:value-type="string">
            <text:p text:style-name="P102"/>
          </table:table-cell>
          <table:table-cell table:style-name="Tableau7.E3" office:value-type="string">
            <text:p text:style-name="P81"/>
          </table:table-cell>
          <table:table-cell table:style-name="Tableau7.H3" office:value-type="string">
            <text:p text:style-name="P81"/>
          </table:table-cell>
        </table:table-row>
      </table:table>
      <text:p text:style-name="P92"/>
      <text:p text:style-name="Standard"/>
      <table:table table:name="Tableau8" table:style-name="Tableau8">
        <table:table-column table:style-name="Tableau8.A"/>
        <table:table-row table:style-name="Tableau8.1">
          <table:table-cell table:style-name="Tableau8.A1" office:value-type="string">
            <text:p text:style-name="P94">Notes et commentaires :</text:p>
            <text:p text:style-name="Standard"/>
          </table:table-cell>
        </table:table-row>
        <table:table-row table:style-name="Tableau8.1">
          <table:table-cell table:style-name="Tableau8.A2" office:value-type="string">
            <text:p text:style-name="P96">Points forts :</text:p>
          </table:table-cell>
        </table:table-row>
        <table:table-row table:style-name="Tableau8.1">
          <table:table-cell table:style-name="Tableau8.A1" office:value-type="string">
            <text:p text:style-name="Standard"/>
            <text:p text:style-name="P9"><text:change text:change-id="ct306105944"/><text:change text:change-id="ct306105824"/><text:change text:change-id="ct306105464"/><text:change text:change-id="ct306104624"/><text:change text:change-id="ct306106184"/><text:change text:change-id="ct306103424"/><text:change text:change-id="ct306102584"/><text:span text:style-name="T63">PF1 </text:span>- Plan d’actions construit sur la base d’actions opérationnelles avec des indicateurs identifiés</text:p>
            <text:p text:style-name="P9"><text:span text:style-name="T63">PF2 </text:span>- Travail effectué quant à l’analyse des travailleurs isolés et premières actions mises en œuvre</text:p>
            <text:p text:style-name="P9"><text:span text:style-name="T63">PF3 </text:span>- Enregistrement d’un appareil dans la base GEPI à <text:span text:style-name="T63">sa </text:span>réception et après vérification <text:span text:style-name="T63">métrologique </text:span>(COA 051)</text:p>
            <text:p text:style-name="P9"><text:span text:style-name="T63">PF4 </text:span>- Présence d’un planning des inspections d’ouvrages au sein de l’unité SOA <text:span text:style-name="T63">permettant de visualiser le plan de charge de l’équipe</text:span></text:p>
            <text:p text:style-name="P9"><text:span text:style-name="T63">PF5 </text:span>- Le projet « innovation » de dématérialisation <text:span text:style-name="T63">des rapports produits par le</text:span> département <text:span text:style-name="T63">à destination des clients </text:span>(<text:span text:style-name="T63">y compris </text:span>les questionnaires satisfaction clients)</text:p>
            <text:p text:style-name="P9"/>
            <text:p text:style-name="Standard"/>
          </table:table-cell>
        </table:table-row>
        <table:table-row table:style-name="Tableau8.4">
          <table:table-cell table:style-name="Tableau8.A4" office:value-type="string">
            <text:p text:style-name="P96"><text:change-start text:change-id="ct306103544"/>Points sensibles :<text:change-end text:change-id="ct306103544"/></text:p>
          </table:table-cell>
        </table:table-row>
        <table:table-row table:style-name="Tableau8.5">
          <table:table-cell table:style-name="Tableau8.A13" office:value-type="string">
            <text:p text:style-name="P11"><text:change text:change-id="ct307068800"/><text:change text:change-id="ct307071080"/><text:change text:change-id="ct307070480"/><text:change text:change-id="ct307070240"/><text:change text:change-id="ct307070960"/><text:change text:change-id="ct307070360"/><text:change text:change-id="ct307070120"/><text:change text:change-id="ct307070840"/><text:change text:change-id="ct307070000"/><text:change text:change-id="ct307069880"/><text:change text:change-id="ct307068080"/><text:change text:change-id="ct307067960"/><text:change text:change-id="ct307069280"/><text:change text:change-id="ct307069760"/><text:change text:change-id="ct307069040"/><text:change text:change-id="ct307068320"/><text:change text:change-id="ct307069160"/><text:change text:change-id="ct307070600"/><text:change text:change-id="ct307069640"/><text:change text:change-id="ct307070720"/><text:change text:change-id="ct306106064"/><text:change text:change-id="ct307392560"/><text:change text:change-id="ct307391480"/><text:change text:change-id="ct307389320"/><text:change text:change-id="ct307391240"/><text:change text:change-id="ct307392800"/><text:change text:change-id="ct306110264"/><text:change text:change-id="ct306109184"/><text:change text:change-id="ct306109064"/><text:change-start text:change-id="ct307069400"/></text:p>
            <text:p text:style-name="P9"><text:change-end text:change-id="ct307069400"/><text:change text:change-id="ct307071560"/><text:change text:change-id="ct307071440"/><text:change text:change-id="ct307071320"/><text:change text:change-id="ct307071200"/><text:span text:style-name="T63">PS1 </text:span>- <text:span text:style-name="T60">Absence de réunions d’unité régulières et de compte rendus, qui permettraient pourtant de partager le plan de charge et des orientations d’amélioration dans un contexte de situation dégradée (unité SOA notamment)</text:span></text:p>
            <text:p text:style-name="P108"><text:span text:style-name="T63">PS2 </text:span>- Absence de signalisation des accès et postes de travail dans les salles d’essai E23 et E 07</text:p>
            <text:p text:style-name="P19"><text:span text:style-name="T63">PS3 </text:span>- Salle d’essai « <text:change-start text:change-id="ct718759216"/><text:span text:style-name="T69">mise en veille</text:span><text:change-end text:change-id="ct718759216"/><text:change text:change-id="ct724381880"/>» non signalée : pas de FDS dans cette salle, machines hors service non indiquées, flacons sans étiquettes.</text:p>
            <text:p text:style-name="P19"><text:span text:style-name="T63">PS4 </text:span>- <text:span text:style-name="T64">H</text:span>abilitation pour le travail en corde à renouveler d’ici novembre</text:p>
            <text:p text:style-name="P19"/>
            <text:p text:style-name="Standard"/>
            <text:p text:style-name="Standard"/>
            <text:list xml:id="list180512228928928" text:continue-numbering="true" text:style-name="L2">
              <text:list-header>
                <text:p text:style-name="P20"><text:change text:change-id="ct307068440"/><text:change text:change-id="ct307068200"/><text:change text:change-id="ct307071680"/><text:change text:change-id="ct307068680"/></text:p>
              </text:list-header>
            </text:list>
          </table:table-cell>
        </table:table-row>
        <table:table-row table:style-name="Tableau8.1">
          <table:table-cell table:style-name="Tableau8.A2" office:value-type="string">
            <text:p text:style-name="P96">Pistes de progrès</text:p>
          </table:table-cell>
        </table:table-row>
        <table:table-row table:style-name="Tableau8.1">
          <table:table-cell table:style-name="Tableau8.A13" office:value-type="string">
            <text:p text:style-name="P19"><text:span text:style-name="T63">PP1 </text:span>- L<text:span text:style-name="T64">e</text:span> plan d’actions gagnerait à être plus lisible en faisant mieux apparaître les déclinaisons des axes CE, le niveau de maîtrise de l’avancement de l’action, afin de faciliter l’appropriation par les agents.</text:p>
            <text:p text:style-name="P19"><text:span text:style-name="T63">PP2 </text:span>- L’élaboration de la revue de direction pourrait impliquer davantage l<text:span text:style-name="T62">e</text:span> codir sous un format collaboratif afin de mieux partager et synthétiser l’analyse qui en est faite.</text:p>
            <text:p text:style-name="P19"><text:span text:style-name="T63">PP3 </text:span>- En lien avec la volonté de dématérialisation, <text:span text:style-name="T61">les fiches affaires et plannings pourraient être exclusivement sou format électronique</text:span></text:p>
            <text:p text:style-name="P110"><text:span text:style-name="T63">PP4 </text:span>- La signalétique de tri des déchets dans les salles d’essai est absente alors même que le tri est bien effectué</text:p>
            <text:p text:style-name="P110"><text:span text:style-name="T63">PP5</text:span>- Des téléphones fixes dans les salles d’essai pourraient être installés en cas d’urgence</text:p>
            <text:p text:style-name="P110"><text:span text:style-name="T63">PP6 </text:span>- <text:span text:style-name="T64">L</text:span>e coin café qui oblige à passer par la salle d’essai E 24 pourrait être déplacé pour des questions d’hygiène et de sécurité</text:p>
            <text:p text:style-name="P148"><text:change text:change-id="ct307071800"/><text:change text:change-id="ct307075520"/><text:change text:change-id="ct307075160"/><text:change text:change-id="ct307072400"/><text:change text:change-id="ct307074200"/><text:change text:change-id="ct307074080"/><text:change text:change-id="ct307075400"/><text:change text:change-id="ct307073720"/><text:change text:change-id="ct307074920"/><text:change text:change-id="ct307072040"/><text:change text:change-id="ct307073360"/><text:change text:change-id="ct307073480"/><text:change text:change-id="ct307073600"/><text:change text:change-id="ct307073840"/><text:change text:change-id="ct307073240"/><text:change text:change-id="ct307072520"/><text:change text:change-id="ct307072640"/><text:change text:change-id="ct307071920"/><text:change text:change-id="ct307069520"/><text:change text:change-id="ct307068920"/><text:change text:change-id="ct307068560"/><text:span text:style-name="T15"/></text:p>
            <text:p text:style-name="Standard"/>
          </table:table-cell>
        </table:table-row>
        <table:table-row table:style-name="Tableau8.8">
          <table:table-cell table:style-name="Tableau8.A4" office:value-type="string">
            <text:p text:style-name="P96"><text:change-start text:change-id="ct307073960"/>Non-conformités<text:change-end text:change-id="ct307073960"/> mineures</text:p>
          </table:table-cell>
        </table:table-row>
        <table:table-row table:style-name="Tableau8.9">
          <table:table-cell table:style-name="Tableau8.A13" office:value-type="string">
            <text:p text:style-name="P110"><text:span text:style-name="T63">NC1 - </text:span>Un faisceau d’éléments <text:span text:style-name="T63">ne respectant pas </text:span>la procédure Gestion d’une affaire concourent à classer l’affaire Vichy en non conformité mineure (affaire de l’unité GTR) : sans n<text:span text:style-name="T63">uméro de </text:span>cadre d’affaire, utilisa<text:span text:style-name="T63">tion d’</text:span>un modèle de PTV ancien où des éléments tels que la durée de validité de l’offre, des clauses environnementales manquent, une PTV non signée.</text:p>
            <text:p text:style-name="Standard"/>
            <text:p text:style-name="P33"><text:change text:change-id="ct307074560"/><text:change text:change-id="ct307074320"/></text:p>
          </table:table-cell>
        </table:table-row>
        <table:table-row table:style-name="Tableau8.10">
          <table:table-cell table:style-name="Tableau8.A2" office:value-type="string">
            <text:p text:style-name="P96"><text:change-start text:change-id="ct307073120"/>Remarques<text:change-end text:change-id="ct307073120"/></text:p>
          </table:table-cell>
        </table:table-row>
        <text:soft-page-break/>
        <table:table-row table:style-name="Tableau8.11">
          <table:table-cell table:style-name="Tableau8.A13" office:value-type="string">
            <text:p text:style-name="P90">-----</text:p>
            <text:p text:style-name="P35"><text:change text:change-id="ct307072160"/><text:change text:change-id="ct307074440"/></text:p>
          </table:table-cell>
        </table:table-row>
        <table:table-row table:style-name="Tableau8.1">
          <table:table-cell table:style-name="Tableau8.A4" office:value-type="string">
            <text:p text:style-name="P60"><text:change-start text:change-id="ct307074680"/>Conclusions sur l’application, l’efficacité et la pertinence du système qualité<text:change-end text:change-id="ct307074680"/></text:p>
          </table:table-cell>
        </table:table-row>
        <table:table-row table:style-name="Tableau8.1">
          <table:table-cell table:style-name="Tableau8.A13" office:value-type="string">
            <text:p text:style-name="Standard"/>
            <text:p text:style-name="P121">Les dispositions managériales, dont la définition des responsabilités et la planification, sont en place pour garantir l’application, l’efficacité et la pertinence du système. Quelques points de vigilance liés à des évolutions d’activité ou des départs d’agents sont à surveiller.</text:p>
            <text:p text:style-name="P95"/>
            <text:p text:style-name="Standard"/>
            <text:p text:style-name="P37"><text:change text:change-id="ct307074800"/></text:p>
          </table:table-cell>
        </table:table-row>
      </table:table>
      <text:p text:style-name="Standard"/>
      <text:h text:style-name="P156" text:outline-level="2"/>
      <text:h text:style-name="Heading_20_2" text:outline-level="2">Retour d'expérience sur le fonctionnement de l'audit interne</text:h>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P59">Commentaires des auditeurs internes</text:p>
          </table:table-cell>
          <table:covered-table-cell/>
        </table:table-row>
        <table:table-row>
          <table:table-cell table:style-name="Tableau9.A2" office:value-type="string">
            <text:p text:style-name="Table_20_Contents">Sur le champ et/ou les objectifs de l'audit</text:p>
          </table:table-cell>
          <table:table-cell table:style-name="Tableau9.B7" office:value-type="string">
            <text:p text:style-name="P39"><text:change text:change-id="ct307079360"/><text:change text:change-id="ct307076720"/><text:change text:change-id="ct307077800"/><text:change text:change-id="ct307077200"/>Le déroulement de 2 affaires a été analysé dans 2 unités (procédure gestion d’une affaire)</text:p>
            <text:p text:style-name="P39">Le lien avec le processus S1 compétences a été réalisé dans le cadre de la vérification des habilitations d’agents.</text:p>
            <text:p text:style-name="P39">2 salles d’essai ont été examinées.</text:p>
            <text:p text:style-name="P39"/>
          </table:table-cell>
        </table:table-row>
        <table:table-row table:style-name="Tableau9.3">
          <table:table-cell table:style-name="Tableau9.A2" office:value-type="string">
            <text:p text:style-name="Table_20_Contents">Sur le déroulement de l'audit</text:p>
          </table:table-cell>
          <table:table-cell table:style-name="Tableau9.B7" office:value-type="string">
            <text:p text:style-name="P39"><text:change text:change-id="ct307076120"/><text:change text:change-id="ct307078280"/><text:change text:change-id="ct307075880"/><text:change text:change-id="ct307078160"/><text:change text:change-id="ct307078400"/><text:change text:change-id="ct307078040"/><text:change text:change-id="ct307077320"/>Bon déroulement.</text:p>
            <text:p text:style-name="P39"/>
          </table:table-cell>
        </table:table-row>
        <table:table-row>
          <table:table-cell table:style-name="Tableau9.A2" office:value-type="string">
            <text:p text:style-name="Table_20_Contents">Sur la qualité de la relation auditeurs-audités</text:p>
          </table:table-cell>
          <table:table-cell table:style-name="Tableau9.B7" office:value-type="string">
            <text:p text:style-name="P39"><text:change text:change-id="ct307078760"/><text:change text:change-id="ct307076240"/><text:change text:change-id="ct307076600"/>Les audités ont répondu en complète transparence aux audités. Ils ont apporté les preuves demandées.</text:p>
          </table:table-cell>
        </table:table-row>
        <table:table-row>
          <table:table-cell table:style-name="Tableau9.A5" table:number-columns-spanned="2" office:value-type="string">
            <text:p text:style-name="Table_20_Contents"><text:change-start text:change-id="ct307078520"/></text:p>
            <text:p text:style-name="Table_20_Contents"><text:change-end text:change-id="ct307078520"/></text:p>
          </table:table-cell>
          <table:covered-table-cell/>
        </table:table-row>
        <table:table-row>
          <table:table-cell table:style-name="Tableau9.A2" office:value-type="string">
            <text:p text:style-name="Table_20_Contents">Appréciation des audités sur le déroulement de l'audit</text:p>
          </table:table-cell>
          <table:table-cell table:style-name="Tableau9.B7" office:value-type="string">
            <text:p text:style-name="P166"><text:change-start text:change-id="ct724379240"/><text:change-end text:change-id="ct724379240"/><text:change-start text:change-id="ct724380680"/>L<text:span text:style-name="T71">’audit s’est déroulé dans de bonnes conditions autour d’échanges</text:span></text:p>
            <text:p text:style-name="P124">constructifs.</text:p>
            <text:p text:style-name="P43">Les <text:span text:style-name="T26">points</text:span> sensibles et les pistes de progrès <text:change-end text:change-id="ct724380680"/><text:change-start text:change-id="ct724378760"/><text:span text:style-name="T72">vont permettre d’engager des actions </text:span><text:change-end text:change-id="ct724378760"/><text:change-start text:change-id="ct724378280"/><text:span text:style-name="T72">pour faire progresser le système. La non-conformité mineure </text:span><text:change-end text:change-id="ct724378280"/><text:change-start text:change-id="ct724381040"/>correspond<text:change-end text:change-id="ct724381040"/><text:change text:change-id="ct724379360"/><text:change-start text:change-id="ct724378520"/> <text:span text:style-name="T72">à un </text:span><text:change-end text:change-id="ct724378520"/><text:change text:change-id="ct724380800"/><text:change-start text:change-id="ct724378400"/>sujet<text:change-end text:change-id="ct724378400"/><text:change text:change-id="ct724379600"/><text:change-start text:change-id="ct724381160"/> identifié<text:change-end text:change-id="ct724381160"/><text:change text:change-id="ct724380080"/><text:change-start text:change-id="ct724378640"/> par la direction du département<text:change-end text:change-id="ct724378640"/><text:change-start text:change-id="ct724380560"/> <text:span text:style-name="T72">comme devant faire l’objet d’une attention particulière.</text:span><text:change-end text:change-id="ct724380560"/><text:change text:change-id="ct720232896"/></text:p>
          </table:table-cell>
        </table:table-row>
        <table:table-row>
          <table:table-cell table:style-name="Tableau9.A2" office:value-type="string">
            <text:p text:style-name="Table_20_Contents">Perception de l'auditeur sur le déroulement global de l'audit </text:p>
          </table:table-cell>
          <table:table-cell table:style-name="Tableau9.B7" office:value-type="string">
            <text:p text:style-name="P44"><text:change text:change-id="ct307078640"/><text:change text:change-id="ct307076960"/><text:change-start text:change-id="ct307077680"/><text:span text:style-name="T9"/></text:p>
            <text:p text:style-name="Table_20_Contents"><text:change-end text:change-id="ct307077680"/></text:p>
            <text:p text:style-name="Table_20_Contents"/>
          </table:table-cell>
        </table:table-row>
      </table:table>
      <text:p text:style-name="Standard"/>
      <text:p text:style-name="Standard"/>
      <text:p text:style-name="Standard"/>
      <table:table table:name="Tableau11" table:style-name="Tableau11">
        <table:table-column table:style-name="Tableau11.A" table:number-columns-repeated="3"/>
        <table:table-row>
          <table:table-cell table:style-name="Tableau11.A1" office:value-type="string">
            <text:p text:style-name="P47">Signature des auditeurs</text:p>
          </table:table-cell>
          <table:table-cell table:style-name="Tableau11.A1" office:value-type="string">
            <text:p text:style-name="P45"><text:change text:change-id="ct307079240"/></text:p>
            <text:p text:style-name="Table_20_Contents"/>
            <text:p text:style-name="P47">Responsable d'audit</text:p>
          </table:table-cell>
          <table:table-cell table:style-name="Tableau11.A1" office:value-type="string">
            <text:p text:style-name="P45"><text:change text:change-id="ct307077920"/></text:p>
          </table:table-cell>
        </table:table-row>
        <table:table-row>
          <table:table-cell table:style-name="Tableau11.A1" office:value-type="string">
            <text:p text:style-name="P47"/>
            <text:p text:style-name="P47">Date :</text:p>
          </table:table-cell>
          <table:table-cell table:style-name="Tableau11.A1" office:value-type="string">
            <text:p text:style-name="Table_20_Contents"/>
          </table:table-cell>
          <table:table-cell table:style-name="Tableau11.A1" office:value-type="string">
            <text:p text:style-name="Table_20_Contents"/>
          </table:table-cell>
        </table:table-row>
      </table:table>
      <text:p text:style-name="Standard"/>
      <table:table table:name="Tableau10" table:style-name="Tableau10">
        <table:table-column table:style-name="Tableau10.A"/>
        <table:table-column table:style-name="Tableau10.B"/>
        <table:table-row>
          <table:table-cell table:style-name="Tableau10.A1" office:value-type="string">
            <text:p text:style-name="P47">Diffusion :</text:p>
          </table:table-cell>
          <table:table-cell table:style-name="Tableau10.A1" office:value-type="string">
            <text:p text:style-name="P61">(Après validation auprès des participants à l’audit)</text:p>
          </table:table-cell>
        </table:table-row>
        <table:table-row>
          <table:table-cell table:style-name="Tableau10.A1" office:value-type="string">
            <text:p text:style-name="Table_20_Contents"/>
          </table:table-cell>
          <table:table-cell table:style-name="Tableau10.A1" office:value-type="string">
            <text:p text:style-name="Table_20_Contents">Participants à l'audit</text:p>
            <text:p text:style-name="Table_20_Contents">Responsable qualité de département</text:p>
            <text:p text:style-name="Table_20_Contents">Pilote(s) de processus concerné(s)</text:p>
            <text:p text:style-name="Table_20_Contents">Chargé de mission qualité</text:p>
          </table:table-cell>
        </table:table-row>
      </table:table>
      <text:p text:style-name="Standard"/>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2" svg:font-family="Arial" style:font-adornments="Gra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0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left="0cm" fo:margin-right="-1cm" fo:margin-top="0cm" fo:margin-bottom="0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class="text" style:master-page-name="">
      <loext:graphic-properties draw:fill="none" draw:fill-color="#cfe7f5"/>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2" fo:font-family="Arial" style:font-style-name="Gras" style:font-family-generic="swiss" fo:font-size="11pt" fo:font-weight="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loext:contextual-spacing="false" fo:text-indent="0cm" style:auto-text-indent="false" fo:keep-with-next="always"/>
      <style:text-properties fo:font-size="9pt" fo:font-weight="bold" style:font-size-asian="9pt" style:font-weight-asian="bold"/>
    </style:style>
    <style:style style:name="Heading_20_9" style:display-name="Heading 9" style:family="paragraph" style:parent-style-name="Standard" style:next-style-name="Standard" style:default-outline-level="9" style:class="text">
      <style:paragraph-properties fo:margin-left="0.501cm" fo:margin-right="0cm" fo:margin-top="0cm" fo:margin-bottom="0cm" loext:contextual-spacing="false" fo:text-align="center" style:justify-single-word="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1pt" fo:font-weight="bold"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013cm" fo:margin-left="0cm" table:align="left"/>
    </style:style>
    <style:style style:name="Tableau2.A" style:family="table-column">
      <style:table-column-properties style:column-width="5.398cm"/>
    </style:style>
    <style:style style:name="Tableau2.B" style:family="table-column">
      <style:table-column-properties style:column-width="8.094cm"/>
    </style:style>
    <style:style style:name="Tableau2.C" style:family="table-column">
      <style:table-column-properties style:column-width="3.521cm"/>
    </style:style>
    <style:style style:name="Tableau2.1" style:family="table-row">
      <style:table-row-properties style:min-row-height="2.196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MP1" style:family="paragraph" style:parent-style-name="Table_20_Contents">
      <style:paragraph-properties fo:text-align="center" style:justify-single-word="false"/>
      <style:text-properties fo:font-weight="bold" fo:background-color="#ffff00" style:font-weight-asian="bold" style:font-weight-complex="bold"/>
    </style:style>
    <style:style style:name="MP2" style:family="paragraph" style:parent-style-name="Table_20_Contents">
      <style:paragraph-properties fo:text-align="center" style:justify-single-word="false"/>
      <style:text-properties fo:color="#808285" fo:font-size="16pt" fo:language="fr" fo:country="FR" fo:font-weight="bold" officeooo:paragraph-rsid="001fce2e" style:font-size-asian="16pt" style:font-weight-asian="bold" style:font-size-complex="16pt" style:font-weight-complex="bold"/>
    </style:style>
    <style:style style:name="MP3" style:family="paragraph" style:parent-style-name="Table_20_Contents">
      <style:paragraph-properties fo:text-align="center" style:justify-single-word="false"/>
      <style:text-properties fo:color="#808285" fo:font-size="16pt" fo:language="fr" fo:country="FR" fo:font-weight="bold" officeooo:rsid="0025ed5f" officeooo:paragraph-rsid="001fce2e" style:font-size-asian="16pt" style:font-weight-asian="bold" style:font-size-complex="16pt" style:font-weight-complex="bold"/>
    </style:style>
    <style:style style:name="MP4" style:family="paragraph" style:parent-style-name="Table_20_Contents">
      <style:text-properties fo:font-size="6pt" fo:language="fr" fo:country="FR" officeooo:paragraph-rsid="001fce2e" style:font-size-asian="6pt" style:font-size-complex="6pt"/>
    </style:style>
    <style:style style:name="MP5" style:family="paragraph" style:parent-style-name="Table_20_Contents">
      <style:text-properties fo:font-size="6pt" fo:language="fr" fo:country="FR" fo:font-weight="bold" officeooo:rsid="0023d3d1" officeooo:paragraph-rsid="001fce2e" fo:background-color="#ffff00" style:font-size-asian="6pt" style:font-weight-asian="bold" style:font-size-complex="6pt" style:font-weight-complex="bold"/>
    </style:style>
    <style:style style:name="MP6" style:family="paragraph" style:parent-style-name="Header">
      <style:text-properties fo:font-size="6pt" style:font-size-asian="6pt" style:font-size-complex="6pt"/>
    </style:style>
    <style:style style:name="MP7" style:family="paragraph" style:parent-style-name="Footer">
      <style:paragraph-properties fo:text-align="end" style:justify-single-word="false"/>
      <style:text-properties fo:font-size="8pt" style:font-size-asian="8pt" style:font-size-complex="8pt"/>
    </style:style>
    <style:style style:name="MT1" style:family="text">
      <style:text-properties officeooo:rsid="0023d3d1" fo:background-color="#ffff00" loext:char-shading-value="0"/>
    </style:style>
    <style:style style:name="MT2" style:family="text">
      <style:text-properties officeooo:rsid="003a2a13"/>
    </style:style>
    <style:style style:name="MT3" style:family="text">
      <style:text-properties officeooo:rsid="00240ee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tracked-changes>
          <text:changed-region xml:id="ct307385600" text:id="ct307385600">
            <text:deletion>
              <office:change-info>
                <dc:creator>Auteur inconnu</dc:creator>
                <dc:date>2011-10-14T08:37:00</dc:date>
              </office:change-info>
              <text:p text:style-name="MP3"><text:s/>:</text:p>
              <text:p text:style-name="MP3">Processus R1, R2, R3</text:p>
            </text:deletion>
          </text:changed-region>
          <text:changed-region xml:id="ct307388720" text:id="ct307388720">
            <text:deletion>
              <office:change-info>
                <dc:creator>Auteur inconnu</dc:creator>
                <dc:date>2011-09-15T15:43:00</dc:date>
              </office:change-info>
              <text:p text:style-name="MP3">LCF</text:p>
            </text:deletion>
          </text:changed-region>
          <text:changed-region xml:id="ct307388360" text:id="ct307388360">
            <text:deletion>
              <office:change-info>
                <dc:creator>Auteur inconnu</dc:creator>
                <dc:date>2011-10-14T08:37:00</dc:date>
              </office:change-info>
              <text:p text:style-name="MP3">Audit interne du D</text:p>
            </text:deletion>
          </text:changed-region>
        </text:tracked-changes>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1" text:anchor-type="paragraph" svg:x="0.062cm" svg:y="0.212cm" svg:width="4.5cm" svg:height="1.011cm" draw:z-index="8"><draw:image xlink:href="Pictures/1000000000000408000000E8C27C26F34F8ACE84.jpg" xlink:type="simple" xlink:show="embed" xlink:actuate="onLoad"/></draw:frame></text:p>
            </table:table-cell>
            <table:table-cell table:style-name="Tableau2.A1" office:value-type="string">
              <text:p text:style-name="MP2">Audit interne QSE</text:p>
              <text:p text:style-name="MP3">DLCF</text:p>
              <text:p text:style-name="MP3"><text:change text:change-id="ct307385600"/><text:change text:change-id="ct307388720"/><text:change text:change-id="ct307388360"/>11 octobre 2018</text:p>
            </table:table-cell>
            <table:table-cell table:style-name="Tableau2.C1" office:value-type="string">
              <text:p text:style-name="MP4">M2.DM.001</text:p>
              <text:p text:style-name="MP4">Révision : <text:span text:style-name="MT1">4</text:span></text:p>
              <text:p text:style-name="MP5"><text:span text:style-name="MT2">14</text:span>/0<text:span text:style-name="MT3">3</text:span>/16</text:p>
            </table:table-cell>
          </table:table-row>
        </table:table>
        <text:p text:style-name="MP6"/>
      </style:header>
      <style:footer>
        <text:p text:style-name="MP7"><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creation-date>2018-11-28T18:05:10.551000000</meta:creation-date>
    <dc:language>fr-FR</dc:language>
    <meta:editing-cycles>1</meta:editing-cycles>
    <meta:editing-duration>P0D</meta:editing-duration>
    <meta:document-statistic meta:table-count="12" meta:image-count="1" meta:object-count="0" meta:page-count="9" meta:paragraph-count="475" meta:word-count="1633" meta:character-count="10578" meta:non-whitespace-character-count="9395"/>
    <meta:user-defined meta:name="Info 1"/>
    <meta:user-defined meta:name="Info 2"/>
    <meta:user-defined meta:name="Info 3"/>
    <meta:user-defined meta:name="Info 4"/>
  </office:meta>
</office:document-meta>
</file>